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1000020100000500000002D0E540013573895E9D.png" manifest:media-type="image/png"/>
  <manifest:file-entry manifest:full-path="Pictures/TablePreview4.svm" manifest:media-type=""/>
  <manifest:file-entry manifest:full-path="Pictures/1000020100000500000002D0C620E741E09E4EA7.png" manifest:media-type="image/png"/>
  <manifest:file-entry manifest:full-path="Pictures/TablePreview5.svm" manifest:media-type=""/>
  <manifest:file-entry manifest:full-path="Pictures/1000020100000500000002D0229702A03F5FBFD6.png" manifest:media-type="image/png"/>
  <manifest:file-entry manifest:full-path="Pictures/1000020100000058000000586779E3D347147B38.png" manifest:media-type="image/png"/>
  <manifest:file-entry manifest:full-path="Pictures/1000020100000500000002D060C19ABA5FD7FEED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8.528cm"/>
    </style:style>
    <style:style style:name="gr5" style:family="graphic" style:parent-style-name="Object_20_with_20_no_20_fill_20_and_20_no_20_line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1cm" svg:stroke-color="#999999" draw:marker-start-width="0.276cm" draw:marker-end-width="0.276cm" draw:fill-color="#eeeee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999999" draw:marker-start-width="0.276cm" draw:marker-end-width="0.276cm" draw:fill-color="#ffff00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8.548cm"/>
    </style:style>
    <style:style style:name="gr11" style:family="graphic" style:parent-style-name="standard">
      <style:graphic-properties svg:stroke-width="0.102cm" svg:stroke-color="#808080" draw:marker-start-width="0.509cm" draw:marker-end-width="0.509cm" draw:fill-color="#aea79f" draw:textarea-horizontal-align="justify" draw:textarea-vertical-align="middle" draw:auto-grow-height="false" fo:min-height="0.286cm" fo:min-width="2.457cm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svg:stroke-color="#808080" draw:marker-start-width="0.509cm" draw:marker-end-width="0.509cm" draw:fill-color="#aea79f" draw:textarea-horizontal-align="justify" draw:textarea-vertical-align="middle" draw:auto-grow-height="false" fo:min-height="0.286cm" fo:min-width="2.962cm" fo:padding-top="0.176cm" fo:padding-bottom="0.176cm" fo:padding-left="0.301cm" fo:padding-right="0.30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49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9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none" draw:fill-color="#ffff66" draw:opacity="50%" draw:textarea-horizontal-align="justify" draw:textarea-vertical-align="middle" draw:auto-grow-height="false" fo:min-height="0.646cm" fo:min-width="1.576cm" draw:shadow-opacity="50%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2.064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3">
      <style:graphic-properties draw:fill-color="#ffffff" draw:textarea-vertical-align="top" draw:auto-grow-height="true" fo:min-height="11.793cm"/>
    </style:style>
    <style:style style:name="pr6" style:family="presentation" style:parent-style-name="Bubbles-title">
      <style:graphic-properties draw:auto-grow-height="true" fo:min-height="10.161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8" style:family="presentation" style:parent-style-name="Bubbles-subtitle" style:list-style-name="L1">
      <style:graphic-properties draw:fill-color="#ffffff" draw:textarea-horizontal-align="left" draw:textarea-vertical-align="top" draw:auto-grow-height="true" fo:min-height="8.721cm"/>
    </style:style>
    <style:style style:name="pr9" style:family="presentation" style:parent-style-name="Bubbles-subtitle" style:list-style-name="L1">
      <style:graphic-properties draw:fill-color="#ffffff" draw:textarea-horizontal-align="left" draw:textarea-vertical-align="top" draw:auto-grow-height="true" fo:min-height="6.702cm"/>
    </style:style>
    <style:style style:name="pr10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11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12" style:family="presentation" style:parent-style-name="Bubbles-subtitle" style:list-style-name="L1">
      <style:graphic-properties draw:fill-color="#ffffff" draw:textarea-horizontal-align="left" draw:textarea-vertical-align="top" draw:auto-grow-height="true" fo:min-height="6.702cm"/>
    </style:style>
    <style:style style:name="pr13" style:family="presentation" style:parent-style-name="Bubbles-subtitle" style:list-style-name="L1">
      <style:graphic-properties draw:fill-color="#ffffff" draw:textarea-horizontal-align="left" draw:textarea-vertical-align="top" draw:auto-grow-height="true" fo:min-height="9.593cm"/>
    </style:style>
    <style:style style:name="pr14" style:family="presentation" style:parent-style-name="Bubbles-subtitle" style:list-style-name="L1">
      <style:graphic-properties draw:fill-color="#ffffff" draw:textarea-horizontal-align="left" draw:textarea-vertical-align="top" draw:auto-grow-height="true" fo:min-height="9.826cm"/>
    </style:style>
    <style:style style:name="pr15" style:family="presentation" style:parent-style-name="Bubbles-subtitle" style:list-style-name="L1">
      <style:graphic-properties draw:fill-color="#ffffff" draw:textarea-horizontal-align="left" draw:textarea-vertical-align="top" draw:auto-grow-height="true" fo:min-height="9.593cm"/>
    </style:style>
    <style:style style:name="pr16" style:family="presentation" style:parent-style-name="Bubbles-subtitle" style:list-style-name="L1">
      <style:graphic-properties draw:fill-color="#ffffff" draw:textarea-horizontal-align="left" draw:textarea-vertical-align="top" draw:auto-grow-height="true" fo:min-height="11.889cm"/>
    </style:style>
    <style:style style:name="pr17" style:family="presentation" style:parent-style-name="Bubbles-subtitle" style:list-style-name="L1">
      <style:graphic-properties draw:fill-color="#ffffff" draw:textarea-horizontal-align="left" draw:textarea-vertical-align="top" draw:auto-grow-height="true" fo:min-height="10.305cm"/>
    </style:style>
    <style:style style:name="pr18" style:family="presentation" style:parent-style-name="Bubbles-subtitle" style:list-style-name="L1">
      <style:graphic-properties draw:fill-color="#ffffff" draw:textarea-horizontal-align="left" draw:textarea-vertical-align="top" draw:auto-grow-height="true" fo:min-height="12.046cm"/>
    </style:style>
    <style:style style:name="pr19" style:family="presentation" style:parent-style-name="Bubbles-subtitle" style:list-style-name="L1">
      <style:graphic-properties draw:fill-color="#ffffff" draw:textarea-horizontal-align="left" draw:textarea-vertical-align="top" draw:auto-grow-height="true" fo:min-height="12.388cm"/>
    </style:style>
    <style:style style:name="pr20" style:family="presentation" style:parent-style-name="Bubbles-subtitle" style:list-style-name="L1">
      <style:graphic-properties draw:fill-color="#ffffff" draw:textarea-horizontal-align="left" draw:textarea-vertical-align="top" draw:auto-grow-height="true" fo:min-height="6.427cm"/>
    </style:style>
    <style:style style:name="pr21" style:family="presentation" style:parent-style-name="Bubbles-subtitle" style:list-style-name="L1">
      <style:graphic-properties draw:fill-color="#ffffff" draw:textarea-horizontal-align="left" draw:textarea-vertical-align="top" draw:auto-grow-height="true" fo:min-height="10.085cm"/>
    </style:style>
    <style:style style:name="pr22" style:family="presentation" style:parent-style-name="Bubbles-subtitle" style:list-style-name="L1">
      <style:graphic-properties draw:fill-color="#ffffff" draw:textarea-horizontal-align="left" draw:textarea-vertical-align="top" draw:auto-grow-height="true" fo:min-height="3.185cm"/>
    </style:style>
    <style:style style:name="pr23" style:family="presentation" style:parent-style-name="Bubbles-subtitle" style:list-style-name="L1">
      <style:graphic-properties draw:fill-color="#ffffff" draw:textarea-horizontal-align="left" draw:textarea-vertical-align="top" draw:auto-grow-height="true" fo:min-height="3.185cm"/>
    </style:style>
    <style:style style:name="pr24" style:family="presentation" style:parent-style-name="Bubbles-subtitle" style:list-style-name="L1">
      <style:graphic-properties draw:fill-color="#ffffff" draw:textarea-horizontal-align="left" draw:textarea-vertical-align="top" draw:auto-grow-height="true" fo:min-height="3.981cm"/>
    </style:style>
    <style:style style:name="pr25" style:family="presentation" style:parent-style-name="Bubbles-subtitle" style:list-style-name="L1">
      <style:graphic-properties draw:fill-color="#ffffff" draw:textarea-horizontal-align="left" draw:textarea-vertical-align="top" draw:auto-grow-height="true" fo:min-height="10.085cm"/>
    </style:style>
    <style:style style:name="pr26" style:family="presentation" style:parent-style-name="Bubbles-subtitle" style:list-style-name="L1">
      <style:graphic-properties draw:fill-color="#ffffff" draw:textarea-horizontal-align="left" draw:textarea-vertical-align="top" draw:auto-grow-height="true" fo:min-height="10.085cm"/>
    </style:style>
    <style:style style:name="pr27" style:family="presentation" style:parent-style-name="Bubbles-subtitle" style:list-style-name="L1">
      <style:graphic-properties draw:fill-color="#ffffff" draw:textarea-horizontal-align="left" draw:textarea-vertical-align="top" draw:auto-grow-height="true" fo:min-height="10.085cm"/>
    </style:style>
    <style:style style:name="pr28" style:family="presentation" style:parent-style-name="Bubbles-subtitle" style:list-style-name="L1">
      <style:graphic-properties draw:fill-color="#ffffff" draw:textarea-horizontal-align="left" draw:textarea-vertical-align="top" draw:auto-grow-height="true" fo:min-height="11.619cm"/>
    </style:style>
    <style:style style:name="pr29" style:family="presentation" style:parent-style-name="Bubbles-subtitle" style:list-style-name="L1">
      <style:graphic-properties draw:fill-color="#ffffff" draw:textarea-horizontal-align="left" draw:textarea-vertical-align="top" draw:auto-grow-height="true" fo:min-height="11.619cm"/>
    </style:style>
    <style:style style:name="pr30" style:family="presentation" style:parent-style-name="Bubbles-subtitle" style:list-style-name="L1">
      <style:graphic-properties draw:fill-color="#ffffff" draw:textarea-horizontal-align="left" draw:textarea-vertical-align="top" draw:auto-grow-height="true" fo:min-height="6.702cm"/>
    </style:style>
    <style:style style:name="pr31" style:family="presentation" style:parent-style-name="Bubbles-subtitle" style:list-style-name="L1">
      <style:graphic-properties draw:fill-color="#ffffff" draw:textarea-horizontal-align="left" draw:textarea-vertical-align="top" draw:auto-grow-height="true" fo:min-height="4.433cm"/>
    </style:style>
    <style:style style:name="pr32" style:family="presentation" style:parent-style-name="Bubbles-subtitle" style:list-style-name="L1">
      <style:graphic-properties draw:fill-color="#ffffff" draw:textarea-horizontal-align="left" draw:textarea-vertical-align="top" draw:auto-grow-height="true" fo:min-height="4.433cm"/>
    </style:style>
    <style:style style:name="pr33" style:family="presentation" style:parent-style-name="Bubbles-subtitle" style:list-style-name="L1">
      <style:graphic-properties draw:fill-color="#ffffff" draw:textarea-horizontal-align="left" draw:textarea-vertical-align="top" draw:auto-grow-height="true" fo:min-height="4.433cm"/>
    </style:style>
    <style:style style:name="pr34" style:family="presentation" style:parent-style-name="Bubbles-subtitle" style:list-style-name="L1">
      <style:graphic-properties draw:fill-color="#ffffff" draw:textarea-horizontal-align="left" draw:textarea-vertical-align="top" draw:auto-grow-height="true" fo:min-height="4.433cm"/>
    </style:style>
    <style:style style:name="pr35" style:family="presentation" style:parent-style-name="Bubbles-subtitle" style:list-style-name="L1">
      <style:graphic-properties draw:fill-color="#ffffff" draw:textarea-horizontal-align="left" draw:textarea-vertical-align="top" draw:auto-grow-height="true" fo:min-height="7.299cm"/>
    </style:style>
    <style:style style:name="pr36" style:family="presentation" style:parent-style-name="Bubbles-subtitle" style:list-style-name="L1">
      <style:graphic-properties draw:fill-color="#ffffff" draw:textarea-horizontal-align="left" draw:textarea-vertical-align="top" draw:auto-grow-height="true" fo:min-height="7.299cm"/>
    </style:style>
    <style:style style:name="pr37" style:family="presentation" style:parent-style-name="Bubbles-subtitle" style:list-style-name="L1">
      <style:graphic-properties draw:fill-color="#ffffff" draw:textarea-horizontal-align="left" draw:textarea-vertical-align="top" draw:auto-grow-height="true" fo:min-height="7.299cm"/>
    </style:style>
    <style:style style:name="pr38" style:family="presentation" style:parent-style-name="Bubbles-subtitle" style:list-style-name="L1">
      <style:graphic-properties draw:fill-color="#ffffff" draw:textarea-horizontal-align="left" draw:textarea-vertical-align="top" draw:auto-grow-height="true" fo:min-height="7.299cm"/>
    </style:style>
    <style:style style:name="pr39" style:family="presentation" style:parent-style-name="Bubbles-subtitle" style:list-style-name="L1">
      <style:graphic-properties draw:fill-color="#ffffff" draw:textarea-horizontal-align="left" draw:textarea-vertical-align="top" draw:auto-grow-height="true" fo:min-height="7.849cm"/>
    </style:style>
    <style:style style:name="pr40" style:family="presentation" style:parent-style-name="Bubbles-subtitle" style:list-style-name="L1">
      <style:graphic-properties draw:fill-color="#ffffff" draw:textarea-horizontal-align="left" draw:textarea-vertical-align="top" draw:auto-grow-height="true" fo:min-height="7.849cm"/>
    </style:style>
    <style:style style:name="pr41" style:family="presentation" style:parent-style-name="Bubbles-subtitle" style:list-style-name="L1">
      <style:graphic-properties draw:fill-color="#ffffff" draw:textarea-horizontal-align="left" draw:textarea-vertical-align="top" draw:auto-grow-height="true" fo:min-height="7.849cm"/>
    </style:style>
    <style:style style:name="pr42" style:family="presentation" style:parent-style-name="Bubbles-subtitle" style:list-style-name="L1">
      <style:graphic-properties draw:fill-color="#ffffff" draw:textarea-horizontal-align="left" draw:textarea-vertical-align="top" draw:auto-grow-height="true" fo:min-height="7.849cm"/>
    </style:style>
    <style:style style:name="pr43" style:family="presentation" style:parent-style-name="Bubbles-subtitle" style:list-style-name="L1">
      <style:graphic-properties draw:fill-color="#ffffff" draw:textarea-horizontal-align="left" draw:textarea-vertical-align="top" draw:auto-grow-height="true" fo:min-height="7.849cm"/>
    </style:style>
    <style:style style:name="pr44" style:family="presentation" style:parent-style-name="Bubbles-subtitle" style:list-style-name="L1">
      <style:graphic-properties draw:fill-color="#ffffff" draw:textarea-horizontal-align="left" draw:textarea-vertical-align="top" draw:auto-grow-height="true" fo:min-height="7.849cm"/>
    </style:style>
    <style:style style:name="pr45" style:family="presentation" style:parent-style-name="Bubbles-subtitle" style:list-style-name="L1">
      <style:graphic-properties draw:fill-color="#ffffff" draw:textarea-horizontal-align="left" draw:textarea-vertical-align="top" draw:auto-grow-height="true" fo:min-height="7.849cm"/>
    </style:style>
    <style:style style:name="pr46" style:family="presentation" style:parent-style-name="Bubbles-subtitle" style:list-style-name="L1">
      <style:graphic-properties draw:fill-color="#ffffff" draw:textarea-horizontal-align="left" draw:textarea-vertical-align="top" draw:auto-grow-height="true" fo:min-height="7.849cm"/>
    </style:style>
    <style:style style:name="pr47" style:family="presentation" style:parent-style-name="Bubbles-subtitle" style:list-style-name="L1">
      <style:graphic-properties draw:fill-color="#ffffff" draw:textarea-horizontal-align="left" draw:textarea-vertical-align="top" draw:auto-grow-height="true" fo:min-height="7.849cm"/>
    </style:style>
    <style:style style:name="pr48" style:family="presentation" style:parent-style-name="Bubbles-subtitle" style:list-style-name="L1">
      <style:graphic-properties draw:fill-color="#ffffff" draw:textarea-horizontal-align="left" draw:textarea-vertical-align="top" draw:auto-grow-height="true" fo:min-height="7.849cm"/>
    </style:style>
    <style:style style:name="pr49" style:family="presentation" style:parent-style-name="Bubbles-subtitle" style:list-style-name="L1">
      <style:graphic-properties draw:fill-color="#ffffff" draw:textarea-horizontal-align="left" draw:textarea-vertical-align="top" draw:auto-grow-height="true" fo:min-height="7.849cm"/>
    </style:style>
    <style:style style:name="pr50" style:family="presentation" style:parent-style-name="Bubbles-subtitle" style:list-style-name="L3">
      <style:graphic-properties draw:fill-color="#ffffff" draw:textarea-vertical-align="top" draw:auto-grow-height="true" fo:min-height="11.793cm"/>
    </style:style>
    <style:style style:name="co1" style:family="table-column">
      <style:table-column-properties style:column-width="4.211cm" style:use-optimal-column-width="false"/>
    </style:style>
    <style:style style:name="co2" style:family="table-column">
      <style:table-column-properties style:column-width="7.873cm" style:use-optimal-column-width="false"/>
    </style:style>
    <style:style style:name="co3" style:family="table-column">
      <style:table-column-properties style:column-width="7.875cm" style:use-optimal-column-width="false"/>
    </style:style>
    <style:style style:name="ro1" style:family="table-row">
      <style:table-row-properties style:row-height="1.685cm"/>
    </style:style>
    <style:style style:name="ro2" style:family="table-row">
      <style:table-row-properties style:row-height="0.972cm"/>
    </style:style>
    <style:style style:name="ce1" style:family="table-cell">
      <style:paragraph-properties fo:text-align="center"/>
    </style:style>
    <style:style style:name="ce2" style:family="table-cell">
      <loext:graphic-properties draw:fill-color="#ffff00"/>
      <style:paragraph-properties fo:text-align="center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99ffff" style:font-name="Ferrum" fo:font-size="32pt" fo:background-color="transparent" style:font-size-asian="40pt" style:font-size-complex="40pt"/>
    </style:style>
    <style:style style:name="P8" style:family="paragraph">
      <style:text-properties fo:color="#99ffff" style:font-name="Ferrum" fo:font-size="32pt" fo:background-color="transparent" style:font-size-asian="40pt" style:font-size-complex="4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paragraph-properties fo:text-align="start"/>
      <style:text-properties style:font-name="Ubuntu3" fo:font-size="21pt" fo:font-weight="normal" style:font-size-asian="28pt" style:font-weight-asian="normal" style:font-size-complex="28pt" style:font-weight-complex="normal"/>
    </style:style>
    <style:style style:name="P11" style:family="paragraph">
      <style:paragraph-properties fo:text-align="end"/>
    </style:style>
    <style:style style:name="P12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3" style:family="paragraph">
      <loext:graphic-properties draw:fill="none" draw:fill-color="#ffffff"/>
      <style:paragraph-properties fo:text-align="start"/>
      <style:text-properties fo:font-size="18pt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top="0cm" fo:margin-bottom="0.254cm" fo:text-align="start"/>
    </style:style>
    <style:style style:name="P18" style:family="paragraph">
      <loext:graphic-properties draw:fill-color="#eeeeee"/>
      <style:paragraph-properties fo:margin-top="0cm" fo:margin-bottom="0.254cm" fo:text-align="start"/>
      <style:text-properties fo:font-size="14pt" style:font-size-asian="20pt" style:font-size-complex="20pt"/>
    </style:style>
    <style:style style:name="P19" style:family="paragraph">
      <loext:graphic-properties draw:fill-color="#eeeeee"/>
      <style:paragraph-properties fo:margin-top="0cm" fo:margin-bottom="0.254cm" fo:text-align="start"/>
      <style:text-properties fo:color="#ff0000" fo:font-size="14pt" style:font-size-asian="20pt" style:font-size-complex="20pt"/>
    </style:style>
    <style:style style:name="P20" style:family="paragraph">
      <loext:graphic-properties draw:fill-color="#ffff00"/>
      <style:paragraph-properties fo:margin-top="0cm" fo:margin-bottom="0.254cm" fo:text-align="start"/>
      <style:text-properties fo:font-size="14pt" style:font-size-asian="20pt" style:font-size-complex="20pt"/>
    </style:style>
    <style:style style:name="P21" style:family="paragraph">
      <loext:graphic-properties draw:fill-color="#ffff00"/>
      <style:paragraph-properties fo:margin-top="0cm" fo:margin-bottom="0.254cm" fo:text-align="start"/>
      <style:text-properties fo:color="#ff0000" fo:font-size="14pt" style:font-size-asian="20pt" style:font-size-complex="20pt"/>
    </style:style>
    <style:style style:name="P22" style:family="paragraph">
      <loext:graphic-properties draw:fill-color="#aea79f"/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="none" draw:fill-color="#ffffff"/>
    </style:style>
    <style:style style:name="P24" style:family="paragraph">
      <style:text-properties fo:color="#cc0000" fo:font-size="48pt" style:font-size-asian="48pt" style:font-size-complex="48pt"/>
    </style:style>
    <style:style style:name="P25" style:family="paragraph">
      <loext:graphic-properties draw:fill="none" draw:fill-color="#ffffff"/>
      <style:text-properties fo:color="#cc0000" fo:font-size="48pt" style:font-size-asian="48pt" style:font-size-complex="48pt"/>
    </style:style>
    <style:style style:name="P26" style:family="paragraph">
      <style:text-properties fo:color="#0066ff" fo:font-size="48pt" style:font-size-asian="48pt" style:font-size-complex="48pt"/>
    </style:style>
    <style:style style:name="P27" style:family="paragraph">
      <loext:graphic-properties draw:fill="none" draw:fill-color="#ffffff"/>
      <style:text-properties fo:color="#0066ff" fo:font-size="48pt" style:font-size-asian="48pt" style:font-size-complex="48pt"/>
    </style:style>
    <style:style style:name="P28" style:family="paragraph">
      <style:text-properties fo:color="#009900" fo:font-size="48pt" style:font-size-asian="48pt" style:font-size-complex="48pt"/>
    </style:style>
    <style:style style:name="P29" style:family="paragraph">
      <loext:graphic-properties draw:fill="none" draw:fill-color="#ffffff"/>
      <style:text-properties fo:color="#009900" fo:font-size="48pt" style:font-size-asian="48pt" style:font-size-complex="48pt"/>
    </style:style>
    <style:style style:name="P30" style:family="paragraph">
      <style:text-properties fo:color="#6666ff" fo:font-weight="bold" style:font-weight-asian="bold" style:font-weight-complex="bold"/>
    </style:style>
    <style:style style:name="P31" style:family="paragraph">
      <loext:graphic-properties draw:fill="none" draw:fill-color="#ffffff"/>
      <style:text-properties fo:color="#6666ff" fo:font-weight="bold" style:font-weight-asian="bold" style:font-weight-complex="bold"/>
    </style:style>
    <style:style style:name="P32" style:family="paragraph">
      <style:text-properties fo:font-weight="bold" style:font-weight-asian="bold" style:font-weight-complex="bold"/>
    </style:style>
    <style:style style:name="P33" style:family="paragraph">
      <loext:graphic-properties draw:fill="none" draw:fill-color="#ffffff"/>
      <style:text-properties fo:font-weight="bold" style:font-weight-asian="bold" style:font-weight-complex="bold"/>
    </style:style>
    <style:style style:name="P34" style:family="paragraph">
      <loext:graphic-properties draw:fill-color="#ffff66" draw:opacity="50%"/>
      <style:paragraph-properties fo:text-align="center"/>
    </style:style>
    <style:style style:name="T1" style:family="text">
      <style:text-properties fo:color="#333333" style:font-name="Ferrum" fo:font-size="80pt" style:font-size-asian="80pt" style:font-size-complex="80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6pt" style:font-size-asian="36pt" style:font-size-complex="36pt"/>
    </style:style>
    <style:style style:name="T4" style:family="text">
      <style:text-properties style:font-name="Ubuntu3" fo:font-size="36pt" style:text-underline-style="solid" style:text-underline-width="auto" style:text-underline-color="font-color" style:font-size-asian="36pt" style:font-size-complex="36pt"/>
    </style:style>
    <style:style style:name="T5" style:family="text">
      <style:text-properties style:font-name="Ubuntu3" fo:font-size="36pt" style:text-underline-style="none" style:font-size-asian="36pt" style:font-size-complex="36pt"/>
    </style:style>
    <style:style style:name="T6" style:family="text">
      <style:text-properties fo:color="#99ffff" style:font-name="Ferrum" fo:font-size="48pt" fo:background-color="transparent" style:font-size-asian="66pt" style:font-size-complex="66pt"/>
    </style:style>
    <style:style style:name="T7" style:family="text">
      <style:text-properties fo:color="#333333" style:font-name="Ferrum" fo:font-size="88pt" style:font-size-asian="88pt" style:font-size-complex="88pt"/>
    </style:style>
    <style:style style:name="T8" style:family="text">
      <style:text-properties style:font-name="Ubuntu3" fo:font-size="22pt" fo:font-weight="normal" style:font-size-asian="22pt" style:font-weight-asian="normal" style:font-size-complex="22pt" style:font-weight-complex="normal"/>
    </style:style>
    <style:style style:name="T9" style:family="text">
      <style:text-properties style:font-name="Ubuntu3" fo:font-size="22pt" fo:font-weight="bold" style:font-size-asian="22pt" style:font-weight-asian="bold" style:font-size-complex="22pt" style:font-weight-complex="bold"/>
    </style:style>
    <style:style style:name="T10" style:family="text">
      <style:text-properties style:font-name="Ubuntu3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1" style:family="text">
      <style:text-properties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13" style:family="text">
      <style:text-properties fo:font-size="18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style:font-name="Ubuntu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6" style:family="text">
      <style:text-properties style:font-name="Ubuntu3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style:font-name="Ubuntu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color="#6666ff" style:font-name="Ubuntu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style:font-name="Ubuntu3" fo:font-size="22pt" style:font-size-asian="22pt" style:font-size-complex="22pt"/>
    </style:style>
    <style:style style:name="T20" style:family="text">
      <style:text-properties style:font-name="Ubuntu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1" style:family="text">
      <style:text-properties style:font-name="Ubuntu3" fo:font-size="22pt" style:text-underline-style="solid" style:text-underline-width="auto" style:text-underline-color="font-color" style:font-size-asian="22pt" style:font-size-complex="22pt"/>
    </style:style>
    <style:style style:name="T22" style:family="text">
      <style:text-properties style:font-name="Ubuntu3" fo:font-size="15pt" style:font-size-asian="15pt" style:font-size-complex="15pt"/>
    </style:style>
    <style:style style:name="T23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font-size="18pt" fo:font-weight="bold" style:font-weight-asian="bold" style:font-weight-complex="bold"/>
    </style:style>
    <style:style style:name="T27" style:family="text">
      <style:text-properties fo:font-size="18pt" fo:font-style="italic" style:text-underline-style="none" fo:font-weight="bold" style:font-style-asian="italic" style:font-weight-asian="bold" style:font-style-complex="italic" style:font-weight-complex="bold"/>
    </style:style>
    <style:style style:name="T28" style:family="text">
      <style:text-properties fo:font-size="18pt" fo:font-weight="normal" style:font-weight-asian="normal" style:font-weight-complex="normal"/>
    </style:style>
    <style:style style:name="T29" style:family="text">
      <style:text-properties fo:color="#6666ff" style:font-name="Ubuntu3" fo:font-size="28pt" fo:font-weight="bold" style:font-size-asian="28pt" style:font-weight-asian="bold" style:font-size-complex="28pt" style:font-weight-complex="bold"/>
    </style:style>
    <style:style style:name="T30" style:family="text">
      <style:text-properties fo:color="#6666ff" style:font-name="Ubuntu3" fo:font-size="18pt" fo:font-weight="bold" style:font-size-asian="18pt" style:font-weight-asian="bold" style:font-size-complex="18pt" style:font-weight-complex="bold"/>
    </style:style>
    <style:style style:name="T31" style:family="text">
      <style:text-properties style:font-name="Ubuntu3" fo:font-size="18pt" fo:font-weight="normal" style:font-size-asian="18pt" style:font-weight-asian="normal" style:font-size-complex="18pt" style:font-weight-complex="normal"/>
    </style:style>
    <style:style style:name="T32" style:family="text">
      <style:text-properties fo:color="#6666ff" style:font-name="Ubuntu3" fo:font-size="26pt" fo:font-weight="bold" style:font-size-asian="26pt" style:font-weight-asian="bold" style:font-size-complex="26pt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style:font-name="Ubuntu3" fo:font-size="20pt" style:font-size-asian="20pt" style:font-size-complex="20pt"/>
    </style:style>
    <style:style style:name="T35" style:family="text">
      <style:text-properties fo:font-size="14pt" style:font-size-asian="40pt" style:font-size-complex="40pt"/>
    </style:style>
    <style:style style:name="T36" style:family="text">
      <style:text-properties fo:color="#ff0000" fo:font-size="14pt" style:font-size-asian="40pt" style:font-size-complex="40pt"/>
    </style:style>
    <style:style style:name="T37" style:family="text">
      <style:text-properties fo:color="#6666ff" style:font-name="Ubuntu3" fo:font-size="20pt" fo:font-weight="bold" style:font-size-asian="20pt" style:font-weight-asian="bold" style:font-size-complex="20pt" style:font-weight-complex="bold"/>
    </style:style>
    <style:style style:name="T38" style:family="text">
      <style:text-properties fo:color="#000000" style:font-name="Ubuntu3" fo:font-size="20pt" fo:font-weight="normal" style:font-size-asian="20pt" style:font-weight-asian="normal" style:font-size-complex="20pt" style:font-weight-complex="normal"/>
    </style:style>
    <style:style style:name="T39" style:family="text">
      <style:text-properties fo:color="#000000" style:font-name="Ubuntu3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40" style:family="text">
      <style:text-properties fo:color="#000000" style:font-name="Ubuntu3" fo:font-size="20pt" style:text-underline-style="none" fo:font-weight="normal" style:font-size-asian="20pt" style:font-weight-asian="normal" style:font-size-complex="20pt" style:font-weight-complex="normal"/>
    </style:style>
    <style:style style:name="T41" style:family="text">
      <style:text-properties fo:color="#6666ff" style:font-name="Ubuntu3" fo:font-size="20pt" style:text-underline-style="none" fo:font-weight="bold" style:font-size-asian="20pt" style:font-weight-asian="bold" style:font-size-complex="20pt" style:font-weight-complex="bold"/>
    </style:style>
    <style:style style:name="T42" style:family="text">
      <style:text-properties fo:color="#111111" style:font-name="Ubuntu3" fo:font-size="15pt" style:text-underline-style="none" fo:font-weight="bold" style:font-size-asian="15pt" style:font-weight-asian="bold" style:font-size-complex="15pt" style:font-weight-complex="bold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fo:font-size="14pt" fo:font-style="italic" style:font-size-asian="14pt" style:font-style-asian="italic" style:font-size-complex="14pt" style:font-style-complex="italic"/>
    </style:style>
    <style:style style:name="T45" style:family="text">
      <style:text-properties fo:font-size="14pt" fo:font-style="normal" style:font-size-asian="14pt" style:font-style-asian="normal" style:font-size-complex="14pt" style:font-style-complex="normal"/>
    </style:style>
    <style:style style:name="T46" style:family="text">
      <style:text-properties fo:font-size="16pt" style:font-size-asian="16pt" style:font-size-complex="16pt"/>
    </style:style>
    <style:style style:name="T47" style:family="text">
      <style:text-properties style:font-name="Ubuntu3" fo:font-size="18pt" style:font-size-asian="18pt" style:font-size-complex="18pt"/>
    </style:style>
    <style:style style:name="T48" style:family="text">
      <style:text-properties fo:color="#6666ff" fo:font-weight="bold" style:font-weight-asian="bold" style:font-weight-complex="bold"/>
    </style:style>
    <style:style style:name="T49" style:family="text">
      <style:text-properties fo:color="#000000" fo:font-weight="normal" style:font-weight-asian="normal" style:font-weight-complex="normal"/>
    </style:style>
    <style:style style:name="T50" style:family="text">
      <style:text-properties style:use-window-font-color="true" fo:font-weight="bold" style:font-weight-asian="bold" style:font-weight-complex="bold"/>
    </style:style>
    <style:style style:name="T51" style:family="text">
      <style:text-properties style:use-window-font-color="true" fo:font-weight="normal" style:font-weight-asian="normal" style:font-weight-complex="normal"/>
    </style:style>
    <style:style style:name="T52" style:family="text">
      <style:text-properties fo:color="#000000" fo:font-weight="bold" style:font-weight-asian="bold" style:font-weight-complex="bold"/>
    </style:style>
    <style:style style:name="T53" style:family="text">
      <style:text-properties style:font-name="Ubuntu3"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54" style:family="text">
      <style:text-properties style:font-name="Ubuntu3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5" style:family="text">
      <style:text-properties style:font-name="Ubuntu3"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56" style:family="text">
      <style:text-properties style:font-name="Ubuntu3" fo:font-size="22pt" fo:font-style="italic" style:font-size-asian="22pt" style:font-style-asian="italic" style:font-size-complex="22pt" style:font-style-complex="italic"/>
    </style:style>
    <style:style style:name="T57" style:family="text">
      <style:text-properties style:font-name="Ubuntu3" fo:font-size="22pt" fo:font-style="normal" style:font-size-asian="22pt" style:font-style-asian="normal" style:font-size-complex="22pt" style:font-style-complex="normal"/>
    </style:style>
    <style:style style:name="T58" style:family="text">
      <style:text-properties style:font-name="Ubuntu3" fo:font-size="26pt" style:font-size-asian="26pt" style:font-size-complex="26pt"/>
    </style:style>
    <style:style style:name="T59" style:family="text">
      <style:text-properties style:font-name="Ubuntu3" fo:font-size="22pt" style:text-underline-style="none" style:font-size-asian="22pt" style:font-size-complex="22pt"/>
    </style:style>
    <style:style style:name="T60" style:family="text">
      <style:text-properties fo:color="#cc0000" fo:font-size="48pt" style:font-size-asian="48pt" style:font-size-complex="48pt"/>
    </style:style>
    <style:style style:name="T61" style:family="text">
      <style:text-properties fo:color="#0066ff" fo:font-size="48pt" style:font-size-asian="48pt" style:font-size-complex="48pt"/>
    </style:style>
    <style:style style:name="T62" style:family="text">
      <style:text-properties fo:color="#009900" fo:font-size="48pt" style:font-size-asian="48pt" style:font-size-complex="48pt"/>
    </style:style>
    <style:style style:name="T63" style:family="text">
      <style:text-properties fo:color="#6666ff" style:font-name="Ubuntu3" fo:font-size="22pt" style:text-underline-style="none" fo:font-weight="bold" style:font-size-asian="22pt" style:font-weight-asian="bold" style:font-size-complex="22pt" style:font-weight-complex="bold"/>
    </style:style>
    <style:style style:name="T64" style:family="text">
      <style:text-properties style:font-name="Ubuntu3" fo:font-size="32pt" style:font-size-asian="32pt" style:font-size-complex="32pt"/>
    </style:style>
    <style:style style:name="T65" style:family="text">
      <style:text-properties style:font-name="Ubuntu3" fo:font-size="32pt" fo:font-weight="bold" style:font-size-asian="32pt" style:font-weight-asian="bold" style:font-size-complex="32pt" style:font-weight-complex="bold"/>
    </style:style>
    <style:style style:name="T66" style:family="text">
      <style:text-properties style:font-name="Ubuntu3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Basic Rules for Counting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8-01-18">Jan 18, 2018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203cm" svg:height="12.064cm" svg:x="1.114cm" svg:y="2.975cm">
          <draw:text-box>
            <text:p text:style-name="P2"><text:span text:style-name="T3">In this section, we will cover the formula for permutations, as well as how to solve problems that as for “this </text:span><text:span text:style-name="T4">and</text:span><text:span text:style-name="T5"> that” outcome, or “this </text:span><text:span text:style-name="T4">or</text:span><text:span text:style-name="T5"> that” outcome, and how to use the Rule of Complements.</text:span></text:p>
          </draw:text-box>
        </draw:frame>
        <draw:frame presentation:style-name="pr4" draw:text-style-name="P7" draw:layer="layout" svg:width="22.292cm" svg:height="1.971cm" svg:x="3.284cm" svg:y="0.226cm" presentation:class="title" presentation:user-transformed="true">
          <draw:text-box>
            <text:p text:style-name="P6"><text:span text:style-name="T6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><text:span text:style-name="T6">Topics</text:span></text:p>
          </draw:text-box>
        </draw:frame>
        <draw:frame presentation:style-name="pr5" draw:text-style-name="P5" draw:layer="layout" svg:width="26.017cm" svg:height="11.793cm" svg:x="1.263cm" svg:y="3.087cm">
          <draw:text-box>
            <text:p text:style-name="P2"><text:span text:style-name="T3">1. Permutations</text:span></text:p>
            <text:p text:style-name="P2"><text:span text:style-name="T3"/></text:p>
            <text:p text:style-name="P2"><text:span text:style-name="T3">2.</text:span><text:span text:style-name="T3"><text:tab/></text:span><text:span text:style-name="T3">Rule of Sums</text:span></text:p>
            <text:p text:style-name="P2"><text:span text:style-name="T3"/></text:p>
            <text:p text:style-name="P2"><text:span text:style-name="T3">3. Rule of Products</text:span></text:p>
            <text:p text:style-name="P2"><text:span text:style-name="T3"/></text:p>
            <text:p text:style-name="P2"><text:span text:style-name="T3">4. Rule of Complem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7">Permut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Permutations</text:span></text:p>
          </draw:text-box>
        </draw:frame>
        <draw:frame presentation:style-name="pr7" draw:text-style-name="P10" draw:layer="layout" svg:width="19.791cm" svg:height="6.977cm" svg:x="1.264cm" svg:y="3.088cm">
          <draw:text-box>
            <text:p text:style-name="P2"><text:span text:style-name="T8">A permutation is written as </text:span><text:span text:style-name="T9">P(n, r)</text:span><text:span text:style-name="T8">. For Permutation problems, you need two pieces of information:</text:span></text:p>
            <text:p text:style-name="P2"><text:span text:style-name="T8"/></text:p>
            <text:list text:style-name="L1">
              <text:list-item>
                <text:p text:style-name="P2"><text:span text:style-name="T10">n</text:span><text:span text:style-name="T11">, the amount of items we have to select from</text:span><text:span text:style-name="T11"><text:line-break/></text:span><text:span text:style-name="T11"/></text:p>
              </text:list-item>
              <text:list-item>
                <text:p text:style-name="P2"><text:span text:style-name="T10">r</text:span><text:span text:style-name="T11">, the amount of items that we’re selecting.</text:span></text:p>
              </text:list-item>
            </text:list>
            <text:p text:style-name="P2"><text:span text:style-name="T11"/></text:p>
            <text:p text:style-name="P2"><text:span text:style-name="T11">The formula for P(n, r) is: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3"/></text:p>
            <text:p text:style-name="P2">P(n, r):</text:p>
            <text:p text:style-name="P2"><text:span text:style-name="T14"><text:s/></text:span><text:span text:style-name="T14">n is # of potential items</text:span></text:p>
            <text:p text:style-name="P2"><text:span text:style-name="T14"><text:s/></text:span><text:span text:style-name="T14">r is # of selection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5" draw:text-style-name="P6" draw:layer="layout" svg:width="5.08cm" svg:height="1.676cm" svg:x="8.699cm" svg:y="11.1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6" draw:layer="layout" svg:width="5.08cm" svg:height="1.676cm" svg:x="22.267cm" svg:y="5.91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Permutations</text:span></text:p>
          </draw:text-box>
        </draw:frame>
        <draw:frame presentation:style-name="pr8" draw:text-style-name="P10" draw:layer="layout" svg:width="19.791cm" svg:height="8.721cm" svg:x="1.264cm" svg:y="3.088cm">
          <draw:text-box>
            <text:p text:style-name="P2"><text:span text:style-name="T11">In cases where we have </text:span><text:span text:style-name="T10">n</text:span><text:span text:style-name="T11"> <text:s/>items and are selecting all </text:span><text:span text:style-name="T10">n</text:span><text:span text:style-name="T11">, then we have:</text:span></text:p>
            <text:p text:style-name="P2"><text:span text:style-name="T11"/></text:p>
            <text:p text:style-name="P6"><text:span text:style-name="T15">P(n, n) = n!</text:span></text:p>
            <text:p text:style-name="P6"><text:span text:style-name="T15"/></text:p>
            <text:p text:style-name="P2"><text:span text:style-name="T15"/></text:p>
            <text:p text:style-name="P2"><text:span text:style-name="T11">And in cases where we have </text:span><text:span text:style-name="T10">n</text:span><text:span text:style-name="T11"> <text:s/>items but are only selecting 1 item, we have:</text:span></text:p>
            <text:p text:style-name="P2"><text:span text:style-name="T11"/></text:p>
            <text:p text:style-name="P6"><text:span text:style-name="T15">P(n, 1) = n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3"/></text:p>
            <text:p text:style-name="P2">P(n, r):</text:p>
            <text:p text:style-name="P2"><text:span text:style-name="T14"><text:s/></text:span><text:span text:style-name="T14">n is # of potential items</text:span></text:p>
            <text:p text:style-name="P2"><text:span text:style-name="T14"><text:s/></text:span><text:span text:style-name="T14">r is # of selection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5" draw:text-style-name="P6" draw:layer="layout" svg:width="5.08cm" svg:height="1.676cm" svg:x="22.267cm" svg:y="5.91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Permutations</text:span></text:p>
          </draw:text-box>
        </draw:frame>
        <draw:frame presentation:style-name="pr9" draw:text-style-name="P10" draw:layer="layout" svg:width="19.791cm" svg:height="6.702cm" svg:x="1.264cm" svg:y="5.288cm">
          <draw:text-box>
            <text:p text:style-name="P2"><text:span text:style-name="T16">Also remember a Permutation is when…</text:span><text:span text:style-name="T17"><text:line-break/></text:span><text:span text:style-name="T17"/></text:p>
            <text:list text:style-name="L1">
              <text:list-item>
                <text:p text:style-name="P2"><text:span text:style-name="T17">Repetitions are NOT allowed</text:span><text:span text:style-name="T17"><text:line-break/></text:span><text:span text:style-name="T17"/></text:p>
              </text:list-item>
              <text:list-item>
                <text:p text:style-name="P2"><text:span text:style-name="T17">Order DOES matter.</text:span></text:p>
              </text:list-item>
            </text:list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3"/></text:p>
            <text:p text:style-name="P2">P(n, r):</text:p>
            <text:p text:style-name="P2"><text:span text:style-name="T14"><text:s/></text:span><text:span text:style-name="T14">n is # of potential items</text:span></text:p>
            <text:p text:style-name="P2"><text:span text:style-name="T14"><text:s/></text:span><text:span text:style-name="T14">r is # of selection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5" draw:text-style-name="P6" draw:layer="layout" svg:width="5.08cm" svg:height="1.676cm" svg:x="22.267cm" svg:y="5.91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Permutations</text:span></text:p>
          </draw:text-box>
        </draw:frame>
        <draw:frame presentation:style-name="pr10" draw:text-style-name="P10" draw:layer="layout" svg:width="19.791cm" svg:height="6.977cm" svg:x="1.264cm" svg:y="3.088cm">
          <draw:text-box>
            <text:p text:style-name="P2"><text:span text:style-name="T11">Example: How many ways are there to arrange five people in a line?</text:span></text:p>
            <text:p text:style-name="P2"><text:span text:style-name="T11"/></text:p>
            <text:list text:style-name="L1">
              <text:list-item>
                <text:p text:style-name="P2"><text:span text:style-name="T11">What is </text:span><text:span text:style-name="T10">n</text:span><text:span text:style-name="T11">?</text:span><text:span text:style-name="T11"><text:tab/></text:span><text:span text:style-name="T11"><text:line-break/></text:span><text:span text:style-name="T11"/></text:p>
              </text:list-item>
              <text:list-item>
                <text:p text:style-name="P2"><text:span text:style-name="T11">What is </text:span><text:span text:style-name="T10">r</text:span><text:span text:style-name="T11">?</text:span><text:span text:style-name="T11"><text:tab/></text:span><text:span text:style-name="T11"><text:line-break/></text:span><text:span text:style-name="T11"/></text:p>
              </text:list-item>
              <text:list-item>
                <text:p text:style-name="P2"><text:span text:style-name="T11">What is the result?</text:span></text:p>
              </text:list-item>
            </text:list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3"/></text:p>
            <text:p text:style-name="P2">P(n, r):</text:p>
            <text:p text:style-name="P2"><text:span text:style-name="T14"><text:s/></text:span><text:span text:style-name="T14">n is # of potential items</text:span></text:p>
            <text:p text:style-name="P2"><text:span text:style-name="T14"><text:s/></text:span><text:span text:style-name="T14">r is # of selection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5" draw:text-style-name="P6" draw:layer="layout" svg:width="5.08cm" svg:height="1.676cm" svg:x="22.267cm" svg:y="5.91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Permutations</text:span></text:p>
          </draw:text-box>
        </draw:frame>
        <draw:frame presentation:style-name="pr11" draw:text-style-name="P10" draw:layer="layout" svg:width="19.791cm" svg:height="6.977cm" svg:x="1.264cm" svg:y="3.088cm">
          <draw:text-box>
            <text:p text:style-name="P2"><text:span text:style-name="T11">Example: How many ways are there to arrange five people in a line?</text:span></text:p>
            <text:p text:style-name="P2"><text:span text:style-name="T11"/></text:p>
            <text:list text:style-name="L1">
              <text:list-item>
                <text:p text:style-name="P2"><text:span text:style-name="T11">What is </text:span><text:span text:style-name="T10">n</text:span><text:span text:style-name="T11">?</text:span><text:span text:style-name="T11"><text:tab/></text:span><text:span text:style-name="T18">5</text:span><text:span text:style-name="T11"><text:line-break/></text:span><text:span text:style-name="T11"/></text:p>
              </text:list-item>
              <text:list-item>
                <text:p text:style-name="P2"><text:span text:style-name="T11">What is </text:span><text:span text:style-name="T10">r</text:span><text:span text:style-name="T11">?</text:span><text:span text:style-name="T11"><text:tab/></text:span><text:span text:style-name="T18">5</text:span><text:span text:style-name="T11"><text:line-break/></text:span><text:span text:style-name="T11"/></text:p>
              </text:list-item>
              <text:list-item>
                <text:p text:style-name="P2"><text:span text:style-name="T11">What is the result?</text:span></text:p>
              </text:list-item>
            </text:list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3"/></text:p>
            <text:p text:style-name="P2">P(n, r):</text:p>
            <text:p text:style-name="P2"><text:span text:style-name="T14"><text:s/></text:span><text:span text:style-name="T14">n is # of potential items</text:span></text:p>
            <text:p text:style-name="P2"><text:span text:style-name="T14"><text:s/></text:span><text:span text:style-name="T14">r is # of selection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5" draw:text-style-name="P6" draw:layer="layout" svg:width="5.08cm" svg:height="1.676cm" svg:x="22.267cm" svg:y="5.91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text-style-name="P6" draw:layer="layout" svg:width="4.908cm" svg:height="0.819cm" svg:x="1.696cm" svg:y="10.65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14" draw:layer="layout" svg:width="20.211cm" svg:height="0.963cm" svg:x="0.756cm" svg:y="13.914cm">
          <draw:text-box>
            <text:p text:style-name="P6">(Note that 0! (0-factorial) equals 1.)</text:p>
          </draw:text-box>
        </draw:frame>
        <draw:frame draw:style-name="gr5" draw:text-style-name="P6" draw:layer="layout" svg:width="5.739cm" svg:height="1.676cm" svg:x="8.203cm" svg:y="10.175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text-style-name="P6" draw:layer="layout" svg:width="5.248cm" svg:height="0.756cm" svg:x="15.383cm" svg:y="10.47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7">Rule of Su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The rule of sums</text:span></text:p>
          </draw:text-box>
        </draw:frame>
        <draw:frame presentation:style-name="pr12" draw:text-style-name="P5" draw:layer="layout" svg:width="19.791cm" svg:height="6.702cm" svg:x="1.264cm" svg:y="3.088cm">
          <draw:text-box>
            <text:p text:style-name="P2"><text:span text:style-name="T19">The rule of sums In combinatorics, the rule of sum or addition principle is a basic counting principle. Stated simply, it is the idea that if we have </text:span><text:span text:style-name="T20">A</text:span><text:span text:style-name="T19"> ways of doing something and </text:span><text:span text:style-name="T20">B</text:span><text:span text:style-name="T19"> ways of doing another thing and we </text:span><text:span text:style-name="T21">can not</text:span><text:span text:style-name="T19"> do both at the same time, then there are </text:span><text:span text:style-name="T20">A + B</text:span><text:span text:style-name="T19"> ways to choose one of the actions.</text:span></text:p>
            <text:p text:style-name="P2"><text:span text:style-name="T19"/></text:p>
            <text:p text:style-name="P11"><text:span text:style-name="T22">From https://en.wikipedia.org/wiki/Rule_of_sum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The rule of sums</text:span></text:p>
          </draw:text-box>
        </draw:frame>
        <draw:frame presentation:style-name="pr13" draw:text-style-name="P5" draw:layer="layout" svg:width="19.791cm" svg:height="9.593cm" svg:x="1.264cm" svg:y="3.088cm">
          <draw:text-box>
            <text:p text:style-name="P2"><text:span text:style-name="T19">Example: On the “deals” menu on PizzaWebsite.com, there are specials on 85 types of pizzas. Of these…</text:span></text:p>
            <text:p text:style-name="P2"><text:span text:style-name="T19"/></text:p>
            <text:p text:style-name="P2"><text:span text:style-name="T19">1. How many specials have at least 4 toppings?</text:span></text:p>
            <text:p text:style-name="P2"><text:span text:style-name="T19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draw:style-name="gr7" draw:text-style-name="P16" draw:layer="layout" svg:width="3.103cm" svg:height="3.103cm" svg:x="18.168cm" svg:y="12.049cm">
          <draw:image xlink:href="Pictures/1000020100000058000000586779E3D347147B38.png" xlink:type="simple" xlink:show="embed" xlink:actuate="onLoad">
            <text:p/>
          </draw:image>
        </draw:frame>
        <draw:frame draw:style-name="standard" draw:layer="layout" svg:width="12.083cm" svg:height="6.544cm" svg:x="9.191cm" svg:y="9.24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# of toppings</text:p>
              </table:table-cell>
              <table:table-cell>
                <text:p text:style-name="P6"># of available specials</text:p>
              </table:table-cell>
            </table:table-row>
            <table:table-row table:style-name="ro2" table:default-cell-style-name="ce1">
              <table:table-cell>
                <text:p text:style-name="P6">2</text:p>
              </table:table-cell>
              <table:table-cell>
                <text:p text:style-name="P6">7</text:p>
              </table:table-cell>
            </table:table-row>
            <table:table-row table:style-name="ro2" table:default-cell-style-name="ce1">
              <table:table-cell>
                <text:p text:style-name="P6">3</text:p>
              </table:table-cell>
              <table:table-cell>
                <text:p text:style-name="P6">25</text:p>
              </table:table-cell>
            </table:table-row>
            <table:table-row table:style-name="ro2" table:default-cell-style-name="ce1">
              <table:table-cell>
                <text:p text:style-name="P6">4</text:p>
              </table:table-cell>
              <table:table-cell>
                <text:p text:style-name="P6">33</text:p>
              </table:table-cell>
            </table:table-row>
            <table:table-row table:style-name="ro2" table:default-cell-style-name="ce1">
              <table:table-cell>
                <text:p text:style-name="P6">5</text:p>
              </table:table-cell>
              <table:table-cell>
                <text:p text:style-name="P6">16</text:p>
              </table:table-cell>
            </table:table-row>
            <table:table-row table:style-name="ro2" table:default-cell-style-name="ce1">
              <table:table-cell>
                <text:p text:style-name="P6">6</text:p>
              </table:table-cell>
              <table:table-cell>
                <text:p text:style-name="P6"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The rule of sums</text:span></text:p>
          </draw:text-box>
        </draw:frame>
        <draw:frame presentation:style-name="pr14" draw:text-style-name="P5" draw:layer="layout" svg:width="19.791cm" svg:height="9.826cm" svg:x="1.264cm" svg:y="3.088cm">
          <draw:text-box>
            <text:p text:style-name="P2"><text:span text:style-name="T19">Example: On the “deals” menu on PizzaWebsite.com, there are specials on 85 types of pizzas. Of these…</text:span></text:p>
            <text:p text:style-name="P2"><text:span text:style-name="T19"/></text:p>
            <text:p text:style-name="P2"><text:span text:style-name="T19">1. How many specials have at least 4 toppings?</text:span></text:p>
            <text:p text:style-name="P2"><text:span text:style-name="T29">33 + 16 + 2 = 48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draw:style-name="gr7" draw:text-style-name="P16" draw:layer="layout" svg:width="3.103cm" svg:height="3.103cm" svg:x="1.168cm" svg:y="12.049cm">
          <draw:image xlink:href="Pictures/1000020100000058000000586779E3D347147B38.png" xlink:type="simple" xlink:show="embed" xlink:actuate="onLoad">
            <text:p/>
          </draw:image>
        </draw:frame>
        <draw:frame draw:style-name="standard" draw:layer="layout" svg:width="12.083cm" svg:height="6.544cm" svg:x="9.192cm" svg:y="9.241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# of toppings</text:p>
              </table:table-cell>
              <table:table-cell>
                <text:p text:style-name="P6"># of available specials</text:p>
              </table:table-cell>
            </table:table-row>
            <table:table-row table:style-name="ro2" table:default-cell-style-name="ce1">
              <table:table-cell>
                <text:p text:style-name="P6">2</text:p>
              </table:table-cell>
              <table:table-cell>
                <text:p text:style-name="P6">7</text:p>
              </table:table-cell>
            </table:table-row>
            <table:table-row table:style-name="ro2" table:default-cell-style-name="ce1">
              <table:table-cell>
                <text:p text:style-name="P6">3</text:p>
              </table:table-cell>
              <table:table-cell>
                <text:p text:style-name="P6">25</text:p>
              </table:table-cell>
            </table:table-row>
            <table:table-row table:style-name="ro2" table:default-cell-style-name="ce2">
              <table:table-cell>
                <text:p text:style-name="P6">4</text:p>
              </table:table-cell>
              <table:table-cell>
                <text:p text:style-name="P6">33</text:p>
              </table:table-cell>
            </table:table-row>
            <table:table-row table:style-name="ro2" table:default-cell-style-name="ce2">
              <table:table-cell>
                <text:p text:style-name="P6">5</text:p>
              </table:table-cell>
              <table:table-cell>
                <text:p text:style-name="P6">16</text:p>
              </table:table-cell>
            </table:table-row>
            <table:table-row table:style-name="ro2" table:default-cell-style-name="ce2">
              <table:table-cell>
                <text:p text:style-name="P6">6</text:p>
              </table:table-cell>
              <table:table-cell>
                <text:p text:style-name="P6">2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The rule of sums</text:span></text:p>
          </draw:text-box>
        </draw:frame>
        <draw:frame presentation:style-name="pr15" draw:text-style-name="P5" draw:layer="layout" svg:width="19.791cm" svg:height="9.593cm" svg:x="1.264cm" svg:y="3.088cm">
          <draw:text-box>
            <text:p text:style-name="P2"><text:span text:style-name="T19">Example: On the “deals” menu on PizzaWebsite.com, there are specials on 85 types of pizzas. Of these…</text:span></text:p>
            <text:p text:style-name="P2"><text:span text:style-name="T19"/></text:p>
            <text:p text:style-name="P2"><text:span text:style-name="T19">2. How many pizzas have only 1 topping?</text:span></text:p>
            <text:p text:style-name="P2"><text:span text:style-name="T19"/></text:p>
            <text:p text:style-name="P2"><text:span text:style-name="T19">1 topping isn’t listed, so how do we figure it out?</text:span></text:p>
            <text:p text:style-name="P2"><text:span text:style-name="T19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draw:style-name="standard" draw:layer="layout" svg:width="12.085cm" svg:height="6.544cm" svg:x="9.193cm" svg:y="9.242cm">
          <table:table table:template-name="lightblue" table:use-first-row-styles="true" table:use-banding-rows-styles="true"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6"># of toppings</text:p>
              </table:table-cell>
              <table:table-cell>
                <text:p text:style-name="P6"># of available specials</text:p>
              </table:table-cell>
            </table:table-row>
            <table:table-row table:style-name="ro2" table:default-cell-style-name="ce1">
              <table:table-cell>
                <text:p text:style-name="P6">2</text:p>
              </table:table-cell>
              <table:table-cell>
                <text:p text:style-name="P6">7</text:p>
              </table:table-cell>
            </table:table-row>
            <table:table-row table:style-name="ro2" table:default-cell-style-name="ce1">
              <table:table-cell>
                <text:p text:style-name="P6">3</text:p>
              </table:table-cell>
              <table:table-cell>
                <text:p text:style-name="P6">25</text:p>
              </table:table-cell>
            </table:table-row>
            <table:table-row table:style-name="ro2" table:default-cell-style-name="ce1">
              <table:table-cell>
                <text:p text:style-name="P6">4</text:p>
              </table:table-cell>
              <table:table-cell>
                <text:p text:style-name="P6">33</text:p>
              </table:table-cell>
            </table:table-row>
            <table:table-row table:style-name="ro2" table:default-cell-style-name="ce1">
              <table:table-cell>
                <text:p text:style-name="P6">5</text:p>
              </table:table-cell>
              <table:table-cell>
                <text:p text:style-name="P6">16</text:p>
              </table:table-cell>
            </table:table-row>
            <table:table-row table:style-name="ro2" table:default-cell-style-name="ce1">
              <table:table-cell>
                <text:p text:style-name="P6">6</text:p>
              </table:table-cell>
              <table:table-cell>
                <text:p text:style-name="P6">2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7" draw:text-style-name="P16" draw:layer="layout" svg:width="3.103cm" svg:height="3.103cm" svg:x="1.169cm" svg:y="12.05cm">
          <draw:image xlink:href="Pictures/1000020100000058000000586779E3D347147B3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The rule of sums</text:span></text:p>
          </draw:text-box>
        </draw:frame>
        <draw:frame presentation:style-name="pr16" draw:text-style-name="P5" draw:layer="layout" svg:width="19.791cm" svg:height="11.889cm" svg:x="1.264cm" svg:y="3.088cm">
          <draw:text-box>
            <text:p text:style-name="P2"><text:span text:style-name="T19">Example: On the “deals” menu on PizzaWebsite.com, there are specials on 85 types of pizzas. Of these…</text:span></text:p>
            <text:p text:style-name="P2"><text:span text:style-name="T19"/></text:p>
            <text:p text:style-name="P2"><text:span text:style-name="T19">2. How many pizzas have only 1 topping?</text:span></text:p>
            <text:p text:style-name="P2"><text:span text:style-name="T30">85 deals - (7 + 25 + 33 + 16 + 2) <text:s/>= 2 specials for 1 topping pizzas</text:span></text:p>
            <text:p text:style-name="P2"><text:span text:style-name="T9"/></text:p>
            <text:p text:style-name="P2"><text:span text:style-name="T31">85 is the total # of specials, </text:span></text:p>
            <text:p text:style-name="P2"><text:span text:style-name="T31">minus all the specials with </text:span></text:p>
            <text:p text:style-name="P2"><text:span text:style-name="T31">2 or more toppings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draw:style-name="gr7" draw:text-style-name="P16" draw:layer="layout" svg:width="3.103cm" svg:height="3.103cm" svg:x="1.169cm" svg:y="12.05cm">
          <draw:image xlink:href="Pictures/1000020100000058000000586779E3D347147B38.png" xlink:type="simple" xlink:show="embed" xlink:actuate="onLoad">
            <text:p/>
          </draw:image>
        </draw:frame>
        <draw:frame draw:style-name="standard" draw:layer="layout" svg:width="12.085cm" svg:height="7.516cm" svg:x="9.302cm" svg:y="8.339cm">
          <table:table table:template-name="lightblue" table:use-first-row-styles="true" table:use-banding-rows-styles="true"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6"># of toppings</text:p>
              </table:table-cell>
              <table:table-cell>
                <text:p text:style-name="P6"># of available specials</text:p>
              </table:table-cell>
            </table:table-row>
            <table:table-row table:style-name="ro2" table:default-cell-style-name="ce2">
              <table:table-cell>
                <text:p text:style-name="P6">1</text:p>
              </table:table-cell>
              <table:table-cell>
                <text:p text:style-name="P6">2</text:p>
              </table:table-cell>
            </table:table-row>
            <table:table-row table:style-name="ro2" table:default-cell-style-name="ce1">
              <table:table-cell>
                <text:p text:style-name="P6">2</text:p>
              </table:table-cell>
              <table:table-cell>
                <text:p text:style-name="P6">7</text:p>
              </table:table-cell>
            </table:table-row>
            <table:table-row table:style-name="ro2" table:default-cell-style-name="ce1">
              <table:table-cell>
                <text:p text:style-name="P6">3</text:p>
              </table:table-cell>
              <table:table-cell>
                <text:p text:style-name="P6">25</text:p>
              </table:table-cell>
            </table:table-row>
            <table:table-row table:style-name="ro2" table:default-cell-style-name="ce1">
              <table:table-cell>
                <text:p text:style-name="P6">4</text:p>
              </table:table-cell>
              <table:table-cell>
                <text:p text:style-name="P6">33</text:p>
              </table:table-cell>
            </table:table-row>
            <table:table-row table:style-name="ro2" table:default-cell-style-name="ce1">
              <table:table-cell>
                <text:p text:style-name="P6">5</text:p>
              </table:table-cell>
              <table:table-cell>
                <text:p text:style-name="P6">16</text:p>
              </table:table-cell>
            </table:table-row>
            <table:table-row table:style-name="ro2" table:default-cell-style-name="ce1">
              <table:table-cell>
                <text:p text:style-name="P6">6</text:p>
              </table:table-cell>
              <table:table-cell>
                <text:p text:style-name="P6">2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The rule of sums</text:span></text:p>
          </draw:text-box>
        </draw:frame>
        <draw:frame presentation:style-name="pr17" draw:text-style-name="P5" draw:layer="layout" svg:width="19.791cm" svg:height="10.305cm" svg:x="1.264cm" svg:y="3.088cm">
          <draw:text-box>
            <text:p text:style-name="P2"><text:span text:style-name="T19">Example: On the “deals” menu on PizzaWebsite.com, there are specials on 85 types of pizzas. Of these…</text:span></text:p>
            <text:p text:style-name="P2"><text:span text:style-name="T19"/></text:p>
            <text:p text:style-name="P2"><text:span text:style-name="T19">3. How many specials have at most 3 toppings?</text:span></text:p>
            <text:p text:style-name="P2"><text:span text:style-name="T31">Need to count options with 1, 2, and 3 toppings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draw:style-name="gr7" draw:text-style-name="P16" draw:layer="layout" svg:width="3.103cm" svg:height="3.103cm" svg:x="1.17cm" svg:y="12.051cm">
          <draw:image xlink:href="Pictures/1000020100000058000000586779E3D347147B38.png" xlink:type="simple" xlink:show="embed" xlink:actuate="onLoad">
            <text:p/>
          </draw:image>
        </draw:frame>
        <draw:frame draw:style-name="standard" draw:layer="layout" svg:width="12.085cm" svg:height="7.516cm" svg:x="9.303cm" svg:y="8.34cm">
          <table:table table:template-name="lightblue" table:use-first-row-styles="true" table:use-banding-rows-styles="true"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6"># of toppings</text:p>
              </table:table-cell>
              <table:table-cell>
                <text:p text:style-name="P6"># of available specials</text:p>
              </table:table-cell>
            </table:table-row>
            <table:table-row table:style-name="ro2" table:default-cell-style-name="ce1">
              <table:table-cell>
                <text:p text:style-name="P6">1</text:p>
              </table:table-cell>
              <table:table-cell>
                <text:p text:style-name="P6">2</text:p>
              </table:table-cell>
            </table:table-row>
            <table:table-row table:style-name="ro2" table:default-cell-style-name="ce1">
              <table:table-cell>
                <text:p text:style-name="P6">2</text:p>
              </table:table-cell>
              <table:table-cell>
                <text:p text:style-name="P6">7</text:p>
              </table:table-cell>
            </table:table-row>
            <table:table-row table:style-name="ro2" table:default-cell-style-name="ce1">
              <table:table-cell>
                <text:p text:style-name="P6">3</text:p>
              </table:table-cell>
              <table:table-cell>
                <text:p text:style-name="P6">25</text:p>
              </table:table-cell>
            </table:table-row>
            <table:table-row table:style-name="ro2" table:default-cell-style-name="ce1">
              <table:table-cell>
                <text:p text:style-name="P6">4</text:p>
              </table:table-cell>
              <table:table-cell>
                <text:p text:style-name="P6">33</text:p>
              </table:table-cell>
            </table:table-row>
            <table:table-row table:style-name="ro2" table:default-cell-style-name="ce1">
              <table:table-cell>
                <text:p text:style-name="P6">5</text:p>
              </table:table-cell>
              <table:table-cell>
                <text:p text:style-name="P6">16</text:p>
              </table:table-cell>
            </table:table-row>
            <table:table-row table:style-name="ro2" table:default-cell-style-name="ce1">
              <table:table-cell>
                <text:p text:style-name="P6">6</text:p>
              </table:table-cell>
              <table:table-cell>
                <text:p text:style-name="P6">2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The rule of sums</text:span></text:p>
          </draw:text-box>
        </draw:frame>
        <draw:frame presentation:style-name="pr18" draw:text-style-name="P5" draw:layer="layout" svg:width="19.791cm" svg:height="12.046cm" svg:x="1.264cm" svg:y="3.088cm">
          <draw:text-box>
            <text:p text:style-name="P2"><text:span text:style-name="T19">Example: On the “deals” menu on PizzaWebsite.com, there are specials on 85 types of pizzas. Of these…</text:span></text:p>
            <text:p text:style-name="P2"><text:span text:style-name="T19"/></text:p>
            <text:p text:style-name="P2"><text:span text:style-name="T19">3. How many specials have at most 3 toppings?</text:span></text:p>
            <text:p text:style-name="P2"><text:span text:style-name="T31">Need to count options with 1, 2, and 3 toppings.</text:span></text:p>
            <text:p text:style-name="P2"><text:span text:style-name="T31"/></text:p>
            <text:p text:style-name="P2"><text:span text:style-name="T32">2 + 7 + 25 = 34, </text:span></text:p>
            <text:p text:style-name="P2"><text:span text:style-name="T32">or 85 – 2 – 16 – 33 </text:span></text:p>
            <text:p text:style-name="P2"><text:span text:style-name="T32">= 34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draw:style-name="standard" draw:layer="layout" svg:width="12.085cm" svg:height="7.516cm" svg:x="9.303cm" svg:y="8.34cm">
          <table:table table:template-name="lightblue" table:use-first-row-styles="true" table:use-banding-rows-styles="true"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6"># of toppings</text:p>
              </table:table-cell>
              <table:table-cell>
                <text:p text:style-name="P6"># of available specials</text:p>
              </table:table-cell>
            </table:table-row>
            <table:table-row table:style-name="ro2" table:default-cell-style-name="ce2">
              <table:table-cell>
                <text:p text:style-name="P6">1</text:p>
              </table:table-cell>
              <table:table-cell>
                <text:p text:style-name="P6">2</text:p>
              </table:table-cell>
            </table:table-row>
            <table:table-row table:style-name="ro2" table:default-cell-style-name="ce2">
              <table:table-cell>
                <text:p text:style-name="P6">2</text:p>
              </table:table-cell>
              <table:table-cell>
                <text:p text:style-name="P6">7</text:p>
              </table:table-cell>
            </table:table-row>
            <table:table-row table:style-name="ro2" table:default-cell-style-name="ce2">
              <table:table-cell>
                <text:p text:style-name="P6">3</text:p>
              </table:table-cell>
              <table:table-cell>
                <text:p text:style-name="P6">25</text:p>
              </table:table-cell>
            </table:table-row>
            <table:table-row table:style-name="ro2" table:default-cell-style-name="ce1">
              <table:table-cell>
                <text:p text:style-name="P6">4</text:p>
              </table:table-cell>
              <table:table-cell>
                <text:p text:style-name="P6">33</text:p>
              </table:table-cell>
            </table:table-row>
            <table:table-row table:style-name="ro2" table:default-cell-style-name="ce1">
              <table:table-cell>
                <text:p text:style-name="P6">5</text:p>
              </table:table-cell>
              <table:table-cell>
                <text:p text:style-name="P6">16</text:p>
              </table:table-cell>
            </table:table-row>
            <table:table-row table:style-name="ro2" table:default-cell-style-name="ce1">
              <table:table-cell>
                <text:p text:style-name="P6">6</text:p>
              </table:table-cell>
              <table:table-cell>
                <text:p text:style-name="P6">2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7" draw:text-style-name="P16" draw:layer="layout" svg:width="3.103cm" svg:height="3.103cm" svg:x="1.171cm" svg:y="12.052cm">
          <draw:image xlink:href="Pictures/1000020100000058000000586779E3D347147B3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The rule of sums</text:span></text:p>
          </draw:text-box>
        </draw:frame>
        <draw:frame presentation:style-name="pr19" draw:text-style-name="P5" draw:layer="layout" svg:width="20.279cm" svg:height="12.388cm" svg:x="0.776cm" svg:y="2.746cm">
          <draw:text-box>
            <text:p text:style-name="P2"><text:span text:style-name="T8">When calculating the total amount of outcomes, there could be cases of </text:span><text:span text:style-name="T9">overlap</text:span><text:span text:style-name="T8">. In this case, we need to remove the redundant cases from our final answer.</text:span></text:p>
            <text:p text:style-name="P2"><text:span text:style-name="T8"/></text:p>
            <text:p text:style-name="P2"><text:span text:style-name="T8">We can do this with the Rule of Sums with Overlap… 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draw:style-name="standard" draw:layer="layout" svg:width="12.085cm" svg:height="7.516cm" svg:x="9.303cm" svg:y="8.34cm">
          <table:table table:template-name="lightblue" table:use-first-row-styles="true" table:use-banding-rows-styles="true"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6"># of toppings</text:p>
              </table:table-cell>
              <table:table-cell>
                <text:p text:style-name="P6"># of available specials</text:p>
              </table:table-cell>
            </table:table-row>
            <table:table-row table:style-name="ro2" table:default-cell-style-name="ce1">
              <table:table-cell>
                <text:p text:style-name="P6">1</text:p>
              </table:table-cell>
              <table:table-cell>
                <text:p text:style-name="P6">2</text:p>
              </table:table-cell>
            </table:table-row>
            <table:table-row table:style-name="ro2" table:default-cell-style-name="ce1">
              <table:table-cell>
                <text:p text:style-name="P6">2</text:p>
              </table:table-cell>
              <table:table-cell>
                <text:p text:style-name="P6">7</text:p>
              </table:table-cell>
            </table:table-row>
            <table:table-row table:style-name="ro2" table:default-cell-style-name="ce1">
              <table:table-cell>
                <text:p text:style-name="P6">3</text:p>
              </table:table-cell>
              <table:table-cell>
                <text:p text:style-name="P6">25</text:p>
              </table:table-cell>
            </table:table-row>
            <table:table-row table:style-name="ro2" table:default-cell-style-name="ce1">
              <table:table-cell>
                <text:p text:style-name="P6">4</text:p>
              </table:table-cell>
              <table:table-cell>
                <text:p text:style-name="P6">33</text:p>
              </table:table-cell>
            </table:table-row>
            <table:table-row table:style-name="ro2" table:default-cell-style-name="ce1">
              <table:table-cell>
                <text:p text:style-name="P6">5</text:p>
              </table:table-cell>
              <table:table-cell>
                <text:p text:style-name="P6">16</text:p>
              </table:table-cell>
            </table:table-row>
            <table:table-row table:style-name="ro2" table:default-cell-style-name="ce1">
              <table:table-cell>
                <text:p text:style-name="P6">6</text:p>
              </table:table-cell>
              <table:table-cell>
                <text:p text:style-name="P6">2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7" draw:text-style-name="P16" draw:layer="layout" svg:width="3.103cm" svg:height="3.103cm" svg:x="1.171cm" svg:y="12.052cm">
          <draw:image xlink:href="Pictures/1000020100000058000000586779E3D347147B3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The rule of sums</text:span></text:p>
          </draw:text-box>
        </draw:frame>
        <draw:frame presentation:style-name="pr20" draw:text-style-name="P5" draw:layer="layout" svg:width="19.791cm" svg:height="6.427cm" svg:x="1.264cm" svg:y="3.088cm">
          <draw:text-box>
            <text:p text:style-name="P2"><text:span text:style-name="T9">The rule of sums with overlap:</text:span><text:span text:style-name="T19"> If the list to count can be split into two pieces of size </text:span><text:span text:style-name="T20">z</text:span><text:span text:style-name="T19"> and </text:span><text:span text:style-name="T20">y</text:span><text:span text:style-name="T19">, and the pieces have z objects in common, then the original list has</text:span><text:span text:style-name="T20"> </text:span><text:span text:style-name="T20"><text:line-break/></text:span><text:span text:style-name="T20">x + y − z</text:span><text:span text:style-name="T19"> <text:s text:c="2"/>entries. In terms of sets, we can write this as </text:span></text:p>
            <text:p text:style-name="P2"><text:span text:style-name="T20">n(A ∪ B) = n(A) + n(B) − n(A ∩ B) </text:span><text:span text:style-name="T19">for all sets </text:span><text:span text:style-name="T20">A </text:span><text:span text:style-name="T19">and </text:span><text:span text:style-name="T20">B</text:span><text:span text:style-name="T19">.</text:span></text:p>
            <text:p text:style-name="P2"><text:span text:style-name="T19"/></text:p>
            <text:p text:style-name="P11"><text:span text:style-name="T22">From Discrete Math Mathematical Reasoning and Proofs with Puzzles, Patterns</text:span></text:p>
            <text:p text:style-name="P11"><text:span text:style-name="T22">and Games, by Ensley and Crawley, 5.2 page 391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5">This or that,</text:span><text:span text:style-name="T25"><text:line-break/></text:span><text:span text:style-name="T25">without duplicates:</text:span></text:p>
            <text:p text:style-name="P6"><text:span text:style-name="T33">a + b - 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The rule of sums</text:span></text:p>
          </draw:text-box>
        </draw:frame>
        <draw:frame presentation:style-name="pr21" draw:text-style-name="P5" draw:layer="layout" svg:width="16.003cm" svg:height="10.085cm" svg:x="1.264cm" svg:y="3.088cm">
          <draw:text-box>
            <text:p text:style-name="P2"><text:span text:style-name="T19">Example: Say that we’re drawing cards from a deck. How many outcomes are there if we get a card value of “10” OR get a red suit?</text:span></text:p>
            <text:p text:style-name="P2"><text:span text:style-name="T19"/></text:p>
            <text:p text:style-name="P2"><text:span text:style-name="T19">In this case, we need to investigate both outcomes separately first:</text:span></text:p>
            <text:p text:style-name="P2"><text:span text:style-name="T19"/></text:p>
            <text:list text:style-name="L1">
              <text:list-item>
                <text:p text:style-name="P2"><text:span text:style-name="T34">How many cards are there with a value of 10?</text:span><text:span text:style-name="T34"><text:line-break/></text:span><text:span text:style-name="T34"><text:line-break/></text:span><text:span text:style-name="T34"/></text:p>
              </text:list-item>
              <text:list-item>
                <text:p text:style-name="P2"><text:span text:style-name="T34">How many cards are there that are red?</text:span><text:span text:style-name="T34"><text:line-break/></text:span><text:span text:style-name="T34"/></text:p>
              </text:list-item>
            </text:list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5">This or that,</text:span><text:span text:style-name="T25"><text:line-break/></text:span><text:span text:style-name="T25">without duplicates:</text:span></text:p>
            <text:p text:style-name="P6"><text:span text:style-name="T33">a + b - 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The rule of sums</text:span></text:p>
          </draw:text-box>
        </draw:frame>
        <draw:frame presentation:style-name="pr22" draw:text-style-name="P5" draw:layer="layout" svg:width="16.003cm" svg:height="3.185cm" svg:x="1.264cm" svg:y="12.235cm">
          <draw:text-box>
            <text:list text:style-name="L1">
              <text:list-item>
                <text:p text:style-name="P2"><text:span text:style-name="T34">How many cards are there with a value of 10?</text:span><text:span text:style-name="T34"><text:line-break/></text:span><text:span text:style-name="T34"/></text:p>
              </text:list-item>
              <text:list-item>
                <text:p text:style-name="P2"><text:span text:style-name="T34">How many cards are there that are red?</text:span><text:span text:style-name="T34"><text:line-break/></text:span><text:span text:style-name="T34"/></text:p>
              </text:list-item>
            </text:list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5">This or that,</text:span><text:span text:style-name="T25"><text:line-break/></text:span><text:span text:style-name="T25">without duplicates:</text:span></text:p>
            <text:p text:style-name="P6"><text:span text:style-name="T33">a + b - c</text:span></text:p>
          </draw:text-box>
        </draw:frame>
        <draw:rect draw:style-name="gr8" draw:text-style-name="P18" draw:layer="layout" svg:width="1.424cm" svg:height="1.093cm" svg:x="0.478cm" svg:y="2.771cm">
          <text:p text:style-name="P17"><text:span text:style-name="T35">A♠</text:span></text:p>
        </draw:rect>
        <draw:rect draw:style-name="gr8" draw:text-style-name="P18" draw:layer="layout" svg:width="1.425cm" svg:height="1.093cm" svg:x="0.506cm" svg:y="4.312cm">
          <text:p text:style-name="P17"><text:span text:style-name="T35">A♣</text:span></text:p>
        </draw:rect>
        <draw:rect draw:style-name="gr8" draw:text-style-name="P19" draw:layer="layout" svg:width="1.424cm" svg:height="1.093cm" svg:x="0.508cm" svg:y="5.866cm">
          <text:p text:style-name="P17"><text:span text:style-name="T36">A♥</text:span></text:p>
        </draw:rect>
        <draw:rect draw:style-name="gr8" draw:text-style-name="P19" draw:layer="layout" svg:width="1.425cm" svg:height="1.093cm" svg:x="0.517cm" svg:y="7.407cm">
          <text:p text:style-name="P17"><text:span text:style-name="T36">A♦</text:span></text:p>
        </draw:rect>
        <draw:rect draw:style-name="gr8" draw:text-style-name="P18" draw:layer="layout" svg:width="1.425cm" svg:height="1.093cm" svg:x="2.096cm" svg:y="2.771cm">
          <text:p text:style-name="P17"><text:span text:style-name="T35">2♠</text:span></text:p>
        </draw:rect>
        <draw:rect draw:style-name="gr8" draw:text-style-name="P18" draw:layer="layout" svg:width="1.426cm" svg:height="1.093cm" svg:x="2.124cm" svg:y="4.312cm">
          <text:p text:style-name="P17"><text:span text:style-name="T35">2♣</text:span></text:p>
        </draw:rect>
        <draw:rect draw:style-name="gr8" draw:text-style-name="P19" draw:layer="layout" svg:width="1.424cm" svg:height="1.093cm" svg:x="2.127cm" svg:y="5.866cm">
          <text:p text:style-name="P17"><text:span text:style-name="T36">2♥</text:span></text:p>
        </draw:rect>
        <draw:rect draw:style-name="gr8" draw:text-style-name="P19" draw:layer="layout" svg:width="1.424cm" svg:height="1.093cm" svg:x="2.136cm" svg:y="7.407cm">
          <text:p text:style-name="P17"><text:span text:style-name="T36">2♦</text:span></text:p>
        </draw:rect>
        <draw:rect draw:style-name="gr8" draw:text-style-name="P18" draw:layer="layout" svg:width="1.424cm" svg:height="1.093cm" svg:x="3.713cm" svg:y="2.771cm">
          <text:p text:style-name="P17"><text:span text:style-name="T35">3♠</text:span></text:p>
        </draw:rect>
        <draw:rect draw:style-name="gr8" draw:text-style-name="P18" draw:layer="layout" svg:width="1.426cm" svg:height="1.093cm" svg:x="3.74cm" svg:y="4.312cm">
          <text:p text:style-name="P17"><text:span text:style-name="T35">3♣</text:span></text:p>
        </draw:rect>
        <draw:rect draw:style-name="gr8" draw:text-style-name="P19" draw:layer="layout" svg:width="1.424cm" svg:height="1.093cm" svg:x="3.743cm" svg:y="5.866cm">
          <text:p text:style-name="P17"><text:span text:style-name="T36">3♥</text:span></text:p>
        </draw:rect>
        <draw:rect draw:style-name="gr8" draw:text-style-name="P19" draw:layer="layout" svg:width="1.424cm" svg:height="1.093cm" svg:x="3.752cm" svg:y="7.407cm">
          <text:p text:style-name="P17"><text:span text:style-name="T36">3♦</text:span></text:p>
        </draw:rect>
        <draw:rect draw:style-name="gr8" draw:text-style-name="P18" draw:layer="layout" svg:width="1.424cm" svg:height="1.093cm" svg:x="5.331cm" svg:y="2.771cm">
          <text:p text:style-name="P17"><text:span text:style-name="T35">4♠</text:span></text:p>
        </draw:rect>
        <draw:rect draw:style-name="gr8" draw:text-style-name="P18" draw:layer="layout" svg:width="1.425cm" svg:height="1.093cm" svg:x="5.359cm" svg:y="4.312cm">
          <text:p text:style-name="P17"><text:span text:style-name="T35">4♣</text:span></text:p>
        </draw:rect>
        <draw:rect draw:style-name="gr8" draw:text-style-name="P19" draw:layer="layout" svg:width="1.425cm" svg:height="1.093cm" svg:x="5.361cm" svg:y="5.866cm">
          <text:p text:style-name="P17"><text:span text:style-name="T36">4♥</text:span></text:p>
        </draw:rect>
        <draw:rect draw:style-name="gr8" draw:text-style-name="P19" draw:layer="layout" svg:width="1.425cm" svg:height="1.093cm" svg:x="5.37cm" svg:y="7.407cm">
          <text:p text:style-name="P17"><text:span text:style-name="T36">4♦</text:span></text:p>
        </draw:rect>
        <draw:rect draw:style-name="gr8" draw:text-style-name="P18" draw:layer="layout" svg:width="1.424cm" svg:height="1.093cm" svg:x="6.95cm" svg:y="2.771cm">
          <text:p text:style-name="P17"><text:span text:style-name="T35">5♠</text:span></text:p>
        </draw:rect>
        <draw:rect draw:style-name="gr8" draw:text-style-name="P18" draw:layer="layout" svg:width="1.426cm" svg:height="1.093cm" svg:x="6.977cm" svg:y="4.312cm">
          <text:p text:style-name="P17"><text:span text:style-name="T35">5♣</text:span></text:p>
        </draw:rect>
        <draw:rect draw:style-name="gr8" draw:text-style-name="P19" draw:layer="layout" svg:width="1.424cm" svg:height="1.093cm" svg:x="6.98cm" svg:y="5.866cm">
          <text:p text:style-name="P17"><text:span text:style-name="T36">5♥</text:span></text:p>
        </draw:rect>
        <draw:rect draw:style-name="gr8" draw:text-style-name="P19" draw:layer="layout" svg:width="1.424cm" svg:height="1.093cm" svg:x="6.989cm" svg:y="7.407cm">
          <text:p text:style-name="P17"><text:span text:style-name="T36">5♦</text:span></text:p>
        </draw:rect>
        <draw:rect draw:style-name="gr8" draw:text-style-name="P18" draw:layer="layout" svg:width="1.424cm" svg:height="1.093cm" svg:x="8.566cm" svg:y="2.771cm">
          <text:p text:style-name="P17"><text:span text:style-name="T35">6♠</text:span></text:p>
        </draw:rect>
        <draw:rect draw:style-name="gr8" draw:text-style-name="P18" draw:layer="layout" svg:width="1.426cm" svg:height="1.093cm" svg:x="8.593cm" svg:y="4.312cm">
          <text:p text:style-name="P17"><text:span text:style-name="T35">6♣</text:span></text:p>
        </draw:rect>
        <draw:rect draw:style-name="gr8" draw:text-style-name="P19" draw:layer="layout" svg:width="1.424cm" svg:height="1.093cm" svg:x="8.596cm" svg:y="5.866cm">
          <text:p text:style-name="P17"><text:span text:style-name="T36">6♥</text:span></text:p>
        </draw:rect>
        <draw:rect draw:style-name="gr8" draw:text-style-name="P19" draw:layer="layout" svg:width="1.424cm" svg:height="1.093cm" svg:x="8.605cm" svg:y="7.407cm">
          <text:p text:style-name="P17"><text:span text:style-name="T36">6♦</text:span></text:p>
        </draw:rect>
        <draw:rect draw:style-name="gr8" draw:text-style-name="P18" draw:layer="layout" svg:width="1.425cm" svg:height="1.093cm" svg:x="10.184cm" svg:y="2.771cm">
          <text:p text:style-name="P17"><text:span text:style-name="T35">7♠</text:span></text:p>
        </draw:rect>
        <draw:rect draw:style-name="gr8" draw:text-style-name="P18" draw:layer="layout" svg:width="1.425cm" svg:height="1.093cm" svg:x="10.212cm" svg:y="4.312cm">
          <text:p text:style-name="P17"><text:span text:style-name="T35">7♣</text:span></text:p>
        </draw:rect>
        <draw:rect draw:style-name="gr8" draw:text-style-name="P19" draw:layer="layout" svg:width="1.425cm" svg:height="1.093cm" svg:x="10.214cm" svg:y="5.866cm">
          <text:p text:style-name="P17"><text:span text:style-name="T36">7♥</text:span></text:p>
        </draw:rect>
        <draw:rect draw:style-name="gr8" draw:text-style-name="P19" draw:layer="layout" svg:width="1.425cm" svg:height="1.093cm" svg:x="10.223cm" svg:y="7.407cm">
          <text:p text:style-name="P17"><text:span text:style-name="T36">7♦</text:span></text:p>
        </draw:rect>
        <draw:rect draw:style-name="gr8" draw:text-style-name="P18" draw:layer="layout" svg:width="1.425cm" svg:height="1.093cm" svg:x="11.8cm" svg:y="2.771cm">
          <text:p text:style-name="P17"><text:span text:style-name="T35">8♠</text:span></text:p>
        </draw:rect>
        <draw:rect draw:style-name="gr8" draw:text-style-name="P18" draw:layer="layout" svg:width="1.426cm" svg:height="1.093cm" svg:x="11.828cm" svg:y="4.312cm">
          <text:p text:style-name="P17"><text:span text:style-name="T35">8♣</text:span></text:p>
        </draw:rect>
        <draw:rect draw:style-name="gr8" draw:text-style-name="P19" draw:layer="layout" svg:width="1.425cm" svg:height="1.093cm" svg:x="11.83cm" svg:y="5.866cm">
          <text:p text:style-name="P17"><text:span text:style-name="T36">8♥</text:span></text:p>
        </draw:rect>
        <draw:rect draw:style-name="gr8" draw:text-style-name="P19" draw:layer="layout" svg:width="1.424cm" svg:height="1.093cm" svg:x="11.84cm" svg:y="7.407cm">
          <text:p text:style-name="P17"><text:span text:style-name="T36">8♦</text:span></text:p>
        </draw:rect>
        <draw:rect draw:style-name="gr8" draw:text-style-name="P18" draw:layer="layout" svg:width="1.424cm" svg:height="1.093cm" svg:x="13.419cm" svg:y="2.771cm">
          <text:p text:style-name="P17"><text:span text:style-name="T35">9♠</text:span></text:p>
        </draw:rect>
        <draw:rect draw:style-name="gr8" draw:text-style-name="P18" draw:layer="layout" svg:width="1.425cm" svg:height="1.093cm" svg:x="13.447cm" svg:y="4.312cm">
          <text:p text:style-name="P17"><text:span text:style-name="T35">9♣</text:span></text:p>
        </draw:rect>
        <draw:rect draw:style-name="gr8" draw:text-style-name="P19" draw:layer="layout" svg:width="1.424cm" svg:height="1.093cm" svg:x="13.449cm" svg:y="5.866cm">
          <text:p text:style-name="P17"><text:span text:style-name="T36">9♥</text:span></text:p>
        </draw:rect>
        <draw:rect draw:style-name="gr8" draw:text-style-name="P19" draw:layer="layout" svg:width="1.424cm" svg:height="1.093cm" svg:x="13.458cm" svg:y="7.407cm">
          <text:p text:style-name="P17"><text:span text:style-name="T36">9♦</text:span></text:p>
        </draw:rect>
        <draw:rect draw:style-name="gr8" draw:text-style-name="P18" draw:layer="layout" svg:width="1.425cm" svg:height="1.093cm" svg:x="15.037cm" svg:y="2.771cm">
          <text:p text:style-name="P17"><text:span text:style-name="T35">10♠</text:span></text:p>
        </draw:rect>
        <draw:rect draw:style-name="gr8" draw:text-style-name="P18" draw:layer="layout" svg:width="1.426cm" svg:height="1.093cm" svg:x="15.065cm" svg:y="4.312cm">
          <text:p text:style-name="P17"><text:span text:style-name="T35">10♣</text:span></text:p>
        </draw:rect>
        <draw:rect draw:style-name="gr8" draw:text-style-name="P19" draw:layer="layout" svg:width="1.425cm" svg:height="1.093cm" svg:x="15.067cm" svg:y="5.866cm">
          <text:p text:style-name="P17"><text:span text:style-name="T36">10♥</text:span></text:p>
        </draw:rect>
        <draw:rect draw:style-name="gr8" draw:text-style-name="P19" draw:layer="layout" svg:width="1.424cm" svg:height="1.093cm" svg:x="15.077cm" svg:y="7.407cm">
          <text:p text:style-name="P17"><text:span text:style-name="T36">10♦</text:span></text:p>
        </draw:rect>
        <draw:rect draw:style-name="gr8" draw:text-style-name="P18" draw:layer="layout" svg:width="1.425cm" svg:height="1.093cm" svg:x="16.653cm" svg:y="2.771cm">
          <text:p text:style-name="P17"><text:span text:style-name="T35">J♠</text:span></text:p>
        </draw:rect>
        <draw:rect draw:style-name="gr8" draw:text-style-name="P18" draw:layer="layout" svg:width="1.426cm" svg:height="1.093cm" svg:x="16.681cm" svg:y="4.312cm">
          <text:p text:style-name="P17"><text:span text:style-name="T35">J♣</text:span></text:p>
        </draw:rect>
        <draw:rect draw:style-name="gr8" draw:text-style-name="P19" draw:layer="layout" svg:width="1.425cm" svg:height="1.093cm" svg:x="16.683cm" svg:y="5.866cm">
          <text:p text:style-name="P17"><text:span text:style-name="T36">J♥</text:span></text:p>
        </draw:rect>
        <draw:rect draw:style-name="gr8" draw:text-style-name="P19" draw:layer="layout" svg:width="1.424cm" svg:height="1.093cm" svg:x="16.693cm" svg:y="7.407cm">
          <text:p text:style-name="P17"><text:span text:style-name="T36">J♦</text:span></text:p>
        </draw:rect>
        <draw:rect draw:style-name="gr8" draw:text-style-name="P18" draw:layer="layout" svg:width="1.424cm" svg:height="1.093cm" svg:x="18.272cm" svg:y="2.771cm">
          <text:p text:style-name="P17"><text:span text:style-name="T35">Q♠</text:span></text:p>
        </draw:rect>
        <draw:rect draw:style-name="gr8" draw:text-style-name="P18" draw:layer="layout" svg:width="1.425cm" svg:height="1.093cm" svg:x="18.3cm" svg:y="4.312cm">
          <text:p text:style-name="P17"><text:span text:style-name="T35">Q♣</text:span></text:p>
        </draw:rect>
        <draw:rect draw:style-name="gr8" draw:text-style-name="P19" draw:layer="layout" svg:width="1.424cm" svg:height="1.093cm" svg:x="18.302cm" svg:y="5.866cm">
          <text:p text:style-name="P17"><text:span text:style-name="T36">Q♥</text:span></text:p>
        </draw:rect>
        <draw:rect draw:style-name="gr8" draw:text-style-name="P19" draw:layer="layout" svg:width="1.425cm" svg:height="1.093cm" svg:x="18.311cm" svg:y="7.407cm">
          <text:p text:style-name="P17"><text:span text:style-name="T36">Q♦</text:span></text:p>
        </draw:rect>
        <draw:rect draw:style-name="gr8" draw:text-style-name="P18" draw:layer="layout" svg:width="1.425cm" svg:height="1.093cm" svg:x="19.89cm" svg:y="2.771cm">
          <text:p text:style-name="P17"><text:span text:style-name="T35">K♠</text:span></text:p>
        </draw:rect>
        <draw:rect draw:style-name="gr8" draw:text-style-name="P18" draw:layer="layout" svg:width="1.426cm" svg:height="1.093cm" svg:x="19.918cm" svg:y="4.312cm">
          <text:p text:style-name="P17"><text:span text:style-name="T35">K♣</text:span></text:p>
        </draw:rect>
        <draw:rect draw:style-name="gr8" draw:text-style-name="P19" draw:layer="layout" svg:width="1.425cm" svg:height="1.093cm" svg:x="19.92cm" svg:y="5.866cm">
          <text:p text:style-name="P17"><text:span text:style-name="T36">K♥</text:span></text:p>
        </draw:rect>
        <draw:rect draw:style-name="gr8" draw:text-style-name="P19" draw:layer="layout" svg:width="1.424cm" svg:height="1.093cm" svg:x="19.93cm" svg:y="7.407cm">
          <text:p text:style-name="P17"><text:span text:style-name="T36">K♦</text:span></text:p>
        </draw:rect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The rule of sums</text:span></text:p>
          </draw:text-box>
        </draw:frame>
        <draw:frame presentation:style-name="pr23" draw:text-style-name="P5" draw:layer="layout" svg:width="16.003cm" svg:height="3.185cm" svg:x="1.264cm" svg:y="12.235cm">
          <draw:text-box>
            <text:list text:style-name="L1">
              <text:list-item>
                <text:p text:style-name="P2"><text:span text:style-name="T34">How many cards are there with a value of 10?</text:span><text:span text:style-name="T37">There are four</text:span></text:p>
              </text:list-item>
              <text:list-item>
                <text:p text:style-name="P2"><text:span text:style-name="T34">How many cards are there that are red?</text:span><text:span text:style-name="T34"><text:line-break/></text:span><text:span text:style-name="T34"/></text:p>
              </text:list-item>
            </text:list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5">This or that,</text:span><text:span text:style-name="T25"><text:line-break/></text:span><text:span text:style-name="T25">without duplicates:</text:span></text:p>
            <text:p text:style-name="P6"><text:span text:style-name="T33">a + b - c</text:span></text:p>
          </draw:text-box>
        </draw:frame>
        <draw:rect draw:style-name="gr8" draw:text-style-name="P18" draw:layer="layout" svg:width="1.424cm" svg:height="1.093cm" svg:x="0.478cm" svg:y="2.771cm">
          <text:p text:style-name="P17"><text:span text:style-name="T35">A♠</text:span></text:p>
        </draw:rect>
        <draw:rect draw:style-name="gr8" draw:text-style-name="P18" draw:layer="layout" svg:width="1.425cm" svg:height="1.093cm" svg:x="0.506cm" svg:y="4.312cm">
          <text:p text:style-name="P17"><text:span text:style-name="T35">A♣</text:span></text:p>
        </draw:rect>
        <draw:rect draw:style-name="gr8" draw:text-style-name="P19" draw:layer="layout" svg:width="1.424cm" svg:height="1.093cm" svg:x="0.508cm" svg:y="5.866cm">
          <text:p text:style-name="P17"><text:span text:style-name="T36">A♥</text:span></text:p>
        </draw:rect>
        <draw:rect draw:style-name="gr8" draw:text-style-name="P19" draw:layer="layout" svg:width="1.425cm" svg:height="1.093cm" svg:x="0.517cm" svg:y="7.407cm">
          <text:p text:style-name="P17"><text:span text:style-name="T36">A♦</text:span></text:p>
        </draw:rect>
        <draw:rect draw:style-name="gr8" draw:text-style-name="P18" draw:layer="layout" svg:width="1.425cm" svg:height="1.093cm" svg:x="2.096cm" svg:y="2.771cm">
          <text:p text:style-name="P17"><text:span text:style-name="T35">2♠</text:span></text:p>
        </draw:rect>
        <draw:rect draw:style-name="gr8" draw:text-style-name="P18" draw:layer="layout" svg:width="1.426cm" svg:height="1.093cm" svg:x="2.124cm" svg:y="4.312cm">
          <text:p text:style-name="P17"><text:span text:style-name="T35">2♣</text:span></text:p>
        </draw:rect>
        <draw:rect draw:style-name="gr8" draw:text-style-name="P19" draw:layer="layout" svg:width="1.424cm" svg:height="1.093cm" svg:x="2.127cm" svg:y="5.866cm">
          <text:p text:style-name="P17"><text:span text:style-name="T36">2♥</text:span></text:p>
        </draw:rect>
        <draw:rect draw:style-name="gr8" draw:text-style-name="P19" draw:layer="layout" svg:width="1.424cm" svg:height="1.093cm" svg:x="2.136cm" svg:y="7.407cm">
          <text:p text:style-name="P17"><text:span text:style-name="T36">2♦</text:span></text:p>
        </draw:rect>
        <draw:rect draw:style-name="gr8" draw:text-style-name="P18" draw:layer="layout" svg:width="1.424cm" svg:height="1.093cm" svg:x="3.713cm" svg:y="2.771cm">
          <text:p text:style-name="P17"><text:span text:style-name="T35">3♠</text:span></text:p>
        </draw:rect>
        <draw:rect draw:style-name="gr8" draw:text-style-name="P18" draw:layer="layout" svg:width="1.426cm" svg:height="1.093cm" svg:x="3.74cm" svg:y="4.312cm">
          <text:p text:style-name="P17"><text:span text:style-name="T35">3♣</text:span></text:p>
        </draw:rect>
        <draw:rect draw:style-name="gr8" draw:text-style-name="P19" draw:layer="layout" svg:width="1.424cm" svg:height="1.093cm" svg:x="3.743cm" svg:y="5.866cm">
          <text:p text:style-name="P17"><text:span text:style-name="T36">3♥</text:span></text:p>
        </draw:rect>
        <draw:rect draw:style-name="gr8" draw:text-style-name="P19" draw:layer="layout" svg:width="1.424cm" svg:height="1.093cm" svg:x="3.752cm" svg:y="7.407cm">
          <text:p text:style-name="P17"><text:span text:style-name="T36">3♦</text:span></text:p>
        </draw:rect>
        <draw:rect draw:style-name="gr8" draw:text-style-name="P18" draw:layer="layout" svg:width="1.424cm" svg:height="1.093cm" svg:x="5.331cm" svg:y="2.771cm">
          <text:p text:style-name="P17"><text:span text:style-name="T35">4♠</text:span></text:p>
        </draw:rect>
        <draw:rect draw:style-name="gr8" draw:text-style-name="P18" draw:layer="layout" svg:width="1.425cm" svg:height="1.093cm" svg:x="5.359cm" svg:y="4.312cm">
          <text:p text:style-name="P17"><text:span text:style-name="T35">4♣</text:span></text:p>
        </draw:rect>
        <draw:rect draw:style-name="gr8" draw:text-style-name="P19" draw:layer="layout" svg:width="1.425cm" svg:height="1.093cm" svg:x="5.361cm" svg:y="5.866cm">
          <text:p text:style-name="P17"><text:span text:style-name="T36">4♥</text:span></text:p>
        </draw:rect>
        <draw:rect draw:style-name="gr8" draw:text-style-name="P19" draw:layer="layout" svg:width="1.425cm" svg:height="1.093cm" svg:x="5.37cm" svg:y="7.407cm">
          <text:p text:style-name="P17"><text:span text:style-name="T36">4♦</text:span></text:p>
        </draw:rect>
        <draw:rect draw:style-name="gr8" draw:text-style-name="P18" draw:layer="layout" svg:width="1.424cm" svg:height="1.093cm" svg:x="6.95cm" svg:y="2.771cm">
          <text:p text:style-name="P17"><text:span text:style-name="T35">5♠</text:span></text:p>
        </draw:rect>
        <draw:rect draw:style-name="gr8" draw:text-style-name="P18" draw:layer="layout" svg:width="1.426cm" svg:height="1.093cm" svg:x="6.977cm" svg:y="4.312cm">
          <text:p text:style-name="P17"><text:span text:style-name="T35">5♣</text:span></text:p>
        </draw:rect>
        <draw:rect draw:style-name="gr8" draw:text-style-name="P19" draw:layer="layout" svg:width="1.424cm" svg:height="1.093cm" svg:x="6.98cm" svg:y="5.866cm">
          <text:p text:style-name="P17"><text:span text:style-name="T36">5♥</text:span></text:p>
        </draw:rect>
        <draw:rect draw:style-name="gr8" draw:text-style-name="P19" draw:layer="layout" svg:width="1.424cm" svg:height="1.093cm" svg:x="6.989cm" svg:y="7.407cm">
          <text:p text:style-name="P17"><text:span text:style-name="T36">5♦</text:span></text:p>
        </draw:rect>
        <draw:rect draw:style-name="gr8" draw:text-style-name="P18" draw:layer="layout" svg:width="1.424cm" svg:height="1.093cm" svg:x="8.566cm" svg:y="2.771cm">
          <text:p text:style-name="P17"><text:span text:style-name="T35">6♠</text:span></text:p>
        </draw:rect>
        <draw:rect draw:style-name="gr8" draw:text-style-name="P18" draw:layer="layout" svg:width="1.426cm" svg:height="1.093cm" svg:x="8.593cm" svg:y="4.312cm">
          <text:p text:style-name="P17"><text:span text:style-name="T35">6♣</text:span></text:p>
        </draw:rect>
        <draw:rect draw:style-name="gr8" draw:text-style-name="P19" draw:layer="layout" svg:width="1.424cm" svg:height="1.093cm" svg:x="8.596cm" svg:y="5.866cm">
          <text:p text:style-name="P17"><text:span text:style-name="T36">6♥</text:span></text:p>
        </draw:rect>
        <draw:rect draw:style-name="gr8" draw:text-style-name="P19" draw:layer="layout" svg:width="1.424cm" svg:height="1.093cm" svg:x="8.605cm" svg:y="7.407cm">
          <text:p text:style-name="P17"><text:span text:style-name="T36">6♦</text:span></text:p>
        </draw:rect>
        <draw:rect draw:style-name="gr8" draw:text-style-name="P18" draw:layer="layout" svg:width="1.425cm" svg:height="1.093cm" svg:x="10.184cm" svg:y="2.771cm">
          <text:p text:style-name="P17"><text:span text:style-name="T35">7♠</text:span></text:p>
        </draw:rect>
        <draw:rect draw:style-name="gr8" draw:text-style-name="P18" draw:layer="layout" svg:width="1.425cm" svg:height="1.093cm" svg:x="10.212cm" svg:y="4.312cm">
          <text:p text:style-name="P17"><text:span text:style-name="T35">7♣</text:span></text:p>
        </draw:rect>
        <draw:rect draw:style-name="gr8" draw:text-style-name="P19" draw:layer="layout" svg:width="1.425cm" svg:height="1.093cm" svg:x="10.214cm" svg:y="5.866cm">
          <text:p text:style-name="P17"><text:span text:style-name="T36">7♥</text:span></text:p>
        </draw:rect>
        <draw:rect draw:style-name="gr8" draw:text-style-name="P19" draw:layer="layout" svg:width="1.425cm" svg:height="1.093cm" svg:x="10.223cm" svg:y="7.407cm">
          <text:p text:style-name="P17"><text:span text:style-name="T36">7♦</text:span></text:p>
        </draw:rect>
        <draw:rect draw:style-name="gr8" draw:text-style-name="P18" draw:layer="layout" svg:width="1.425cm" svg:height="1.093cm" svg:x="11.8cm" svg:y="2.771cm">
          <text:p text:style-name="P17"><text:span text:style-name="T35">8♠</text:span></text:p>
        </draw:rect>
        <draw:rect draw:style-name="gr8" draw:text-style-name="P18" draw:layer="layout" svg:width="1.426cm" svg:height="1.093cm" svg:x="11.828cm" svg:y="4.312cm">
          <text:p text:style-name="P17"><text:span text:style-name="T35">8♣</text:span></text:p>
        </draw:rect>
        <draw:rect draw:style-name="gr8" draw:text-style-name="P19" draw:layer="layout" svg:width="1.425cm" svg:height="1.093cm" svg:x="11.83cm" svg:y="5.866cm">
          <text:p text:style-name="P17"><text:span text:style-name="T36">8♥</text:span></text:p>
        </draw:rect>
        <draw:rect draw:style-name="gr8" draw:text-style-name="P19" draw:layer="layout" svg:width="1.424cm" svg:height="1.093cm" svg:x="11.84cm" svg:y="7.407cm">
          <text:p text:style-name="P17"><text:span text:style-name="T36">8♦</text:span></text:p>
        </draw:rect>
        <draw:rect draw:style-name="gr8" draw:text-style-name="P18" draw:layer="layout" svg:width="1.424cm" svg:height="1.093cm" svg:x="13.419cm" svg:y="2.771cm">
          <text:p text:style-name="P17"><text:span text:style-name="T35">9♠</text:span></text:p>
        </draw:rect>
        <draw:rect draw:style-name="gr8" draw:text-style-name="P18" draw:layer="layout" svg:width="1.425cm" svg:height="1.093cm" svg:x="13.447cm" svg:y="4.312cm">
          <text:p text:style-name="P17"><text:span text:style-name="T35">9♣</text:span></text:p>
        </draw:rect>
        <draw:rect draw:style-name="gr8" draw:text-style-name="P19" draw:layer="layout" svg:width="1.424cm" svg:height="1.093cm" svg:x="13.449cm" svg:y="5.866cm">
          <text:p text:style-name="P17"><text:span text:style-name="T36">9♥</text:span></text:p>
        </draw:rect>
        <draw:rect draw:style-name="gr8" draw:text-style-name="P19" draw:layer="layout" svg:width="1.424cm" svg:height="1.093cm" svg:x="13.458cm" svg:y="7.407cm">
          <text:p text:style-name="P17"><text:span text:style-name="T36">9♦</text:span></text:p>
        </draw:rect>
        <draw:rect draw:style-name="gr9" draw:text-style-name="P20" draw:layer="layout" svg:width="1.425cm" svg:height="1.093cm" svg:x="15.037cm" svg:y="2.771cm">
          <text:p text:style-name="P17"><text:span text:style-name="T35">10♠</text:span></text:p>
        </draw:rect>
        <draw:rect draw:style-name="gr9" draw:text-style-name="P20" draw:layer="layout" svg:width="1.426cm" svg:height="1.093cm" svg:x="15.065cm" svg:y="4.312cm">
          <text:p text:style-name="P17"><text:span text:style-name="T35">10♣</text:span></text:p>
        </draw:rect>
        <draw:rect draw:style-name="gr9" draw:text-style-name="P21" draw:layer="layout" svg:width="1.425cm" svg:height="1.093cm" svg:x="15.067cm" svg:y="5.866cm">
          <text:p text:style-name="P17"><text:span text:style-name="T36">10♥</text:span></text:p>
        </draw:rect>
        <draw:rect draw:style-name="gr9" draw:text-style-name="P21" draw:layer="layout" svg:width="1.424cm" svg:height="1.093cm" svg:x="15.077cm" svg:y="7.407cm">
          <text:p text:style-name="P17"><text:span text:style-name="T36">10♦</text:span></text:p>
        </draw:rect>
        <draw:rect draw:style-name="gr8" draw:text-style-name="P18" draw:layer="layout" svg:width="1.425cm" svg:height="1.093cm" svg:x="16.653cm" svg:y="2.771cm">
          <text:p text:style-name="P17"><text:span text:style-name="T35">J♠</text:span></text:p>
        </draw:rect>
        <draw:rect draw:style-name="gr8" draw:text-style-name="P18" draw:layer="layout" svg:width="1.426cm" svg:height="1.093cm" svg:x="16.681cm" svg:y="4.312cm">
          <text:p text:style-name="P17"><text:span text:style-name="T35">J♣</text:span></text:p>
        </draw:rect>
        <draw:rect draw:style-name="gr8" draw:text-style-name="P19" draw:layer="layout" svg:width="1.425cm" svg:height="1.093cm" svg:x="16.683cm" svg:y="5.866cm">
          <text:p text:style-name="P17"><text:span text:style-name="T36">J♥</text:span></text:p>
        </draw:rect>
        <draw:rect draw:style-name="gr8" draw:text-style-name="P19" draw:layer="layout" svg:width="1.424cm" svg:height="1.093cm" svg:x="16.693cm" svg:y="7.407cm">
          <text:p text:style-name="P17"><text:span text:style-name="T36">J♦</text:span></text:p>
        </draw:rect>
        <draw:rect draw:style-name="gr8" draw:text-style-name="P18" draw:layer="layout" svg:width="1.424cm" svg:height="1.093cm" svg:x="18.272cm" svg:y="2.771cm">
          <text:p text:style-name="P17"><text:span text:style-name="T35">Q♠</text:span></text:p>
        </draw:rect>
        <draw:rect draw:style-name="gr8" draw:text-style-name="P18" draw:layer="layout" svg:width="1.425cm" svg:height="1.093cm" svg:x="18.3cm" svg:y="4.312cm">
          <text:p text:style-name="P17"><text:span text:style-name="T35">Q♣</text:span></text:p>
        </draw:rect>
        <draw:rect draw:style-name="gr8" draw:text-style-name="P19" draw:layer="layout" svg:width="1.424cm" svg:height="1.093cm" svg:x="18.302cm" svg:y="5.866cm">
          <text:p text:style-name="P17"><text:span text:style-name="T36">Q♥</text:span></text:p>
        </draw:rect>
        <draw:rect draw:style-name="gr8" draw:text-style-name="P19" draw:layer="layout" svg:width="1.425cm" svg:height="1.093cm" svg:x="18.311cm" svg:y="7.407cm">
          <text:p text:style-name="P17"><text:span text:style-name="T36">Q♦</text:span></text:p>
        </draw:rect>
        <draw:rect draw:style-name="gr8" draw:text-style-name="P18" draw:layer="layout" svg:width="1.425cm" svg:height="1.093cm" svg:x="19.89cm" svg:y="2.771cm">
          <text:p text:style-name="P17"><text:span text:style-name="T35">K♠</text:span></text:p>
        </draw:rect>
        <draw:rect draw:style-name="gr8" draw:text-style-name="P18" draw:layer="layout" svg:width="1.426cm" svg:height="1.093cm" svg:x="19.918cm" svg:y="4.312cm">
          <text:p text:style-name="P17"><text:span text:style-name="T35">K♣</text:span></text:p>
        </draw:rect>
        <draw:rect draw:style-name="gr8" draw:text-style-name="P19" draw:layer="layout" svg:width="1.425cm" svg:height="1.093cm" svg:x="19.92cm" svg:y="5.866cm">
          <text:p text:style-name="P17"><text:span text:style-name="T36">K♥</text:span></text:p>
        </draw:rect>
        <draw:rect draw:style-name="gr8" draw:text-style-name="P19" draw:layer="layout" svg:width="1.424cm" svg:height="1.093cm" svg:x="19.93cm" svg:y="7.407cm">
          <text:p text:style-name="P17"><text:span text:style-name="T36">K♦</text:span></text:p>
        </draw:rect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The rule of sums</text:span></text:p>
          </draw:text-box>
        </draw:frame>
        <draw:frame presentation:style-name="pr24" draw:text-style-name="P5" draw:layer="layout" svg:width="16.003cm" svg:height="3.981cm" svg:x="1.264cm" svg:y="12.235cm">
          <draw:text-box>
            <text:list text:style-name="L1">
              <text:list-item>
                <text:p text:style-name="P2"><text:span text:style-name="T34">How many cards are there with a value of 10?</text:span><text:span text:style-name="T37">There are four</text:span></text:p>
              </text:list-item>
              <text:list-item>
                <text:p text:style-name="P2"><text:span text:style-name="T34">How many cards are there that are red?</text:span><text:span text:style-name="T34"><text:line-break/></text:span><text:span text:style-name="T37">There are 26</text:span><text:span text:style-name="T34"><text:line-break/></text:span><text:span text:style-name="T34"/></text:p>
              </text:list-item>
            </text:list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5">This or that,</text:span><text:span text:style-name="T25"><text:line-break/></text:span><text:span text:style-name="T25">without duplicates:</text:span></text:p>
            <text:p text:style-name="P6"><text:span text:style-name="T33">a + b - c</text:span></text:p>
          </draw:text-box>
        </draw:frame>
        <draw:rect draw:style-name="gr8" draw:text-style-name="P18" draw:layer="layout" svg:width="1.424cm" svg:height="1.093cm" svg:x="0.478cm" svg:y="2.771cm">
          <text:p text:style-name="P17"><text:span text:style-name="T35">A♠</text:span></text:p>
        </draw:rect>
        <draw:rect draw:style-name="gr8" draw:text-style-name="P18" draw:layer="layout" svg:width="1.425cm" svg:height="1.093cm" svg:x="0.506cm" svg:y="4.312cm">
          <text:p text:style-name="P17"><text:span text:style-name="T35">A♣</text:span></text:p>
        </draw:rect>
        <draw:rect draw:style-name="gr9" draw:text-style-name="P21" draw:layer="layout" svg:width="1.424cm" svg:height="1.093cm" svg:x="0.508cm" svg:y="5.866cm">
          <text:p text:style-name="P17"><text:span text:style-name="T36">A♥</text:span></text:p>
        </draw:rect>
        <draw:rect draw:style-name="gr9" draw:text-style-name="P21" draw:layer="layout" svg:width="1.425cm" svg:height="1.093cm" svg:x="0.517cm" svg:y="7.407cm">
          <text:p text:style-name="P17"><text:span text:style-name="T36">A♦</text:span></text:p>
        </draw:rect>
        <draw:rect draw:style-name="gr8" draw:text-style-name="P18" draw:layer="layout" svg:width="1.425cm" svg:height="1.093cm" svg:x="2.096cm" svg:y="2.771cm">
          <text:p text:style-name="P17"><text:span text:style-name="T35">2♠</text:span></text:p>
        </draw:rect>
        <draw:rect draw:style-name="gr8" draw:text-style-name="P18" draw:layer="layout" svg:width="1.426cm" svg:height="1.093cm" svg:x="2.124cm" svg:y="4.312cm">
          <text:p text:style-name="P17"><text:span text:style-name="T35">2♣</text:span></text:p>
        </draw:rect>
        <draw:rect draw:style-name="gr9" draw:text-style-name="P21" draw:layer="layout" svg:width="1.424cm" svg:height="1.093cm" svg:x="2.127cm" svg:y="5.866cm">
          <text:p text:style-name="P17"><text:span text:style-name="T36">2♥</text:span></text:p>
        </draw:rect>
        <draw:rect draw:style-name="gr9" draw:text-style-name="P21" draw:layer="layout" svg:width="1.424cm" svg:height="1.093cm" svg:x="2.136cm" svg:y="7.407cm">
          <text:p text:style-name="P17"><text:span text:style-name="T36">2♦</text:span></text:p>
        </draw:rect>
        <draw:rect draw:style-name="gr8" draw:text-style-name="P18" draw:layer="layout" svg:width="1.424cm" svg:height="1.093cm" svg:x="3.713cm" svg:y="2.771cm">
          <text:p text:style-name="P17"><text:span text:style-name="T35">3♠</text:span></text:p>
        </draw:rect>
        <draw:rect draw:style-name="gr8" draw:text-style-name="P18" draw:layer="layout" svg:width="1.426cm" svg:height="1.093cm" svg:x="3.74cm" svg:y="4.312cm">
          <text:p text:style-name="P17"><text:span text:style-name="T35">3♣</text:span></text:p>
        </draw:rect>
        <draw:rect draw:style-name="gr9" draw:text-style-name="P21" draw:layer="layout" svg:width="1.424cm" svg:height="1.093cm" svg:x="3.743cm" svg:y="5.866cm">
          <text:p text:style-name="P17"><text:span text:style-name="T36">3♥</text:span></text:p>
        </draw:rect>
        <draw:rect draw:style-name="gr9" draw:text-style-name="P21" draw:layer="layout" svg:width="1.424cm" svg:height="1.093cm" svg:x="3.752cm" svg:y="7.407cm">
          <text:p text:style-name="P17"><text:span text:style-name="T36">3♦</text:span></text:p>
        </draw:rect>
        <draw:rect draw:style-name="gr8" draw:text-style-name="P18" draw:layer="layout" svg:width="1.424cm" svg:height="1.093cm" svg:x="5.331cm" svg:y="2.771cm">
          <text:p text:style-name="P17"><text:span text:style-name="T35">4♠</text:span></text:p>
        </draw:rect>
        <draw:rect draw:style-name="gr8" draw:text-style-name="P18" draw:layer="layout" svg:width="1.425cm" svg:height="1.093cm" svg:x="5.359cm" svg:y="4.312cm">
          <text:p text:style-name="P17"><text:span text:style-name="T35">4♣</text:span></text:p>
        </draw:rect>
        <draw:rect draw:style-name="gr9" draw:text-style-name="P21" draw:layer="layout" svg:width="1.425cm" svg:height="1.093cm" svg:x="5.361cm" svg:y="5.866cm">
          <text:p text:style-name="P17"><text:span text:style-name="T36">4♥</text:span></text:p>
        </draw:rect>
        <draw:rect draw:style-name="gr9" draw:text-style-name="P21" draw:layer="layout" svg:width="1.425cm" svg:height="1.093cm" svg:x="5.37cm" svg:y="7.407cm">
          <text:p text:style-name="P17"><text:span text:style-name="T36">4♦</text:span></text:p>
        </draw:rect>
        <draw:rect draw:style-name="gr8" draw:text-style-name="P18" draw:layer="layout" svg:width="1.424cm" svg:height="1.093cm" svg:x="6.95cm" svg:y="2.771cm">
          <text:p text:style-name="P17"><text:span text:style-name="T35">5♠</text:span></text:p>
        </draw:rect>
        <draw:rect draw:style-name="gr8" draw:text-style-name="P18" draw:layer="layout" svg:width="1.426cm" svg:height="1.093cm" svg:x="6.977cm" svg:y="4.312cm">
          <text:p text:style-name="P17"><text:span text:style-name="T35">5♣</text:span></text:p>
        </draw:rect>
        <draw:rect draw:style-name="gr9" draw:text-style-name="P21" draw:layer="layout" svg:width="1.424cm" svg:height="1.093cm" svg:x="6.98cm" svg:y="5.866cm">
          <text:p text:style-name="P17"><text:span text:style-name="T36">5♥</text:span></text:p>
        </draw:rect>
        <draw:rect draw:style-name="gr9" draw:text-style-name="P21" draw:layer="layout" svg:width="1.424cm" svg:height="1.093cm" svg:x="6.989cm" svg:y="7.407cm">
          <text:p text:style-name="P17"><text:span text:style-name="T36">5♦</text:span></text:p>
        </draw:rect>
        <draw:rect draw:style-name="gr8" draw:text-style-name="P18" draw:layer="layout" svg:width="1.424cm" svg:height="1.093cm" svg:x="8.566cm" svg:y="2.771cm">
          <text:p text:style-name="P17"><text:span text:style-name="T35">6♠</text:span></text:p>
        </draw:rect>
        <draw:rect draw:style-name="gr8" draw:text-style-name="P18" draw:layer="layout" svg:width="1.426cm" svg:height="1.093cm" svg:x="8.593cm" svg:y="4.312cm">
          <text:p text:style-name="P17"><text:span text:style-name="T35">6♣</text:span></text:p>
        </draw:rect>
        <draw:rect draw:style-name="gr9" draw:text-style-name="P21" draw:layer="layout" svg:width="1.424cm" svg:height="1.093cm" svg:x="8.596cm" svg:y="5.866cm">
          <text:p text:style-name="P17"><text:span text:style-name="T36">6♥</text:span></text:p>
        </draw:rect>
        <draw:rect draw:style-name="gr9" draw:text-style-name="P21" draw:layer="layout" svg:width="1.424cm" svg:height="1.093cm" svg:x="8.605cm" svg:y="7.407cm">
          <text:p text:style-name="P17"><text:span text:style-name="T36">6♦</text:span></text:p>
        </draw:rect>
        <draw:rect draw:style-name="gr8" draw:text-style-name="P18" draw:layer="layout" svg:width="1.425cm" svg:height="1.093cm" svg:x="10.184cm" svg:y="2.771cm">
          <text:p text:style-name="P17"><text:span text:style-name="T35">7♠</text:span></text:p>
        </draw:rect>
        <draw:rect draw:style-name="gr8" draw:text-style-name="P18" draw:layer="layout" svg:width="1.425cm" svg:height="1.093cm" svg:x="10.212cm" svg:y="4.312cm">
          <text:p text:style-name="P17"><text:span text:style-name="T35">7♣</text:span></text:p>
        </draw:rect>
        <draw:rect draw:style-name="gr9" draw:text-style-name="P21" draw:layer="layout" svg:width="1.425cm" svg:height="1.093cm" svg:x="10.214cm" svg:y="5.866cm">
          <text:p text:style-name="P17"><text:span text:style-name="T36">7♥</text:span></text:p>
        </draw:rect>
        <draw:rect draw:style-name="gr9" draw:text-style-name="P21" draw:layer="layout" svg:width="1.425cm" svg:height="1.093cm" svg:x="10.223cm" svg:y="7.407cm">
          <text:p text:style-name="P17"><text:span text:style-name="T36">7♦</text:span></text:p>
        </draw:rect>
        <draw:rect draw:style-name="gr8" draw:text-style-name="P18" draw:layer="layout" svg:width="1.425cm" svg:height="1.093cm" svg:x="11.8cm" svg:y="2.771cm">
          <text:p text:style-name="P17"><text:span text:style-name="T35">8♠</text:span></text:p>
        </draw:rect>
        <draw:rect draw:style-name="gr8" draw:text-style-name="P18" draw:layer="layout" svg:width="1.426cm" svg:height="1.093cm" svg:x="11.828cm" svg:y="4.312cm">
          <text:p text:style-name="P17"><text:span text:style-name="T35">8♣</text:span></text:p>
        </draw:rect>
        <draw:rect draw:style-name="gr9" draw:text-style-name="P21" draw:layer="layout" svg:width="1.425cm" svg:height="1.093cm" svg:x="11.83cm" svg:y="5.866cm">
          <text:p text:style-name="P17"><text:span text:style-name="T36">8♥</text:span></text:p>
        </draw:rect>
        <draw:rect draw:style-name="gr9" draw:text-style-name="P21" draw:layer="layout" svg:width="1.424cm" svg:height="1.093cm" svg:x="11.84cm" svg:y="7.407cm">
          <text:p text:style-name="P17"><text:span text:style-name="T36">8♦</text:span></text:p>
        </draw:rect>
        <draw:rect draw:style-name="gr8" draw:text-style-name="P18" draw:layer="layout" svg:width="1.424cm" svg:height="1.093cm" svg:x="13.419cm" svg:y="2.771cm">
          <text:p text:style-name="P17"><text:span text:style-name="T35">9♠</text:span></text:p>
        </draw:rect>
        <draw:rect draw:style-name="gr8" draw:text-style-name="P18" draw:layer="layout" svg:width="1.425cm" svg:height="1.093cm" svg:x="13.447cm" svg:y="4.312cm">
          <text:p text:style-name="P17"><text:span text:style-name="T35">9♣</text:span></text:p>
        </draw:rect>
        <draw:rect draw:style-name="gr9" draw:text-style-name="P21" draw:layer="layout" svg:width="1.424cm" svg:height="1.093cm" svg:x="13.449cm" svg:y="5.866cm">
          <text:p text:style-name="P17"><text:span text:style-name="T36">9♥</text:span></text:p>
        </draw:rect>
        <draw:rect draw:style-name="gr9" draw:text-style-name="P21" draw:layer="layout" svg:width="1.424cm" svg:height="1.093cm" svg:x="13.458cm" svg:y="7.407cm">
          <text:p text:style-name="P17"><text:span text:style-name="T36">9♦</text:span></text:p>
        </draw:rect>
        <draw:rect draw:style-name="gr8" draw:text-style-name="P18" draw:layer="layout" svg:width="1.425cm" svg:height="1.093cm" svg:x="15.037cm" svg:y="2.771cm">
          <text:p text:style-name="P17"><text:span text:style-name="T35">10♠</text:span></text:p>
        </draw:rect>
        <draw:rect draw:style-name="gr8" draw:text-style-name="P18" draw:layer="layout" svg:width="1.426cm" svg:height="1.093cm" svg:x="15.065cm" svg:y="4.312cm">
          <text:p text:style-name="P17"><text:span text:style-name="T35">10♣</text:span></text:p>
        </draw:rect>
        <draw:rect draw:style-name="gr9" draw:text-style-name="P21" draw:layer="layout" svg:width="1.425cm" svg:height="1.093cm" svg:x="15.067cm" svg:y="5.866cm">
          <text:p text:style-name="P17"><text:span text:style-name="T36">10♥</text:span></text:p>
        </draw:rect>
        <draw:rect draw:style-name="gr9" draw:text-style-name="P21" draw:layer="layout" svg:width="1.424cm" svg:height="1.093cm" svg:x="15.077cm" svg:y="7.407cm">
          <text:p text:style-name="P17"><text:span text:style-name="T36">10♦</text:span></text:p>
        </draw:rect>
        <draw:rect draw:style-name="gr8" draw:text-style-name="P18" draw:layer="layout" svg:width="1.425cm" svg:height="1.093cm" svg:x="16.653cm" svg:y="2.771cm">
          <text:p text:style-name="P17"><text:span text:style-name="T35">J♠</text:span></text:p>
        </draw:rect>
        <draw:rect draw:style-name="gr8" draw:text-style-name="P18" draw:layer="layout" svg:width="1.426cm" svg:height="1.093cm" svg:x="16.681cm" svg:y="4.312cm">
          <text:p text:style-name="P17"><text:span text:style-name="T35">J♣</text:span></text:p>
        </draw:rect>
        <draw:rect draw:style-name="gr9" draw:text-style-name="P21" draw:layer="layout" svg:width="1.425cm" svg:height="1.093cm" svg:x="16.683cm" svg:y="5.866cm">
          <text:p text:style-name="P17"><text:span text:style-name="T36">J♥</text:span></text:p>
        </draw:rect>
        <draw:rect draw:style-name="gr9" draw:text-style-name="P21" draw:layer="layout" svg:width="1.424cm" svg:height="1.093cm" svg:x="16.693cm" svg:y="7.407cm">
          <text:p text:style-name="P17"><text:span text:style-name="T36">J♦</text:span></text:p>
        </draw:rect>
        <draw:rect draw:style-name="gr8" draw:text-style-name="P18" draw:layer="layout" svg:width="1.424cm" svg:height="1.093cm" svg:x="18.272cm" svg:y="2.771cm">
          <text:p text:style-name="P17"><text:span text:style-name="T35">Q♠</text:span></text:p>
        </draw:rect>
        <draw:rect draw:style-name="gr8" draw:text-style-name="P18" draw:layer="layout" svg:width="1.425cm" svg:height="1.093cm" svg:x="18.3cm" svg:y="4.312cm">
          <text:p text:style-name="P17"><text:span text:style-name="T35">Q♣</text:span></text:p>
        </draw:rect>
        <draw:rect draw:style-name="gr9" draw:text-style-name="P21" draw:layer="layout" svg:width="1.424cm" svg:height="1.093cm" svg:x="18.302cm" svg:y="5.866cm">
          <text:p text:style-name="P17"><text:span text:style-name="T36">Q♥</text:span></text:p>
        </draw:rect>
        <draw:rect draw:style-name="gr9" draw:text-style-name="P21" draw:layer="layout" svg:width="1.425cm" svg:height="1.093cm" svg:x="18.311cm" svg:y="7.407cm">
          <text:p text:style-name="P17"><text:span text:style-name="T36">Q♦</text:span></text:p>
        </draw:rect>
        <draw:rect draw:style-name="gr8" draw:text-style-name="P18" draw:layer="layout" svg:width="1.425cm" svg:height="1.093cm" svg:x="19.89cm" svg:y="2.771cm">
          <text:p text:style-name="P17"><text:span text:style-name="T35">K♠</text:span></text:p>
        </draw:rect>
        <draw:rect draw:style-name="gr8" draw:text-style-name="P18" draw:layer="layout" svg:width="1.426cm" svg:height="1.093cm" svg:x="19.918cm" svg:y="4.312cm">
          <text:p text:style-name="P17"><text:span text:style-name="T35">K♣</text:span></text:p>
        </draw:rect>
        <draw:rect draw:style-name="gr9" draw:text-style-name="P21" draw:layer="layout" svg:width="1.425cm" svg:height="1.093cm" svg:x="19.92cm" svg:y="5.866cm">
          <text:p text:style-name="P17"><text:span text:style-name="T36">K♥</text:span></text:p>
        </draw:rect>
        <draw:rect draw:style-name="gr9" draw:text-style-name="P21" draw:layer="layout" svg:width="1.424cm" svg:height="1.093cm" svg:x="19.93cm" svg:y="7.407cm">
          <text:p text:style-name="P17"><text:span text:style-name="T36">K♦</text:span></text:p>
        </draw:rect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The rule of sums</text:span></text:p>
          </draw:text-box>
        </draw:frame>
        <draw:frame presentation:style-name="pr25" draw:text-style-name="P5" draw:layer="layout" svg:width="20.147cm" svg:height="10.085cm" svg:x="1.264cm" svg:y="3.088cm">
          <draw:text-box>
            <text:p text:style-name="P2"><text:span text:style-name="T22">Example: Say that we’re drawing cards from a deck. How many outcomes are there if we get a card value of “10” OR get a red suit?</text:span></text:p>
            <text:p text:style-name="P2"><text:span text:style-name="T19"/></text:p>
            <text:list text:style-name="L1">
              <text:list-item>
                <text:p text:style-name="P2"><text:span text:style-name="T34">How many cards are there with a value of 10?</text:span><text:span text:style-name="T34"><text:tab/></text:span><text:span text:style-name="T37">4</text:span><text:span text:style-name="T37"><text:line-break/></text:span><text:span text:style-name="T34"><text:line-break/></text:span><text:span text:style-name="T34"/></text:p>
              </text:list-item>
              <text:list-item>
                <text:p text:style-name="P2"><text:span text:style-name="T34">How many cards are there that are red?</text:span><text:span text:style-name="T34"><text:tab/></text:span><text:span text:style-name="T34"><text:tab/></text:span><text:span text:style-name="T34"><text:tab/></text:span><text:span text:style-name="T37">26</text:span></text:p>
              </text:list-item>
            </text:list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5">This or that,</text:span><text:span text:style-name="T25"><text:line-break/></text:span><text:span text:style-name="T25">without duplicates:</text:span></text:p>
            <text:p text:style-name="P6"><text:span text:style-name="T33">a + b - c</text:span></text:p>
          </draw:text-box>
        </draw:frame>
        <draw:rect draw:style-name="gr8" draw:text-style-name="P18" draw:layer="layout" svg:width="1.425cm" svg:height="1.093cm" svg:x="7.194cm" svg:y="6.112cm">
          <text:p text:style-name="P17"><text:span text:style-name="T35">10♠</text:span></text:p>
        </draw:rect>
        <draw:rect draw:style-name="gr8" draw:text-style-name="P18" draw:layer="layout" svg:width="1.426cm" svg:height="1.093cm" svg:x="8.91cm" svg:y="6.152cm">
          <text:p text:style-name="P17"><text:span text:style-name="T35">10♣</text:span></text:p>
        </draw:rect>
        <draw:rect draw:style-name="gr8" draw:text-style-name="P19" draw:layer="layout" svg:width="1.425cm" svg:height="1.093cm" svg:x="10.621cm" svg:y="6.167cm">
          <text:p text:style-name="P17"><text:span text:style-name="T36">10♥</text:span></text:p>
        </draw:rect>
        <draw:rect draw:style-name="gr8" draw:text-style-name="P19" draw:layer="layout" svg:width="1.424cm" svg:height="1.093cm" svg:x="12.226cm" svg:y="6.17cm">
          <text:p text:style-name="P17"><text:span text:style-name="T36">10♦</text:span></text:p>
        </draw:rect>
        <draw:g>
          <draw:rect draw:style-name="gr8" draw:text-style-name="P19" draw:layer="layout" svg:width="1.424cm" svg:height="1.093cm" svg:x="0.545cm" svg:y="8.606cm">
            <text:p text:style-name="P17"><text:span text:style-name="T36">A♥</text:span></text:p>
          </draw:rect>
          <draw:rect draw:style-name="gr8" draw:text-style-name="P19" draw:layer="layout" svg:width="1.425cm" svg:height="1.093cm" svg:x="0.554cm" svg:y="10.147cm">
            <text:p text:style-name="P17"><text:span text:style-name="T36">A♦</text:span></text:p>
          </draw:rect>
          <draw:rect draw:style-name="gr8" draw:text-style-name="P19" draw:layer="layout" svg:width="1.424cm" svg:height="1.093cm" svg:x="2.164cm" svg:y="8.606cm">
            <text:p text:style-name="P17"><text:span text:style-name="T36">2♥</text:span></text:p>
          </draw:rect>
          <draw:rect draw:style-name="gr8" draw:text-style-name="P19" draw:layer="layout" svg:width="1.424cm" svg:height="1.093cm" svg:x="2.173cm" svg:y="10.147cm">
            <text:p text:style-name="P17"><text:span text:style-name="T36">2♦</text:span></text:p>
          </draw:rect>
          <draw:rect draw:style-name="gr8" draw:text-style-name="P19" draw:layer="layout" svg:width="1.424cm" svg:height="1.093cm" svg:x="3.78cm" svg:y="8.606cm">
            <text:p text:style-name="P17"><text:span text:style-name="T36">3♥</text:span></text:p>
          </draw:rect>
          <draw:rect draw:style-name="gr8" draw:text-style-name="P19" draw:layer="layout" svg:width="1.424cm" svg:height="1.093cm" svg:x="3.789cm" svg:y="10.147cm">
            <text:p text:style-name="P17"><text:span text:style-name="T36">3♦</text:span></text:p>
          </draw:rect>
          <draw:rect draw:style-name="gr8" draw:text-style-name="P19" draw:layer="layout" svg:width="1.425cm" svg:height="1.093cm" svg:x="5.398cm" svg:y="8.606cm">
            <text:p text:style-name="P17"><text:span text:style-name="T36">4♥</text:span></text:p>
          </draw:rect>
          <draw:rect draw:style-name="gr8" draw:text-style-name="P19" draw:layer="layout" svg:width="1.425cm" svg:height="1.093cm" svg:x="5.407cm" svg:y="10.147cm">
            <text:p text:style-name="P17"><text:span text:style-name="T36">4♦</text:span></text:p>
          </draw:rect>
          <draw:rect draw:style-name="gr8" draw:text-style-name="P19" draw:layer="layout" svg:width="1.424cm" svg:height="1.093cm" svg:x="7.017cm" svg:y="8.606cm">
            <text:p text:style-name="P17"><text:span text:style-name="T36">5♥</text:span></text:p>
          </draw:rect>
          <draw:rect draw:style-name="gr8" draw:text-style-name="P19" draw:layer="layout" svg:width="1.424cm" svg:height="1.093cm" svg:x="7.026cm" svg:y="10.147cm">
            <text:p text:style-name="P17"><text:span text:style-name="T36">5♦</text:span></text:p>
          </draw:rect>
          <draw:rect draw:style-name="gr8" draw:text-style-name="P19" draw:layer="layout" svg:width="1.424cm" svg:height="1.093cm" svg:x="8.633cm" svg:y="8.606cm">
            <text:p text:style-name="P17"><text:span text:style-name="T36">6♥</text:span></text:p>
          </draw:rect>
          <draw:rect draw:style-name="gr8" draw:text-style-name="P19" draw:layer="layout" svg:width="1.424cm" svg:height="1.093cm" svg:x="8.642cm" svg:y="10.147cm">
            <text:p text:style-name="P17"><text:span text:style-name="T36">6♦</text:span></text:p>
          </draw:rect>
          <draw:rect draw:style-name="gr8" draw:text-style-name="P19" draw:layer="layout" svg:width="1.425cm" svg:height="1.093cm" svg:x="10.251cm" svg:y="8.606cm">
            <text:p text:style-name="P17"><text:span text:style-name="T36">7♥</text:span></text:p>
          </draw:rect>
          <draw:rect draw:style-name="gr8" draw:text-style-name="P19" draw:layer="layout" svg:width="1.425cm" svg:height="1.093cm" svg:x="10.26cm" svg:y="10.147cm">
            <text:p text:style-name="P17"><text:span text:style-name="T36">7♦</text:span></text:p>
          </draw:rect>
          <draw:rect draw:style-name="gr8" draw:text-style-name="P19" draw:layer="layout" svg:width="1.425cm" svg:height="1.093cm" svg:x="11.867cm" svg:y="8.606cm">
            <text:p text:style-name="P17"><text:span text:style-name="T36">8♥</text:span></text:p>
          </draw:rect>
          <draw:rect draw:style-name="gr8" draw:text-style-name="P19" draw:layer="layout" svg:width="1.424cm" svg:height="1.093cm" svg:x="11.877cm" svg:y="10.147cm">
            <text:p text:style-name="P17"><text:span text:style-name="T36">8♦</text:span></text:p>
          </draw:rect>
          <draw:rect draw:style-name="gr8" draw:text-style-name="P19" draw:layer="layout" svg:width="1.424cm" svg:height="1.093cm" svg:x="13.486cm" svg:y="8.606cm">
            <text:p text:style-name="P17"><text:span text:style-name="T36">9♥</text:span></text:p>
          </draw:rect>
          <draw:rect draw:style-name="gr8" draw:text-style-name="P19" draw:layer="layout" svg:width="1.424cm" svg:height="1.093cm" svg:x="13.495cm" svg:y="10.147cm">
            <text:p text:style-name="P17"><text:span text:style-name="T36">9♦</text:span></text:p>
          </draw:rect>
          <draw:rect draw:style-name="gr8" draw:text-style-name="P19" draw:layer="layout" svg:width="1.425cm" svg:height="1.093cm" svg:x="15.104cm" svg:y="8.606cm">
            <text:p text:style-name="P17"><text:span text:style-name="T36">10♥</text:span></text:p>
          </draw:rect>
          <draw:rect draw:style-name="gr8" draw:text-style-name="P19" draw:layer="layout" svg:width="1.424cm" svg:height="1.093cm" svg:x="15.114cm" svg:y="10.147cm">
            <text:p text:style-name="P17"><text:span text:style-name="T36">10♦</text:span></text:p>
          </draw:rect>
          <draw:rect draw:style-name="gr8" draw:text-style-name="P19" draw:layer="layout" svg:width="1.425cm" svg:height="1.093cm" svg:x="16.72cm" svg:y="8.606cm">
            <text:p text:style-name="P17"><text:span text:style-name="T36">J♥</text:span></text:p>
          </draw:rect>
          <draw:rect draw:style-name="gr8" draw:text-style-name="P19" draw:layer="layout" svg:width="1.424cm" svg:height="1.093cm" svg:x="16.73cm" svg:y="10.147cm">
            <text:p text:style-name="P17"><text:span text:style-name="T36">J♦</text:span></text:p>
          </draw:rect>
          <draw:rect draw:style-name="gr8" draw:text-style-name="P19" draw:layer="layout" svg:width="1.424cm" svg:height="1.093cm" svg:x="18.339cm" svg:y="8.606cm">
            <text:p text:style-name="P17"><text:span text:style-name="T36">Q♥</text:span></text:p>
          </draw:rect>
          <draw:rect draw:style-name="gr8" draw:text-style-name="P19" draw:layer="layout" svg:width="1.425cm" svg:height="1.093cm" svg:x="18.348cm" svg:y="10.147cm">
            <text:p text:style-name="P17"><text:span text:style-name="T36">Q♦</text:span></text:p>
          </draw:rect>
          <draw:rect draw:style-name="gr8" draw:text-style-name="P19" draw:layer="layout" svg:width="1.425cm" svg:height="1.093cm" svg:x="19.957cm" svg:y="8.606cm">
            <text:p text:style-name="P17"><text:span text:style-name="T36">K♥</text:span></text:p>
          </draw:rect>
          <draw:rect draw:style-name="gr8" draw:text-style-name="P19" draw:layer="layout" svg:width="1.424cm" svg:height="1.093cm" svg:x="19.967cm" svg:y="10.147cm">
            <text:p text:style-name="P17"><text:span text:style-name="T36">K♦</text:span></text:p>
          </draw:rect>
        </draw:g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The rule of sums</text:span></text:p>
          </draw:text-box>
        </draw:frame>
        <draw:frame presentation:style-name="pr26" draw:text-style-name="P5" draw:layer="layout" svg:width="20.147cm" svg:height="10.085cm" svg:x="1.264cm" svg:y="3.088cm">
          <draw:text-box>
            <text:p text:style-name="P2"><text:span text:style-name="T22">Example: Say that we’re drawing cards from a deck. How many outcomes are there if we get a card value of “10” OR get a red suit?</text:span></text:p>
            <text:p text:style-name="P2"><text:span text:style-name="T19"/></text:p>
            <text:list text:style-name="L1">
              <text:list-item>
                <text:p text:style-name="P2"><text:span text:style-name="T34">How many cards are there with a value of 10?</text:span><text:span text:style-name="T34"><text:tab/></text:span><text:span text:style-name="T37">4</text:span><text:span text:style-name="T37"><text:line-break/></text:span><text:span text:style-name="T34"><text:line-break/></text:span><text:span text:style-name="T34"/></text:p>
              </text:list-item>
              <text:list-item>
                <text:p text:style-name="P2"><text:span text:style-name="T34">How many cards are there that are red?</text:span><text:span text:style-name="T34"><text:tab/></text:span><text:span text:style-name="T34"><text:tab/></text:span><text:span text:style-name="T34"><text:tab/></text:span><text:span text:style-name="T37">26</text:span><text:span text:style-name="T37"><text:line-break/></text:span><text:span text:style-name="T37"><text:line-break/></text:span><text:span text:style-name="T37"><text:line-break/></text:span><text:span text:style-name="T37"><text:line-break/></text:span><text:span text:style-name="T37"/></text:p>
              </text:list-item>
              <text:list-item>
                <text:p text:style-name="P2"><text:span text:style-name="T38">How many cards both have a value of 10 </text:span><text:span text:style-name="T39">AND</text:span><text:span text:style-name="T40"> are red?</text:span></text:p>
              </text:list-item>
            </text:list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5">This or that,</text:span><text:span text:style-name="T25"><text:line-break/></text:span><text:span text:style-name="T25">without duplicates:</text:span></text:p>
            <text:p text:style-name="P6"><text:span text:style-name="T33">a + b - c</text:span></text:p>
          </draw:text-box>
        </draw:frame>
        <draw:rect draw:style-name="gr8" draw:text-style-name="P18" draw:layer="layout" svg:width="1.425cm" svg:height="1.093cm" svg:x="7.194cm" svg:y="6.112cm">
          <text:p text:style-name="P17"><text:span text:style-name="T35">10♠</text:span></text:p>
        </draw:rect>
        <draw:rect draw:style-name="gr8" draw:text-style-name="P18" draw:layer="layout" svg:width="1.426cm" svg:height="1.093cm" svg:x="8.91cm" svg:y="6.152cm">
          <text:p text:style-name="P17"><text:span text:style-name="T35">10♣</text:span></text:p>
        </draw:rect>
        <draw:rect draw:style-name="gr8" draw:text-style-name="P19" draw:layer="layout" svg:width="1.425cm" svg:height="1.093cm" svg:x="10.621cm" svg:y="6.167cm">
          <text:p text:style-name="P17"><text:span text:style-name="T36">10♥</text:span></text:p>
        </draw:rect>
        <draw:rect draw:style-name="gr8" draw:text-style-name="P19" draw:layer="layout" svg:width="1.424cm" svg:height="1.093cm" svg:x="12.226cm" svg:y="6.17cm">
          <text:p text:style-name="P17"><text:span text:style-name="T36">10♦</text:span></text:p>
        </draw:rect>
        <draw:g>
          <draw:rect draw:style-name="gr8" draw:text-style-name="P19" draw:layer="layout" svg:width="1.424cm" svg:height="1.093cm" svg:x="0.545cm" svg:y="8.606cm">
            <text:p text:style-name="P17"><text:span text:style-name="T36">A♥</text:span></text:p>
          </draw:rect>
          <draw:rect draw:style-name="gr8" draw:text-style-name="P19" draw:layer="layout" svg:width="1.425cm" svg:height="1.093cm" svg:x="0.554cm" svg:y="10.147cm">
            <text:p text:style-name="P17"><text:span text:style-name="T36">A♦</text:span></text:p>
          </draw:rect>
          <draw:rect draw:style-name="gr8" draw:text-style-name="P19" draw:layer="layout" svg:width="1.424cm" svg:height="1.093cm" svg:x="2.164cm" svg:y="8.606cm">
            <text:p text:style-name="P17"><text:span text:style-name="T36">2♥</text:span></text:p>
          </draw:rect>
          <draw:rect draw:style-name="gr8" draw:text-style-name="P19" draw:layer="layout" svg:width="1.424cm" svg:height="1.093cm" svg:x="2.173cm" svg:y="10.147cm">
            <text:p text:style-name="P17"><text:span text:style-name="T36">2♦</text:span></text:p>
          </draw:rect>
          <draw:rect draw:style-name="gr8" draw:text-style-name="P19" draw:layer="layout" svg:width="1.424cm" svg:height="1.093cm" svg:x="3.78cm" svg:y="8.606cm">
            <text:p text:style-name="P17"><text:span text:style-name="T36">3♥</text:span></text:p>
          </draw:rect>
          <draw:rect draw:style-name="gr8" draw:text-style-name="P19" draw:layer="layout" svg:width="1.424cm" svg:height="1.093cm" svg:x="3.789cm" svg:y="10.147cm">
            <text:p text:style-name="P17"><text:span text:style-name="T36">3♦</text:span></text:p>
          </draw:rect>
          <draw:rect draw:style-name="gr8" draw:text-style-name="P19" draw:layer="layout" svg:width="1.425cm" svg:height="1.093cm" svg:x="5.398cm" svg:y="8.606cm">
            <text:p text:style-name="P17"><text:span text:style-name="T36">4♥</text:span></text:p>
          </draw:rect>
          <draw:rect draw:style-name="gr8" draw:text-style-name="P19" draw:layer="layout" svg:width="1.425cm" svg:height="1.093cm" svg:x="5.407cm" svg:y="10.147cm">
            <text:p text:style-name="P17"><text:span text:style-name="T36">4♦</text:span></text:p>
          </draw:rect>
          <draw:rect draw:style-name="gr8" draw:text-style-name="P19" draw:layer="layout" svg:width="1.424cm" svg:height="1.093cm" svg:x="7.017cm" svg:y="8.606cm">
            <text:p text:style-name="P17"><text:span text:style-name="T36">5♥</text:span></text:p>
          </draw:rect>
          <draw:rect draw:style-name="gr8" draw:text-style-name="P19" draw:layer="layout" svg:width="1.424cm" svg:height="1.093cm" svg:x="7.026cm" svg:y="10.147cm">
            <text:p text:style-name="P17"><text:span text:style-name="T36">5♦</text:span></text:p>
          </draw:rect>
          <draw:rect draw:style-name="gr8" draw:text-style-name="P19" draw:layer="layout" svg:width="1.424cm" svg:height="1.093cm" svg:x="8.633cm" svg:y="8.606cm">
            <text:p text:style-name="P17"><text:span text:style-name="T36">6♥</text:span></text:p>
          </draw:rect>
          <draw:rect draw:style-name="gr8" draw:text-style-name="P19" draw:layer="layout" svg:width="1.424cm" svg:height="1.093cm" svg:x="8.642cm" svg:y="10.147cm">
            <text:p text:style-name="P17"><text:span text:style-name="T36">6♦</text:span></text:p>
          </draw:rect>
          <draw:rect draw:style-name="gr8" draw:text-style-name="P19" draw:layer="layout" svg:width="1.425cm" svg:height="1.093cm" svg:x="10.251cm" svg:y="8.606cm">
            <text:p text:style-name="P17"><text:span text:style-name="T36">7♥</text:span></text:p>
          </draw:rect>
          <draw:rect draw:style-name="gr8" draw:text-style-name="P19" draw:layer="layout" svg:width="1.425cm" svg:height="1.093cm" svg:x="10.26cm" svg:y="10.147cm">
            <text:p text:style-name="P17"><text:span text:style-name="T36">7♦</text:span></text:p>
          </draw:rect>
          <draw:rect draw:style-name="gr8" draw:text-style-name="P19" draw:layer="layout" svg:width="1.425cm" svg:height="1.093cm" svg:x="11.867cm" svg:y="8.606cm">
            <text:p text:style-name="P17"><text:span text:style-name="T36">8♥</text:span></text:p>
          </draw:rect>
          <draw:rect draw:style-name="gr8" draw:text-style-name="P19" draw:layer="layout" svg:width="1.424cm" svg:height="1.093cm" svg:x="11.877cm" svg:y="10.147cm">
            <text:p text:style-name="P17"><text:span text:style-name="T36">8♦</text:span></text:p>
          </draw:rect>
          <draw:rect draw:style-name="gr8" draw:text-style-name="P19" draw:layer="layout" svg:width="1.424cm" svg:height="1.093cm" svg:x="13.486cm" svg:y="8.606cm">
            <text:p text:style-name="P17"><text:span text:style-name="T36">9♥</text:span></text:p>
          </draw:rect>
          <draw:rect draw:style-name="gr8" draw:text-style-name="P19" draw:layer="layout" svg:width="1.424cm" svg:height="1.093cm" svg:x="13.495cm" svg:y="10.147cm">
            <text:p text:style-name="P17"><text:span text:style-name="T36">9♦</text:span></text:p>
          </draw:rect>
          <draw:rect draw:style-name="gr8" draw:text-style-name="P19" draw:layer="layout" svg:width="1.425cm" svg:height="1.093cm" svg:x="15.104cm" svg:y="8.606cm">
            <text:p text:style-name="P17"><text:span text:style-name="T36">10♥</text:span></text:p>
          </draw:rect>
          <draw:rect draw:style-name="gr8" draw:text-style-name="P19" draw:layer="layout" svg:width="1.424cm" svg:height="1.093cm" svg:x="15.114cm" svg:y="10.147cm">
            <text:p text:style-name="P17"><text:span text:style-name="T36">10♦</text:span></text:p>
          </draw:rect>
          <draw:rect draw:style-name="gr8" draw:text-style-name="P19" draw:layer="layout" svg:width="1.425cm" svg:height="1.093cm" svg:x="16.72cm" svg:y="8.606cm">
            <text:p text:style-name="P17"><text:span text:style-name="T36">J♥</text:span></text:p>
          </draw:rect>
          <draw:rect draw:style-name="gr8" draw:text-style-name="P19" draw:layer="layout" svg:width="1.424cm" svg:height="1.093cm" svg:x="16.73cm" svg:y="10.147cm">
            <text:p text:style-name="P17"><text:span text:style-name="T36">J♦</text:span></text:p>
          </draw:rect>
          <draw:rect draw:style-name="gr8" draw:text-style-name="P19" draw:layer="layout" svg:width="1.424cm" svg:height="1.093cm" svg:x="18.339cm" svg:y="8.606cm">
            <text:p text:style-name="P17"><text:span text:style-name="T36">Q♥</text:span></text:p>
          </draw:rect>
          <draw:rect draw:style-name="gr8" draw:text-style-name="P19" draw:layer="layout" svg:width="1.425cm" svg:height="1.093cm" svg:x="18.348cm" svg:y="10.147cm">
            <text:p text:style-name="P17"><text:span text:style-name="T36">Q♦</text:span></text:p>
          </draw:rect>
          <draw:rect draw:style-name="gr8" draw:text-style-name="P19" draw:layer="layout" svg:width="1.425cm" svg:height="1.093cm" svg:x="19.957cm" svg:y="8.606cm">
            <text:p text:style-name="P17"><text:span text:style-name="T36">K♥</text:span></text:p>
          </draw:rect>
          <draw:rect draw:style-name="gr8" draw:text-style-name="P19" draw:layer="layout" svg:width="1.424cm" svg:height="1.093cm" svg:x="19.967cm" svg:y="10.147cm">
            <text:p text:style-name="P17"><text:span text:style-name="T36">K♦</text:span></text:p>
          </draw:rect>
        </draw:g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The rule of sums</text:span></text:p>
          </draw:text-box>
        </draw:frame>
        <draw:frame presentation:style-name="pr27" draw:text-style-name="P5" draw:layer="layout" svg:width="20.147cm" svg:height="10.085cm" svg:x="1.264cm" svg:y="3.088cm">
          <draw:text-box>
            <text:p text:style-name="P2"><text:span text:style-name="T22">Example: Say that we’re drawing cards from a deck. How many outcomes are there if we get a card value of “10” OR get a red suit?</text:span></text:p>
            <text:p text:style-name="P2"><text:span text:style-name="T19"/></text:p>
            <text:list text:style-name="L1">
              <text:list-item>
                <text:p text:style-name="P2"><text:span text:style-name="T34">How many cards are there with a value of 10?</text:span><text:span text:style-name="T34"><text:tab/></text:span><text:span text:style-name="T37">4</text:span><text:span text:style-name="T37"><text:line-break/></text:span><text:span text:style-name="T34"><text:line-break/></text:span><text:span text:style-name="T34"/></text:p>
              </text:list-item>
              <text:list-item>
                <text:p text:style-name="P2"><text:span text:style-name="T34">How many cards are there that are red?</text:span><text:span text:style-name="T34"><text:tab/></text:span><text:span text:style-name="T34"><text:tab/></text:span><text:span text:style-name="T34"><text:tab/></text:span><text:span text:style-name="T37">26</text:span><text:span text:style-name="T37"><text:line-break/></text:span><text:span text:style-name="T37"><text:line-break/></text:span><text:span text:style-name="T37"><text:line-break/></text:span><text:span text:style-name="T37"><text:line-break/></text:span><text:span text:style-name="T37"/></text:p>
              </text:list-item>
              <text:list-item>
                <text:p text:style-name="P2"><text:span text:style-name="T38">How many cards both have a value of 10 </text:span><text:span text:style-name="T39">AND</text:span><text:span text:style-name="T40"> are red?</text:span><text:span text:style-name="T40"><text:tab/></text:span><text:span text:style-name="T41">2</text:span></text:p>
              </text:list-item>
            </text:list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5">This or that,</text:span><text:span text:style-name="T25"><text:line-break/></text:span><text:span text:style-name="T25">without duplicates:</text:span></text:p>
            <text:p text:style-name="P6"><text:span text:style-name="T33">a + b - c</text:span></text:p>
          </draw:text-box>
        </draw:frame>
        <draw:rect draw:style-name="gr8" draw:text-style-name="P18" draw:layer="layout" svg:width="1.425cm" svg:height="1.093cm" svg:x="7.194cm" svg:y="6.112cm">
          <text:p text:style-name="P17"><text:span text:style-name="T35">10♠</text:span></text:p>
        </draw:rect>
        <draw:rect draw:style-name="gr8" draw:text-style-name="P18" draw:layer="layout" svg:width="1.426cm" svg:height="1.093cm" svg:x="8.91cm" svg:y="6.152cm">
          <text:p text:style-name="P17"><text:span text:style-name="T35">10♣</text:span></text:p>
        </draw:rect>
        <draw:rect draw:style-name="gr8" draw:text-style-name="P19" draw:layer="layout" svg:width="1.425cm" svg:height="1.093cm" svg:x="10.621cm" svg:y="6.167cm">
          <text:p text:style-name="P17"><text:span text:style-name="T36">10♥</text:span></text:p>
        </draw:rect>
        <draw:rect draw:style-name="gr8" draw:text-style-name="P19" draw:layer="layout" svg:width="1.424cm" svg:height="1.093cm" svg:x="12.226cm" svg:y="6.17cm">
          <text:p text:style-name="P17"><text:span text:style-name="T36">10♦</text:span></text:p>
        </draw:rect>
        <draw:g>
          <draw:rect draw:style-name="gr8" draw:text-style-name="P19" draw:layer="layout" svg:width="1.424cm" svg:height="1.093cm" svg:x="0.545cm" svg:y="8.606cm">
            <text:p text:style-name="P17"><text:span text:style-name="T36">A♥</text:span></text:p>
          </draw:rect>
          <draw:rect draw:style-name="gr8" draw:text-style-name="P19" draw:layer="layout" svg:width="1.425cm" svg:height="1.093cm" svg:x="0.554cm" svg:y="10.147cm">
            <text:p text:style-name="P17"><text:span text:style-name="T36">A♦</text:span></text:p>
          </draw:rect>
          <draw:rect draw:style-name="gr8" draw:text-style-name="P19" draw:layer="layout" svg:width="1.424cm" svg:height="1.093cm" svg:x="2.164cm" svg:y="8.606cm">
            <text:p text:style-name="P17"><text:span text:style-name="T36">2♥</text:span></text:p>
          </draw:rect>
          <draw:rect draw:style-name="gr8" draw:text-style-name="P19" draw:layer="layout" svg:width="1.424cm" svg:height="1.093cm" svg:x="2.173cm" svg:y="10.147cm">
            <text:p text:style-name="P17"><text:span text:style-name="T36">2♦</text:span></text:p>
          </draw:rect>
          <draw:rect draw:style-name="gr8" draw:text-style-name="P19" draw:layer="layout" svg:width="1.424cm" svg:height="1.093cm" svg:x="3.78cm" svg:y="8.606cm">
            <text:p text:style-name="P17"><text:span text:style-name="T36">3♥</text:span></text:p>
          </draw:rect>
          <draw:rect draw:style-name="gr8" draw:text-style-name="P19" draw:layer="layout" svg:width="1.424cm" svg:height="1.093cm" svg:x="3.789cm" svg:y="10.147cm">
            <text:p text:style-name="P17"><text:span text:style-name="T36">3♦</text:span></text:p>
          </draw:rect>
          <draw:rect draw:style-name="gr8" draw:text-style-name="P19" draw:layer="layout" svg:width="1.425cm" svg:height="1.093cm" svg:x="5.398cm" svg:y="8.606cm">
            <text:p text:style-name="P17"><text:span text:style-name="T36">4♥</text:span></text:p>
          </draw:rect>
          <draw:rect draw:style-name="gr8" draw:text-style-name="P19" draw:layer="layout" svg:width="1.425cm" svg:height="1.093cm" svg:x="5.407cm" svg:y="10.147cm">
            <text:p text:style-name="P17"><text:span text:style-name="T36">4♦</text:span></text:p>
          </draw:rect>
          <draw:rect draw:style-name="gr8" draw:text-style-name="P19" draw:layer="layout" svg:width="1.424cm" svg:height="1.093cm" svg:x="7.017cm" svg:y="8.606cm">
            <text:p text:style-name="P17"><text:span text:style-name="T36">5♥</text:span></text:p>
          </draw:rect>
          <draw:rect draw:style-name="gr8" draw:text-style-name="P19" draw:layer="layout" svg:width="1.424cm" svg:height="1.093cm" svg:x="7.026cm" svg:y="10.147cm">
            <text:p text:style-name="P17"><text:span text:style-name="T36">5♦</text:span></text:p>
          </draw:rect>
          <draw:rect draw:style-name="gr8" draw:text-style-name="P19" draw:layer="layout" svg:width="1.424cm" svg:height="1.093cm" svg:x="8.633cm" svg:y="8.606cm">
            <text:p text:style-name="P17"><text:span text:style-name="T36">6♥</text:span></text:p>
          </draw:rect>
          <draw:rect draw:style-name="gr8" draw:text-style-name="P19" draw:layer="layout" svg:width="1.424cm" svg:height="1.093cm" svg:x="8.642cm" svg:y="10.147cm">
            <text:p text:style-name="P17"><text:span text:style-name="T36">6♦</text:span></text:p>
          </draw:rect>
          <draw:rect draw:style-name="gr8" draw:text-style-name="P19" draw:layer="layout" svg:width="1.425cm" svg:height="1.093cm" svg:x="10.251cm" svg:y="8.606cm">
            <text:p text:style-name="P17"><text:span text:style-name="T36">7♥</text:span></text:p>
          </draw:rect>
          <draw:rect draw:style-name="gr8" draw:text-style-name="P19" draw:layer="layout" svg:width="1.425cm" svg:height="1.093cm" svg:x="10.26cm" svg:y="10.147cm">
            <text:p text:style-name="P17"><text:span text:style-name="T36">7♦</text:span></text:p>
          </draw:rect>
          <draw:rect draw:style-name="gr8" draw:text-style-name="P19" draw:layer="layout" svg:width="1.425cm" svg:height="1.093cm" svg:x="11.867cm" svg:y="8.606cm">
            <text:p text:style-name="P17"><text:span text:style-name="T36">8♥</text:span></text:p>
          </draw:rect>
          <draw:rect draw:style-name="gr8" draw:text-style-name="P19" draw:layer="layout" svg:width="1.424cm" svg:height="1.093cm" svg:x="11.877cm" svg:y="10.147cm">
            <text:p text:style-name="P17"><text:span text:style-name="T36">8♦</text:span></text:p>
          </draw:rect>
          <draw:rect draw:style-name="gr8" draw:text-style-name="P19" draw:layer="layout" svg:width="1.424cm" svg:height="1.093cm" svg:x="13.486cm" svg:y="8.606cm">
            <text:p text:style-name="P17"><text:span text:style-name="T36">9♥</text:span></text:p>
          </draw:rect>
          <draw:rect draw:style-name="gr8" draw:text-style-name="P19" draw:layer="layout" svg:width="1.424cm" svg:height="1.093cm" svg:x="13.495cm" svg:y="10.147cm">
            <text:p text:style-name="P17"><text:span text:style-name="T36">9♦</text:span></text:p>
          </draw:rect>
          <draw:rect draw:style-name="gr8" draw:text-style-name="P19" draw:layer="layout" svg:width="1.425cm" svg:height="1.093cm" svg:x="15.104cm" svg:y="8.606cm">
            <text:p text:style-name="P17"><text:span text:style-name="T36">10♥</text:span></text:p>
          </draw:rect>
          <draw:rect draw:style-name="gr8" draw:text-style-name="P19" draw:layer="layout" svg:width="1.424cm" svg:height="1.093cm" svg:x="15.114cm" svg:y="10.147cm">
            <text:p text:style-name="P17"><text:span text:style-name="T36">10♦</text:span></text:p>
          </draw:rect>
          <draw:rect draw:style-name="gr8" draw:text-style-name="P19" draw:layer="layout" svg:width="1.425cm" svg:height="1.093cm" svg:x="16.72cm" svg:y="8.606cm">
            <text:p text:style-name="P17"><text:span text:style-name="T36">J♥</text:span></text:p>
          </draw:rect>
          <draw:rect draw:style-name="gr8" draw:text-style-name="P19" draw:layer="layout" svg:width="1.424cm" svg:height="1.093cm" svg:x="16.73cm" svg:y="10.147cm">
            <text:p text:style-name="P17"><text:span text:style-name="T36">J♦</text:span></text:p>
          </draw:rect>
          <draw:rect draw:style-name="gr8" draw:text-style-name="P19" draw:layer="layout" svg:width="1.424cm" svg:height="1.093cm" svg:x="18.339cm" svg:y="8.606cm">
            <text:p text:style-name="P17"><text:span text:style-name="T36">Q♥</text:span></text:p>
          </draw:rect>
          <draw:rect draw:style-name="gr8" draw:text-style-name="P19" draw:layer="layout" svg:width="1.425cm" svg:height="1.093cm" svg:x="18.348cm" svg:y="10.147cm">
            <text:p text:style-name="P17"><text:span text:style-name="T36">Q♦</text:span></text:p>
          </draw:rect>
          <draw:rect draw:style-name="gr8" draw:text-style-name="P19" draw:layer="layout" svg:width="1.425cm" svg:height="1.093cm" svg:x="19.957cm" svg:y="8.606cm">
            <text:p text:style-name="P17"><text:span text:style-name="T36">K♥</text:span></text:p>
          </draw:rect>
          <draw:rect draw:style-name="gr8" draw:text-style-name="P19" draw:layer="layout" svg:width="1.424cm" svg:height="1.093cm" svg:x="19.967cm" svg:y="10.147cm">
            <text:p text:style-name="P17"><text:span text:style-name="T36">K♦</text:span></text:p>
          </draw:rect>
        </draw:g>
        <draw:rect draw:style-name="gr8" draw:text-style-name="P19" draw:layer="layout" svg:width="1.425cm" svg:height="1.093cm" svg:x="9.834cm" svg:y="12.603cm">
          <text:p text:style-name="P17"><text:span text:style-name="T36">10♥</text:span></text:p>
        </draw:rect>
        <draw:rect draw:style-name="gr8" draw:text-style-name="P19" draw:layer="layout" svg:width="1.424cm" svg:height="1.093cm" svg:x="11.439cm" svg:y="12.606cm">
          <text:p text:style-name="P17"><text:span text:style-name="T36">10♦</text:span></text:p>
        </draw:rect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The rule of sums</text:span></text:p>
          </draw:text-box>
        </draw:frame>
        <draw:frame presentation:style-name="pr28" draw:text-style-name="P5" draw:layer="layout" svg:width="20.147cm" svg:height="11.619cm" svg:x="1.264cm" svg:y="3.088cm">
          <draw:text-box>
            <text:p text:style-name="P2"><text:span text:style-name="T22">Example: Say that we’re drawing cards from a deck. How many outcomes are there if we get a card value of “10” OR get a red suit?</text:span></text:p>
            <text:p text:style-name="P2"><text:span text:style-name="T19"/></text:p>
            <text:list text:style-name="L1">
              <text:list-item>
                <text:p text:style-name="P2"><text:span text:style-name="T34">How many cards are there with a value of 10?</text:span><text:span text:style-name="T34"><text:tab/></text:span><text:span text:style-name="T37">4</text:span><text:span text:style-name="T37"><text:line-break/></text:span><text:span text:style-name="T34"><text:line-break/></text:span><text:span text:style-name="T34"/></text:p>
              </text:list-item>
              <text:list-item>
                <text:p text:style-name="P2"><text:span text:style-name="T34">How many cards are there that are red?</text:span><text:span text:style-name="T34"><text:tab/></text:span><text:span text:style-name="T34"><text:tab/></text:span><text:span text:style-name="T34"><text:tab/></text:span><text:span text:style-name="T37">26</text:span><text:span text:style-name="T37"><text:line-break/></text:span><text:span text:style-name="T37"><text:line-break/></text:span><text:span text:style-name="T37"><text:line-break/></text:span><text:span text:style-name="T37"><text:line-break/></text:span><text:span text:style-name="T37"/></text:p>
              </text:list-item>
              <text:list-item>
                <text:p text:style-name="P2"><text:span text:style-name="T38">How many cards both have a value of 10 </text:span><text:span text:style-name="T39">AND</text:span><text:span text:style-name="T40"> are red?</text:span><text:span text:style-name="T40"><text:tab/></text:span><text:span text:style-name="T41">2</text:span><text:span text:style-name="T41"><text:line-break/></text:span><text:span text:style-name="T41"><text:line-break/></text:span><text:span text:style-name="T41"/></text:p>
              </text:list-item>
            </text:list>
            <text:p text:style-name="P2"><text:span text:style-name="T42">Using the rule of sums with overlap, what’s the answer?</text:span><text:span text:style-name="T41"> 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5">This or that,</text:span><text:span text:style-name="T25"><text:line-break/></text:span><text:span text:style-name="T25">without duplicates:</text:span></text:p>
            <text:p text:style-name="P6"><text:span text:style-name="T33">a + b - c</text:span></text:p>
          </draw:text-box>
        </draw:frame>
        <draw:rect draw:style-name="gr8" draw:text-style-name="P18" draw:layer="layout" svg:width="1.425cm" svg:height="1.093cm" svg:x="7.194cm" svg:y="6.112cm">
          <text:p text:style-name="P17"><text:span text:style-name="T35">10♠</text:span></text:p>
        </draw:rect>
        <draw:rect draw:style-name="gr8" draw:text-style-name="P18" draw:layer="layout" svg:width="1.426cm" svg:height="1.093cm" svg:x="8.91cm" svg:y="6.152cm">
          <text:p text:style-name="P17"><text:span text:style-name="T35">10♣</text:span></text:p>
        </draw:rect>
        <draw:rect draw:style-name="gr8" draw:text-style-name="P19" draw:layer="layout" svg:width="1.425cm" svg:height="1.093cm" svg:x="10.621cm" svg:y="6.167cm">
          <text:p text:style-name="P17"><text:span text:style-name="T36">10♥</text:span></text:p>
        </draw:rect>
        <draw:rect draw:style-name="gr8" draw:text-style-name="P19" draw:layer="layout" svg:width="1.424cm" svg:height="1.093cm" svg:x="12.226cm" svg:y="6.17cm">
          <text:p text:style-name="P17"><text:span text:style-name="T36">10♦</text:span></text:p>
        </draw:rect>
        <draw:g>
          <draw:rect draw:style-name="gr8" draw:text-style-name="P19" draw:layer="layout" svg:width="1.424cm" svg:height="1.093cm" svg:x="0.545cm" svg:y="8.606cm">
            <text:p text:style-name="P17"><text:span text:style-name="T36">A♥</text:span></text:p>
          </draw:rect>
          <draw:rect draw:style-name="gr8" draw:text-style-name="P19" draw:layer="layout" svg:width="1.425cm" svg:height="1.093cm" svg:x="0.554cm" svg:y="10.147cm">
            <text:p text:style-name="P17"><text:span text:style-name="T36">A♦</text:span></text:p>
          </draw:rect>
          <draw:rect draw:style-name="gr8" draw:text-style-name="P19" draw:layer="layout" svg:width="1.424cm" svg:height="1.093cm" svg:x="2.164cm" svg:y="8.606cm">
            <text:p text:style-name="P17"><text:span text:style-name="T36">2♥</text:span></text:p>
          </draw:rect>
          <draw:rect draw:style-name="gr8" draw:text-style-name="P19" draw:layer="layout" svg:width="1.424cm" svg:height="1.093cm" svg:x="2.173cm" svg:y="10.147cm">
            <text:p text:style-name="P17"><text:span text:style-name="T36">2♦</text:span></text:p>
          </draw:rect>
          <draw:rect draw:style-name="gr8" draw:text-style-name="P19" draw:layer="layout" svg:width="1.424cm" svg:height="1.093cm" svg:x="3.78cm" svg:y="8.606cm">
            <text:p text:style-name="P17"><text:span text:style-name="T36">3♥</text:span></text:p>
          </draw:rect>
          <draw:rect draw:style-name="gr8" draw:text-style-name="P19" draw:layer="layout" svg:width="1.424cm" svg:height="1.093cm" svg:x="3.789cm" svg:y="10.147cm">
            <text:p text:style-name="P17"><text:span text:style-name="T36">3♦</text:span></text:p>
          </draw:rect>
          <draw:rect draw:style-name="gr8" draw:text-style-name="P19" draw:layer="layout" svg:width="1.425cm" svg:height="1.093cm" svg:x="5.398cm" svg:y="8.606cm">
            <text:p text:style-name="P17"><text:span text:style-name="T36">4♥</text:span></text:p>
          </draw:rect>
          <draw:rect draw:style-name="gr8" draw:text-style-name="P19" draw:layer="layout" svg:width="1.425cm" svg:height="1.093cm" svg:x="5.407cm" svg:y="10.147cm">
            <text:p text:style-name="P17"><text:span text:style-name="T36">4♦</text:span></text:p>
          </draw:rect>
          <draw:rect draw:style-name="gr8" draw:text-style-name="P19" draw:layer="layout" svg:width="1.424cm" svg:height="1.093cm" svg:x="7.017cm" svg:y="8.606cm">
            <text:p text:style-name="P17"><text:span text:style-name="T36">5♥</text:span></text:p>
          </draw:rect>
          <draw:rect draw:style-name="gr8" draw:text-style-name="P19" draw:layer="layout" svg:width="1.424cm" svg:height="1.093cm" svg:x="7.026cm" svg:y="10.147cm">
            <text:p text:style-name="P17"><text:span text:style-name="T36">5♦</text:span></text:p>
          </draw:rect>
          <draw:rect draw:style-name="gr8" draw:text-style-name="P19" draw:layer="layout" svg:width="1.424cm" svg:height="1.093cm" svg:x="8.633cm" svg:y="8.606cm">
            <text:p text:style-name="P17"><text:span text:style-name="T36">6♥</text:span></text:p>
          </draw:rect>
          <draw:rect draw:style-name="gr8" draw:text-style-name="P19" draw:layer="layout" svg:width="1.424cm" svg:height="1.093cm" svg:x="8.642cm" svg:y="10.147cm">
            <text:p text:style-name="P17"><text:span text:style-name="T36">6♦</text:span></text:p>
          </draw:rect>
          <draw:rect draw:style-name="gr8" draw:text-style-name="P19" draw:layer="layout" svg:width="1.425cm" svg:height="1.093cm" svg:x="10.251cm" svg:y="8.606cm">
            <text:p text:style-name="P17"><text:span text:style-name="T36">7♥</text:span></text:p>
          </draw:rect>
          <draw:rect draw:style-name="gr8" draw:text-style-name="P19" draw:layer="layout" svg:width="1.425cm" svg:height="1.093cm" svg:x="10.26cm" svg:y="10.147cm">
            <text:p text:style-name="P17"><text:span text:style-name="T36">7♦</text:span></text:p>
          </draw:rect>
          <draw:rect draw:style-name="gr8" draw:text-style-name="P19" draw:layer="layout" svg:width="1.425cm" svg:height="1.093cm" svg:x="11.867cm" svg:y="8.606cm">
            <text:p text:style-name="P17"><text:span text:style-name="T36">8♥</text:span></text:p>
          </draw:rect>
          <draw:rect draw:style-name="gr8" draw:text-style-name="P19" draw:layer="layout" svg:width="1.424cm" svg:height="1.093cm" svg:x="11.877cm" svg:y="10.147cm">
            <text:p text:style-name="P17"><text:span text:style-name="T36">8♦</text:span></text:p>
          </draw:rect>
          <draw:rect draw:style-name="gr8" draw:text-style-name="P19" draw:layer="layout" svg:width="1.424cm" svg:height="1.093cm" svg:x="13.486cm" svg:y="8.606cm">
            <text:p text:style-name="P17"><text:span text:style-name="T36">9♥</text:span></text:p>
          </draw:rect>
          <draw:rect draw:style-name="gr8" draw:text-style-name="P19" draw:layer="layout" svg:width="1.424cm" svg:height="1.093cm" svg:x="13.495cm" svg:y="10.147cm">
            <text:p text:style-name="P17"><text:span text:style-name="T36">9♦</text:span></text:p>
          </draw:rect>
          <draw:rect draw:style-name="gr8" draw:text-style-name="P19" draw:layer="layout" svg:width="1.425cm" svg:height="1.093cm" svg:x="15.104cm" svg:y="8.606cm">
            <text:p text:style-name="P17"><text:span text:style-name="T36">10♥</text:span></text:p>
          </draw:rect>
          <draw:rect draw:style-name="gr8" draw:text-style-name="P19" draw:layer="layout" svg:width="1.424cm" svg:height="1.093cm" svg:x="15.114cm" svg:y="10.147cm">
            <text:p text:style-name="P17"><text:span text:style-name="T36">10♦</text:span></text:p>
          </draw:rect>
          <draw:rect draw:style-name="gr8" draw:text-style-name="P19" draw:layer="layout" svg:width="1.425cm" svg:height="1.093cm" svg:x="16.72cm" svg:y="8.606cm">
            <text:p text:style-name="P17"><text:span text:style-name="T36">J♥</text:span></text:p>
          </draw:rect>
          <draw:rect draw:style-name="gr8" draw:text-style-name="P19" draw:layer="layout" svg:width="1.424cm" svg:height="1.093cm" svg:x="16.73cm" svg:y="10.147cm">
            <text:p text:style-name="P17"><text:span text:style-name="T36">J♦</text:span></text:p>
          </draw:rect>
          <draw:rect draw:style-name="gr8" draw:text-style-name="P19" draw:layer="layout" svg:width="1.424cm" svg:height="1.093cm" svg:x="18.339cm" svg:y="8.606cm">
            <text:p text:style-name="P17"><text:span text:style-name="T36">Q♥</text:span></text:p>
          </draw:rect>
          <draw:rect draw:style-name="gr8" draw:text-style-name="P19" draw:layer="layout" svg:width="1.425cm" svg:height="1.093cm" svg:x="18.348cm" svg:y="10.147cm">
            <text:p text:style-name="P17"><text:span text:style-name="T36">Q♦</text:span></text:p>
          </draw:rect>
          <draw:rect draw:style-name="gr8" draw:text-style-name="P19" draw:layer="layout" svg:width="1.425cm" svg:height="1.093cm" svg:x="19.957cm" svg:y="8.606cm">
            <text:p text:style-name="P17"><text:span text:style-name="T36">K♥</text:span></text:p>
          </draw:rect>
          <draw:rect draw:style-name="gr8" draw:text-style-name="P19" draw:layer="layout" svg:width="1.424cm" svg:height="1.093cm" svg:x="19.967cm" svg:y="10.147cm">
            <text:p text:style-name="P17"><text:span text:style-name="T36">K♦</text:span></text:p>
          </draw:rect>
        </draw:g>
        <draw:rect draw:style-name="gr8" draw:text-style-name="P19" draw:layer="layout" svg:width="1.425cm" svg:height="1.093cm" svg:x="9.834cm" svg:y="12.603cm">
          <text:p text:style-name="P17"><text:span text:style-name="T36">10♥</text:span></text:p>
        </draw:rect>
        <draw:rect draw:style-name="gr8" draw:text-style-name="P19" draw:layer="layout" svg:width="1.424cm" svg:height="1.093cm" svg:x="11.439cm" svg:y="12.606cm">
          <text:p text:style-name="P17"><text:span text:style-name="T36">10♦</text:span></text:p>
        </draw:rect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The rule of sums</text:span></text:p>
          </draw:text-box>
        </draw:frame>
        <draw:frame presentation:style-name="pr29" draw:text-style-name="P5" draw:layer="layout" svg:width="20.147cm" svg:height="11.619cm" svg:x="1.264cm" svg:y="3.088cm">
          <draw:text-box>
            <text:p text:style-name="P2"><text:span text:style-name="T22">Example: Say that we’re drawing cards from a deck. How many outcomes are there if we get a card value of “10” OR get a red suit?</text:span></text:p>
            <text:p text:style-name="P2"><text:span text:style-name="T19"/></text:p>
            <text:list text:style-name="L1">
              <text:list-item>
                <text:p text:style-name="P2"><text:span text:style-name="T34">How many cards are there with a value of 10?</text:span><text:span text:style-name="T34"><text:tab/></text:span><text:span text:style-name="T37">4</text:span><text:span text:style-name="T37"><text:line-break/></text:span><text:span text:style-name="T34"><text:line-break/></text:span><text:span text:style-name="T34"/></text:p>
              </text:list-item>
              <text:list-item>
                <text:p text:style-name="P2"><text:span text:style-name="T34">How many cards are there that are red?</text:span><text:span text:style-name="T34"><text:tab/></text:span><text:span text:style-name="T34"><text:tab/></text:span><text:span text:style-name="T34"><text:tab/></text:span><text:span text:style-name="T37">26</text:span><text:span text:style-name="T37"><text:line-break/></text:span><text:span text:style-name="T37"><text:line-break/></text:span><text:span text:style-name="T37"><text:line-break/></text:span><text:span text:style-name="T37"><text:line-break/></text:span><text:span text:style-name="T37"/></text:p>
              </text:list-item>
              <text:list-item>
                <text:p text:style-name="P2"><text:span text:style-name="T38">How many cards both have a value of 10 </text:span><text:span text:style-name="T39">AND</text:span><text:span text:style-name="T40"> are red?</text:span><text:span text:style-name="T40"><text:tab/></text:span><text:span text:style-name="T41">2</text:span><text:span text:style-name="T41"><text:line-break/></text:span><text:span text:style-name="T41"><text:line-break/></text:span><text:span text:style-name="T41"/></text:p>
              </text:list-item>
            </text:list>
            <text:p text:style-name="P2"><text:span text:style-name="T42">Using the rule of sums with overlap, what’s the answer?</text:span><text:span text:style-name="T41"> </text:span><text:span text:style-name="T41"><text:tab/></text:span><text:span text:style-name="T41">4 + 26 – 2 = 28 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5">This or that,</text:span><text:span text:style-name="T25"><text:line-break/></text:span><text:span text:style-name="T25">without duplicates:</text:span></text:p>
            <text:p text:style-name="P6"><text:span text:style-name="T33">a + b - c</text:span></text:p>
          </draw:text-box>
        </draw:frame>
        <draw:rect draw:style-name="gr8" draw:text-style-name="P18" draw:layer="layout" svg:width="1.425cm" svg:height="1.093cm" svg:x="7.194cm" svg:y="6.112cm">
          <text:p text:style-name="P17"><text:span text:style-name="T35">10♠</text:span></text:p>
        </draw:rect>
        <draw:rect draw:style-name="gr8" draw:text-style-name="P18" draw:layer="layout" svg:width="1.426cm" svg:height="1.093cm" svg:x="8.91cm" svg:y="6.152cm">
          <text:p text:style-name="P17"><text:span text:style-name="T35">10♣</text:span></text:p>
        </draw:rect>
        <draw:rect draw:style-name="gr8" draw:text-style-name="P19" draw:layer="layout" svg:width="1.425cm" svg:height="1.093cm" svg:x="10.621cm" svg:y="6.167cm">
          <text:p text:style-name="P17"><text:span text:style-name="T36">10♥</text:span></text:p>
        </draw:rect>
        <draw:rect draw:style-name="gr8" draw:text-style-name="P19" draw:layer="layout" svg:width="1.424cm" svg:height="1.093cm" svg:x="12.226cm" svg:y="6.17cm">
          <text:p text:style-name="P17"><text:span text:style-name="T36">10♦</text:span></text:p>
        </draw:rect>
        <draw:g>
          <draw:rect draw:style-name="gr8" draw:text-style-name="P19" draw:layer="layout" svg:width="1.424cm" svg:height="1.093cm" svg:x="0.545cm" svg:y="8.606cm">
            <text:p text:style-name="P17"><text:span text:style-name="T36">A♥</text:span></text:p>
          </draw:rect>
          <draw:rect draw:style-name="gr8" draw:text-style-name="P19" draw:layer="layout" svg:width="1.425cm" svg:height="1.093cm" svg:x="0.554cm" svg:y="10.147cm">
            <text:p text:style-name="P17"><text:span text:style-name="T36">A♦</text:span></text:p>
          </draw:rect>
          <draw:rect draw:style-name="gr8" draw:text-style-name="P19" draw:layer="layout" svg:width="1.424cm" svg:height="1.093cm" svg:x="2.164cm" svg:y="8.606cm">
            <text:p text:style-name="P17"><text:span text:style-name="T36">2♥</text:span></text:p>
          </draw:rect>
          <draw:rect draw:style-name="gr8" draw:text-style-name="P19" draw:layer="layout" svg:width="1.424cm" svg:height="1.093cm" svg:x="2.173cm" svg:y="10.147cm">
            <text:p text:style-name="P17"><text:span text:style-name="T36">2♦</text:span></text:p>
          </draw:rect>
          <draw:rect draw:style-name="gr8" draw:text-style-name="P19" draw:layer="layout" svg:width="1.424cm" svg:height="1.093cm" svg:x="3.78cm" svg:y="8.606cm">
            <text:p text:style-name="P17"><text:span text:style-name="T36">3♥</text:span></text:p>
          </draw:rect>
          <draw:rect draw:style-name="gr8" draw:text-style-name="P19" draw:layer="layout" svg:width="1.424cm" svg:height="1.093cm" svg:x="3.789cm" svg:y="10.147cm">
            <text:p text:style-name="P17"><text:span text:style-name="T36">3♦</text:span></text:p>
          </draw:rect>
          <draw:rect draw:style-name="gr8" draw:text-style-name="P19" draw:layer="layout" svg:width="1.425cm" svg:height="1.093cm" svg:x="5.398cm" svg:y="8.606cm">
            <text:p text:style-name="P17"><text:span text:style-name="T36">4♥</text:span></text:p>
          </draw:rect>
          <draw:rect draw:style-name="gr8" draw:text-style-name="P19" draw:layer="layout" svg:width="1.425cm" svg:height="1.093cm" svg:x="5.407cm" svg:y="10.147cm">
            <text:p text:style-name="P17"><text:span text:style-name="T36">4♦</text:span></text:p>
          </draw:rect>
          <draw:rect draw:style-name="gr8" draw:text-style-name="P19" draw:layer="layout" svg:width="1.424cm" svg:height="1.093cm" svg:x="7.017cm" svg:y="8.606cm">
            <text:p text:style-name="P17"><text:span text:style-name="T36">5♥</text:span></text:p>
          </draw:rect>
          <draw:rect draw:style-name="gr8" draw:text-style-name="P19" draw:layer="layout" svg:width="1.424cm" svg:height="1.093cm" svg:x="7.026cm" svg:y="10.147cm">
            <text:p text:style-name="P17"><text:span text:style-name="T36">5♦</text:span></text:p>
          </draw:rect>
          <draw:rect draw:style-name="gr8" draw:text-style-name="P19" draw:layer="layout" svg:width="1.424cm" svg:height="1.093cm" svg:x="8.633cm" svg:y="8.606cm">
            <text:p text:style-name="P17"><text:span text:style-name="T36">6♥</text:span></text:p>
          </draw:rect>
          <draw:rect draw:style-name="gr8" draw:text-style-name="P19" draw:layer="layout" svg:width="1.424cm" svg:height="1.093cm" svg:x="8.642cm" svg:y="10.147cm">
            <text:p text:style-name="P17"><text:span text:style-name="T36">6♦</text:span></text:p>
          </draw:rect>
          <draw:rect draw:style-name="gr8" draw:text-style-name="P19" draw:layer="layout" svg:width="1.425cm" svg:height="1.093cm" svg:x="10.251cm" svg:y="8.606cm">
            <text:p text:style-name="P17"><text:span text:style-name="T36">7♥</text:span></text:p>
          </draw:rect>
          <draw:rect draw:style-name="gr8" draw:text-style-name="P19" draw:layer="layout" svg:width="1.425cm" svg:height="1.093cm" svg:x="10.26cm" svg:y="10.147cm">
            <text:p text:style-name="P17"><text:span text:style-name="T36">7♦</text:span></text:p>
          </draw:rect>
          <draw:rect draw:style-name="gr8" draw:text-style-name="P19" draw:layer="layout" svg:width="1.425cm" svg:height="1.093cm" svg:x="11.867cm" svg:y="8.606cm">
            <text:p text:style-name="P17"><text:span text:style-name="T36">8♥</text:span></text:p>
          </draw:rect>
          <draw:rect draw:style-name="gr8" draw:text-style-name="P19" draw:layer="layout" svg:width="1.424cm" svg:height="1.093cm" svg:x="11.877cm" svg:y="10.147cm">
            <text:p text:style-name="P17"><text:span text:style-name="T36">8♦</text:span></text:p>
          </draw:rect>
          <draw:rect draw:style-name="gr8" draw:text-style-name="P19" draw:layer="layout" svg:width="1.424cm" svg:height="1.093cm" svg:x="13.486cm" svg:y="8.606cm">
            <text:p text:style-name="P17"><text:span text:style-name="T36">9♥</text:span></text:p>
          </draw:rect>
          <draw:rect draw:style-name="gr8" draw:text-style-name="P19" draw:layer="layout" svg:width="1.424cm" svg:height="1.093cm" svg:x="13.495cm" svg:y="10.147cm">
            <text:p text:style-name="P17"><text:span text:style-name="T36">9♦</text:span></text:p>
          </draw:rect>
          <draw:rect draw:style-name="gr8" draw:text-style-name="P19" draw:layer="layout" svg:width="1.425cm" svg:height="1.093cm" svg:x="15.104cm" svg:y="8.606cm">
            <text:p text:style-name="P17"><text:span text:style-name="T36">10♥</text:span></text:p>
          </draw:rect>
          <draw:rect draw:style-name="gr8" draw:text-style-name="P19" draw:layer="layout" svg:width="1.424cm" svg:height="1.093cm" svg:x="15.114cm" svg:y="10.147cm">
            <text:p text:style-name="P17"><text:span text:style-name="T36">10♦</text:span></text:p>
          </draw:rect>
          <draw:rect draw:style-name="gr8" draw:text-style-name="P19" draw:layer="layout" svg:width="1.425cm" svg:height="1.093cm" svg:x="16.72cm" svg:y="8.606cm">
            <text:p text:style-name="P17"><text:span text:style-name="T36">J♥</text:span></text:p>
          </draw:rect>
          <draw:rect draw:style-name="gr8" draw:text-style-name="P19" draw:layer="layout" svg:width="1.424cm" svg:height="1.093cm" svg:x="16.73cm" svg:y="10.147cm">
            <text:p text:style-name="P17"><text:span text:style-name="T36">J♦</text:span></text:p>
          </draw:rect>
          <draw:rect draw:style-name="gr8" draw:text-style-name="P19" draw:layer="layout" svg:width="1.424cm" svg:height="1.093cm" svg:x="18.339cm" svg:y="8.606cm">
            <text:p text:style-name="P17"><text:span text:style-name="T36">Q♥</text:span></text:p>
          </draw:rect>
          <draw:rect draw:style-name="gr8" draw:text-style-name="P19" draw:layer="layout" svg:width="1.425cm" svg:height="1.093cm" svg:x="18.348cm" svg:y="10.147cm">
            <text:p text:style-name="P17"><text:span text:style-name="T36">Q♦</text:span></text:p>
          </draw:rect>
          <draw:rect draw:style-name="gr8" draw:text-style-name="P19" draw:layer="layout" svg:width="1.425cm" svg:height="1.093cm" svg:x="19.957cm" svg:y="8.606cm">
            <text:p text:style-name="P17"><text:span text:style-name="T36">K♥</text:span></text:p>
          </draw:rect>
          <draw:rect draw:style-name="gr8" draw:text-style-name="P19" draw:layer="layout" svg:width="1.424cm" svg:height="1.093cm" svg:x="19.967cm" svg:y="10.147cm">
            <text:p text:style-name="P17"><text:span text:style-name="T36">K♦</text:span></text:p>
          </draw:rect>
        </draw:g>
        <draw:rect draw:style-name="gr8" draw:text-style-name="P19" draw:layer="layout" svg:width="1.425cm" svg:height="1.093cm" svg:x="9.834cm" svg:y="12.603cm">
          <text:p text:style-name="P17"><text:span text:style-name="T36">10♥</text:span></text:p>
        </draw:rect>
        <draw:rect draw:style-name="gr8" draw:text-style-name="P19" draw:layer="layout" svg:width="1.424cm" svg:height="1.093cm" svg:x="11.439cm" svg:y="12.606cm">
          <text:p text:style-name="P17"><text:span text:style-name="T36">10♦</text:span></text:p>
        </draw:rect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7">Rule of Produc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3. The rule of produc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3">Doing one thing </text:span><text:span text:style-name="T44">and</text:span><text:span text:style-name="T45"> another thing</text:span><text:span text:style-name="T43">:</text:span><text:span text:style-name="T46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30" draw:text-style-name="P5" draw:layer="layout" svg:width="19.791cm" svg:height="6.702cm" svg:x="1.264cm" svg:y="3.088cm">
          <draw:text-box>
            <text:p text:style-name="P2"><text:span text:style-name="T19">The rule of products In combinatorics, the rule of product or multiplication principle is a basic counting principle (a.k.a. the fundamental principle of counting). Stated simply, it is the idea that if there are </text:span><text:span text:style-name="T20">a</text:span><text:span text:style-name="T19"> ways of doing something and </text:span><text:span text:style-name="T20">b</text:span><text:span text:style-name="T19"> ways of doing another thing, then there are </text:span><text:span text:style-name="T20">a · b</text:span><text:span text:style-name="T19"> ways of performing both actions.</text:span></text:p>
            <text:p text:style-name="P2"><text:span text:style-name="T19"/></text:p>
            <text:p text:style-name="P11"><text:span text:style-name="T22">From https://en.wikipedia.org/wiki/Rule_of_product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3. The rule of produc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3">Doing one thing </text:span><text:span text:style-name="T44">and</text:span><text:span text:style-name="T45"> another thing</text:span><text:span text:style-name="T43">:</text:span><text:span text:style-name="T46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31" draw:text-style-name="P5" draw:layer="layout" svg:width="19.791cm" svg:height="4.433cm" svg:x="1.264cm" svg:y="3.088cm">
          <draw:text-box>
            <text:p text:style-name="P2"><text:span text:style-name="T47">Example: You have to order food for a group event. There are 5 types of pizza to choose from, and 3 types of ice cream to choose from. Your guests only want 1 of each type of pizza. </text:span><text:span text:style-name="T47"><text:line-break/></text:span><text:span text:style-name="T47"/></text:p>
            <text:p text:style-name="P2"><text:span text:style-name="T47">How many ways can you select 3 pizzas AND 1 ice cream?</text:span></text:p>
            <text:p text:style-name="P2"><text:span text:style-name="T19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3. The rule of produc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3">Doing one thing </text:span><text:span text:style-name="T44">and</text:span><text:span text:style-name="T45"> another thing</text:span><text:span text:style-name="T43">:</text:span><text:span text:style-name="T46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32" draw:text-style-name="P5" draw:layer="layout" svg:width="19.791cm" svg:height="4.433cm" svg:x="1.264cm" svg:y="3.088cm">
          <draw:text-box>
            <text:p text:style-name="P2"><text:span text:style-name="T47">Example: You have to order food for a group event. There are 5 types of pizza to choose from, and 3 types of ice cream to choose from. Your guests only want 1 of each type of pizza. </text:span><text:span text:style-name="T47"><text:line-break/></text:span><text:span text:style-name="T47"/></text:p>
            <text:p text:style-name="P2"><text:span text:style-name="T47">How many ways can you select 3 pizzas AND 1 ice cream?</text:span></text:p>
            <text:p text:style-name="P2"><text:span text:style-name="T19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custom-shape draw:style-name="gr11" draw:text-style-name="P22" draw:layer="layout" svg:width="3.059cm" svg:height="0.638cm" svg:x="1.914cm" svg:y="9.233cm">
          <text:p text:style-name="P6"><text:span text:style-name="T14">Pizza Plate A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059cm" svg:height="0.638cm" svg:x="5.914cm" svg:y="9.233cm">
          <text:p text:style-name="P6"><text:span text:style-name="T14">Pizza Plate B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059cm" svg:height="0.638cm" svg:x="9.914cm" svg:y="9.233cm">
          <text:p text:style-name="P6"><text:span text:style-name="T14">Pizza Plate C</text:span></text:p>
          <draw:enhanced-geometry svg:viewBox="0 0 21600 21600" draw:type="rectangle" draw:enhanced-path="M 0 0 L 21600 0 21600 21600 0 21600 0 0 Z N"/>
        </draw:custom-shape>
        <draw:custom-shape draw:style-name="gr12" draw:text-style-name="P22" draw:layer="layout" svg:width="3.564cm" svg:height="0.638cm" svg:x="15.914cm" svg:y="9.233cm">
          <text:p text:style-name="P6"><text:span text:style-name="T14">Ice Cream Bowl</text:span></text:p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3.152cm" svg:height="1.675cm" svg:x="1.914cm" svg:y="10.114cm">
          <draw:text-box>
            <text:p text:style-name="P6">5 options</text:p>
          </draw:text-box>
        </draw:frame>
        <draw:frame draw:style-name="gr13" draw:text-style-name="P14" draw:layer="layout" svg:width="3.152cm" svg:height="1.675cm" svg:x="5.914cm" svg:y="10.115cm">
          <draw:text-box>
            <text:p text:style-name="P6">4 options</text:p>
          </draw:text-box>
        </draw:frame>
        <draw:frame draw:style-name="gr13" draw:text-style-name="P14" draw:layer="layout" svg:width="3.152cm" svg:height="1.675cm" svg:x="9.914cm" svg:y="10.115cm">
          <draw:text-box>
            <text:p text:style-name="P6">3 options</text:p>
          </draw:text-box>
        </draw:frame>
        <draw:frame draw:style-name="gr6" draw:text-style-name="P23" draw:layer="layout" svg:width="0.882cm" svg:height="0.963cm" svg:x="5.066cm" svg:y="10.115cm">
          <draw:text-box>
            <text:p>x</text:p>
          </draw:text-box>
        </draw:frame>
        <draw:frame draw:style-name="gr6" draw:text-style-name="P23" draw:layer="layout" svg:width="0.882cm" svg:height="0.963cm" svg:x="9.066cm" svg:y="10.116cm">
          <draw:text-box>
            <text:p>x</text:p>
          </draw:text-box>
        </draw:frame>
        <draw:frame draw:style-name="gr14" draw:text-style-name="P23" draw:layer="layout" svg:width="13.491cm" svg:height="2.744cm" svg:x="0.433cm" svg:y="12.328cm">
          <draw:text-box>
            <text:p>Pizza choices: <text:tab/><text:tab/><text:span text:style-name="T33">P(5, 3)</text:span> = <text:span text:style-name="T48">5 x 4 x 3 = 60</text:span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3. The rule of produc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3">Doing one thing </text:span><text:span text:style-name="T44">and</text:span><text:span text:style-name="T45"> another thing</text:span><text:span text:style-name="T43">:</text:span><text:span text:style-name="T46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33" draw:text-style-name="P5" draw:layer="layout" svg:width="19.791cm" svg:height="4.433cm" svg:x="1.264cm" svg:y="3.088cm">
          <draw:text-box>
            <text:p text:style-name="P2"><text:span text:style-name="T47">Example: You have to order food for a group event. There are 5 types of pizza to choose from, and 3 types of ice cream to choose from. Your guests only want 1 of each type of pizza. </text:span><text:span text:style-name="T47"><text:line-break/></text:span><text:span text:style-name="T47"/></text:p>
            <text:p text:style-name="P2"><text:span text:style-name="T47">How many ways can you select 3 pizzas AND 1 ice cream?</text:span></text:p>
            <text:p text:style-name="P2"><text:span text:style-name="T19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custom-shape draw:style-name="gr11" draw:text-style-name="P22" draw:layer="layout" svg:width="3.059cm" svg:height="0.638cm" svg:x="1.914cm" svg:y="9.233cm">
          <text:p text:style-name="P6"><text:span text:style-name="T14">Pizza Plate A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059cm" svg:height="0.638cm" svg:x="5.914cm" svg:y="9.233cm">
          <text:p text:style-name="P6"><text:span text:style-name="T14">Pizza Plate B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059cm" svg:height="0.638cm" svg:x="9.914cm" svg:y="9.233cm">
          <text:p text:style-name="P6"><text:span text:style-name="T14">Pizza Plate C</text:span></text:p>
          <draw:enhanced-geometry svg:viewBox="0 0 21600 21600" draw:type="rectangle" draw:enhanced-path="M 0 0 L 21600 0 21600 21600 0 21600 0 0 Z N"/>
        </draw:custom-shape>
        <draw:custom-shape draw:style-name="gr12" draw:text-style-name="P22" draw:layer="layout" svg:width="3.564cm" svg:height="0.638cm" svg:x="15.914cm" svg:y="9.233cm">
          <text:p text:style-name="P6"><text:span text:style-name="T14">Ice Cream Bowl</text:span></text:p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3.152cm" svg:height="1.675cm" svg:x="1.914cm" svg:y="10.114cm">
          <draw:text-box>
            <text:p text:style-name="P6">5 options</text:p>
          </draw:text-box>
        </draw:frame>
        <draw:frame draw:style-name="gr13" draw:text-style-name="P14" draw:layer="layout" svg:width="3.152cm" svg:height="1.675cm" svg:x="5.914cm" svg:y="10.115cm">
          <draw:text-box>
            <text:p text:style-name="P6">4 options</text:p>
          </draw:text-box>
        </draw:frame>
        <draw:frame draw:style-name="gr13" draw:text-style-name="P14" draw:layer="layout" svg:width="3.152cm" svg:height="1.675cm" svg:x="9.914cm" svg:y="10.115cm">
          <draw:text-box>
            <text:p text:style-name="P6">3 options</text:p>
          </draw:text-box>
        </draw:frame>
        <draw:frame draw:style-name="gr6" draw:text-style-name="P23" draw:layer="layout" svg:width="0.882cm" svg:height="0.963cm" svg:x="5.066cm" svg:y="10.115cm">
          <draw:text-box>
            <text:p>x</text:p>
          </draw:text-box>
        </draw:frame>
        <draw:frame draw:style-name="gr6" draw:text-style-name="P23" draw:layer="layout" svg:width="0.882cm" svg:height="0.963cm" svg:x="9.066cm" svg:y="10.116cm">
          <draw:text-box>
            <text:p>x</text:p>
          </draw:text-box>
        </draw:frame>
        <draw:frame draw:style-name="gr14" draw:text-style-name="P23" draw:layer="layout" svg:width="13.491cm" svg:height="2.744cm" svg:x="0.432cm" svg:y="12.328cm">
          <draw:text-box>
            <text:p>Pizza choices: <text:tab/><text:tab/><text:span text:style-name="T33">P(5, 3)</text:span> = <text:span text:style-name="T48">5 x 4 x 3 = 60</text:span></text:p>
            <text:p><text:span text:style-name="T49">Ice cream choices: </text:span><text:span text:style-name="T48"><text:tab/></text:span><text:span text:style-name="T50">P(3, 1)</text:span><text:span text:style-name="T48"> </text:span><text:span text:style-name="T51">=</text:span><text:span text:style-name="T48"> 3</text:span></text:p>
          </draw:text-box>
        </draw:frame>
        <draw:frame draw:style-name="gr13" draw:text-style-name="P14" draw:layer="layout" svg:width="3.152cm" svg:height="1.675cm" svg:x="16.314cm" svg:y="10.116cm">
          <draw:text-box>
            <text:p text:style-name="P6">3 op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3. The rule of produc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3">Doing one thing </text:span><text:span text:style-name="T44">and</text:span><text:span text:style-name="T45"> another thing</text:span><text:span text:style-name="T43">:</text:span><text:span text:style-name="T46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34" draw:text-style-name="P5" draw:layer="layout" svg:width="19.791cm" svg:height="4.433cm" svg:x="1.264cm" svg:y="3.088cm">
          <draw:text-box>
            <text:p text:style-name="P2"><text:span text:style-name="T47">Example: You have to order food for a group event. There are 5 types of pizza to choose from, and 3 types of ice cream to choose from. Your guests only want 1 of each type of pizza. </text:span><text:span text:style-name="T47"><text:line-break/></text:span><text:span text:style-name="T47"/></text:p>
            <text:p text:style-name="P2"><text:span text:style-name="T47">How many ways can you select 3 pizzas AND 1 ice cream?</text:span></text:p>
            <text:p text:style-name="P2"><text:span text:style-name="T19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custom-shape draw:style-name="gr11" draw:text-style-name="P22" draw:layer="layout" svg:width="3.059cm" svg:height="0.638cm" svg:x="1.914cm" svg:y="9.233cm">
          <text:p text:style-name="P6"><text:span text:style-name="T14">Pizza Plate A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059cm" svg:height="0.638cm" svg:x="5.914cm" svg:y="9.233cm">
          <text:p text:style-name="P6"><text:span text:style-name="T14">Pizza Plate B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059cm" svg:height="0.638cm" svg:x="9.914cm" svg:y="9.233cm">
          <text:p text:style-name="P6"><text:span text:style-name="T14">Pizza Plate C</text:span></text:p>
          <draw:enhanced-geometry svg:viewBox="0 0 21600 21600" draw:type="rectangle" draw:enhanced-path="M 0 0 L 21600 0 21600 21600 0 21600 0 0 Z N"/>
        </draw:custom-shape>
        <draw:custom-shape draw:style-name="gr12" draw:text-style-name="P22" draw:layer="layout" svg:width="3.564cm" svg:height="0.638cm" svg:x="15.914cm" svg:y="9.233cm">
          <text:p text:style-name="P6"><text:span text:style-name="T14">Ice Cream Bowl</text:span></text:p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3.152cm" svg:height="1.675cm" svg:x="1.914cm" svg:y="10.114cm">
          <draw:text-box>
            <text:p text:style-name="P6">5 options</text:p>
          </draw:text-box>
        </draw:frame>
        <draw:frame draw:style-name="gr13" draw:text-style-name="P14" draw:layer="layout" svg:width="3.152cm" svg:height="1.675cm" svg:x="5.914cm" svg:y="10.115cm">
          <draw:text-box>
            <text:p text:style-name="P6">4 options</text:p>
          </draw:text-box>
        </draw:frame>
        <draw:frame draw:style-name="gr13" draw:text-style-name="P14" draw:layer="layout" svg:width="3.152cm" svg:height="1.675cm" svg:x="9.914cm" svg:y="10.115cm">
          <draw:text-box>
            <text:p text:style-name="P6">3 options</text:p>
          </draw:text-box>
        </draw:frame>
        <draw:frame draw:style-name="gr6" draw:text-style-name="P23" draw:layer="layout" svg:width="0.882cm" svg:height="0.963cm" svg:x="5.066cm" svg:y="10.115cm">
          <draw:text-box>
            <text:p>x</text:p>
          </draw:text-box>
        </draw:frame>
        <draw:frame draw:style-name="gr6" draw:text-style-name="P23" draw:layer="layout" svg:width="0.882cm" svg:height="0.963cm" svg:x="9.066cm" svg:y="10.116cm">
          <draw:text-box>
            <text:p>x</text:p>
          </draw:text-box>
        </draw:frame>
        <draw:frame draw:style-name="gr15" draw:text-style-name="P23" draw:layer="layout" svg:width="20.753cm" svg:height="3.099cm" svg:x="0.432cm" svg:y="12.328cm">
          <draw:text-box>
            <text:p>Pizza choices: <text:tab/><text:tab/><text:span text:style-name="T33">P(5, 3)</text:span> = <text:span text:style-name="T48">5 x 4 x 3 = 60</text:span></text:p>
            <text:p><text:span text:style-name="T49">Ice cream choices: </text:span><text:span text:style-name="T48"><text:tab/></text:span><text:span text:style-name="T52">P(3, 1)</text:span><text:span text:style-name="T48"> </text:span><text:span text:style-name="T49">=</text:span><text:span text:style-name="T48"> 3</text:span></text:p>
            <text:p><text:span text:style-name="T49">Combinations of pizza AND ice cream: </text:span><text:span text:style-name="T48"><text:tab/></text:span><text:span text:style-name="T48">P(5, 3) + P(3, 1) = 60 x 3 = 180</text:span></text:p>
          </draw:text-box>
        </draw:frame>
        <draw:frame draw:style-name="gr13" draw:text-style-name="P14" draw:layer="layout" svg:width="3.152cm" svg:height="1.675cm" svg:x="16.314cm" svg:y="10.116cm">
          <draw:text-box>
            <text:p text:style-name="P6">3 op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7">Rule of Complem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4. The rule of complemen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3">Doing one thing </text:span><text:span text:style-name="T44">and</text:span><text:span text:style-name="T45"> another thing</text:span><text:span text:style-name="T43">:</text:span><text:span text:style-name="T46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35" draw:text-style-name="P5" draw:layer="layout" svg:width="19.791cm" svg:height="7.299cm" svg:x="1.264cm" svg:y="3.088cm">
          <draw:text-box>
            <text:p text:style-name="P2"><text:span text:style-name="T19">If there are </text:span><text:span text:style-name="T20">x</text:span><text:span text:style-name="T11"> objects and </text:span><text:span text:style-name="T20">y</text:span><text:span text:style-name="T11"> of those objects have a particular property, then the number of those objects that do </text:span><text:span text:style-name="T53">not</text:span><text:span text:style-name="T54"> have that particular property is </text:span><text:span text:style-name="T55">x – y</text:span><text:span text:style-name="T54">. In terms of sets, using </text:span><text:span text:style-name="T55">U</text:span><text:span text:style-name="T54"> for the universal set, we can write this as </text:span><text:span text:style-name="T55">n(A’) = n(U) – n(A)</text:span><text:span text:style-name="T54"> for all sets </text:span><text:span text:style-name="T55">A</text:span><text:span text:style-name="T54"> with elements from </text:span><text:span text:style-name="T55">U</text:span><text:span text:style-name="T54">.</text:span></text:p>
            <text:p text:style-name="P2"><text:span text:style-name="T19"/></text:p>
            <text:p text:style-name="P11"><text:span text:style-name="T22">From Discrete Math Mathematical Reasoning and Proofs with Puzzles, Patterns</text:span></text:p>
            <text:p text:style-name="P11"><text:span text:style-name="T22">and Games, by Ensley and Crawley, 5.2 page 390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4. The rule of complemen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3">Doing one thing </text:span><text:span text:style-name="T44">and</text:span><text:span text:style-name="T45"> another thing</text:span><text:span text:style-name="T43">:</text:span><text:span text:style-name="T46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36" draw:text-style-name="P5" draw:layer="layout" svg:width="19.791cm" svg:height="7.299cm" svg:x="1.264cm" svg:y="3.088cm">
          <draw:text-box>
            <text:p text:style-name="P2"><text:span text:style-name="T19">Essentially, if there are </text:span><text:span text:style-name="T56">n</text:span><text:span text:style-name="T57"> total options, and </text:span><text:span text:style-name="T56">x</text:span><text:span text:style-name="T57"> options have property-X, then </text:span><text:span text:style-name="T56">n – x</text:span><text:span text:style-name="T57"> options do NOT have property-X… 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4. The rule of complemen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3">Doing one thing </text:span><text:span text:style-name="T44">and</text:span><text:span text:style-name="T45"> another thing</text:span><text:span text:style-name="T43">:</text:span><text:span text:style-name="T46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37" draw:text-style-name="P5" draw:layer="layout" svg:width="19.791cm" svg:height="7.299cm" svg:x="1.264cm" svg:y="3.088cm">
          <draw:text-box>
            <text:p text:style-name="P2"><text:span text:style-name="T58">Example: A pet store sells red and green squeaky toys. If there are 10 total toys and 7 are red, how many are green?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4. The rule of complemen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3">Doing one thing </text:span><text:span text:style-name="T44">and</text:span><text:span text:style-name="T45"> another thing</text:span><text:span text:style-name="T43">:</text:span><text:span text:style-name="T46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38" draw:text-style-name="P5" draw:layer="layout" svg:width="19.791cm" svg:height="11.32cm" svg:x="1.264cm" svg:y="3.088cm">
          <draw:text-box>
            <text:p text:style-name="P2"><text:span text:style-name="T58">Example: A pet store sells red and green squeaky toys. If there are 10 total toys and 7 are red, how many are green?</text:span></text:p>
            <text:p text:style-name="P2"><text:span text:style-name="T58"/></text:p>
            <text:p text:style-name="P6"><text:span text:style-name="T32">10 total = 7 red + x green</text:span></text:p>
            <text:p text:style-name="P6"><text:span text:style-name="T32"/></text:p>
            <text:p text:style-name="P6"><text:span text:style-name="T32">10 – 7 = x</text:span></text:p>
            <text:p text:style-name="P6"><text:span text:style-name="T32"/></text:p>
            <text:p text:style-name="P6"><text:span text:style-name="T32">x = 3</text:span></text:p>
            <text:p text:style-name="P6"><text:span text:style-name="T32"/></text:p>
            <text:p text:style-name="P6"><text:span text:style-name="T32">3 total green toys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4. The rule of complemen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3">Doing one thing </text:span><text:span text:style-name="T44">and</text:span><text:span text:style-name="T45"> another thing</text:span><text:span text:style-name="T43">:</text:span><text:span text:style-name="T46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39" draw:text-style-name="P5" draw:layer="layout" svg:width="19.791cm" svg:height="7.849cm" svg:x="1.264cm" svg:y="3.088cm">
          <draw:text-box>
            <text:p text:style-name="P2"><text:span text:style-name="T59">Example: How many ways are there to re-arrange the letters in the word “RAT”?</text:span></text:p>
            <text:p text:style-name="P2"><text:span text:style-name="T59"/></text:p>
            <text:list text:style-name="L1">
              <text:list-item>
                <text:p text:style-name="P2"><text:span text:style-name="T59">How many ways and in “T”? </text:span></text:p>
              </text:list-item>
              <text:list-item>
                <text:p text:style-name="P2"><text:span text:style-name="T59">How many ways DON’T end in “T”?</text:span></text:p>
              </text:list-item>
            </text:list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16" draw:text-style-name="P25" draw:layer="layout" svg:width="1.628cm" svg:height="2.152cm" svg:x="7.165cm" svg:y="11.296cm">
          <draw:text-box>
            <text:p text:style-name="P24"><text:span text:style-name="T60">R</text:span></text:p>
          </draw:text-box>
        </draw:frame>
        <draw:frame draw:style-name="gr16" draw:text-style-name="P27" draw:layer="layout" svg:width="1.384cm" svg:height="2.152cm" svg:x="10.156cm" svg:y="11.418cm">
          <draw:text-box>
            <text:p text:style-name="P26"><text:span text:style-name="T61">A</text:span></text:p>
          </draw:text-box>
        </draw:frame>
        <draw:frame draw:style-name="gr16" draw:text-style-name="P29" draw:layer="layout" svg:width="1.487cm" svg:height="2.152cm" svg:x="13.106cm" svg:y="11.356cm">
          <draw:text-box>
            <text:p text:style-name="P28"><text:span text:style-name="T62">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4. The rule of complemen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3">Doing one thing </text:span><text:span text:style-name="T44">and</text:span><text:span text:style-name="T45"> another thing</text:span><text:span text:style-name="T43">:</text:span><text:span text:style-name="T46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40" draw:text-style-name="P5" draw:layer="layout" svg:width="19.791cm" svg:height="7.849cm" svg:x="1.264cm" svg:y="3.088cm">
          <draw:text-box>
            <text:p text:style-name="P2"><text:span text:style-name="T59">Example: How many ways are there to re-arrange the letters in the word “RAT”?</text:span></text:p>
            <text:p text:style-name="P2"><text:span text:style-name="T59"/></text:p>
            <text:list text:style-name="L1">
              <text:list-item>
                <text:p text:style-name="P2"><text:span text:style-name="T59">How many ways and in “T”? </text:span></text:p>
              </text:list-item>
              <text:list-item>
                <text:p text:style-name="P2"><text:span text:style-name="T59">How many ways DON’T end in “T”?</text:span></text:p>
              </text:list-item>
            </text:list>
            <text:p text:style-name="P2"><text:span text:style-name="T59"/></text:p>
            <text:p text:style-name="P2"><text:span text:style-name="T59">For the first letter, we will have 3 options…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16" draw:text-style-name="P25" draw:layer="layout" svg:width="1.628cm" svg:height="2.152cm" svg:x="6.453cm" svg:y="13.027cm">
          <draw:text-box>
            <text:p text:style-name="P24"><text:span text:style-name="T60">R</text:span></text:p>
          </draw:text-box>
        </draw:frame>
        <draw:frame draw:style-name="gr16" draw:text-style-name="P27" draw:layer="layout" svg:width="1.384cm" svg:height="2.152cm" svg:x="8.344cm" svg:y="12.72cm">
          <draw:text-box>
            <text:p text:style-name="P26"><text:span text:style-name="T61">A</text:span></text:p>
          </draw:text-box>
        </draw:frame>
        <draw:frame draw:style-name="gr16" draw:text-style-name="P29" draw:layer="layout" svg:width="1.487cm" svg:height="2.152cm" svg:x="7.509cm" svg:y="11.702cm">
          <draw:text-box>
            <text:p text:style-name="P28"><text:span text:style-name="T62">T</text:span></text:p>
          </draw:text-box>
        </draw:frame>
        <draw:custom-shape draw:style-name="gr11" draw:text-style-name="P22" draw:layer="layout" svg:width="3.059cm" svg:height="0.638cm" svg:x="6.534cm" svg:y="10.923cm">
          <text:p text:style-name="P6"><text:span text:style-name="T14">Letter 1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059cm" svg:height="0.638cm" svg:x="10.534cm" svg:y="10.923cm">
          <text:p text:style-name="P6"><text:span text:style-name="T14">Letter 2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059cm" svg:height="0.638cm" svg:x="14.534cm" svg:y="10.923cm">
          <text:p text:style-name="P6"><text:span text:style-name="T14">Letter 3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4. The rule of complemen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3">Doing one thing </text:span><text:span text:style-name="T44">and</text:span><text:span text:style-name="T45"> another thing</text:span><text:span text:style-name="T43">:</text:span><text:span text:style-name="T46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41" draw:text-style-name="P5" draw:layer="layout" svg:width="19.791cm" svg:height="7.849cm" svg:x="1.264cm" svg:y="3.088cm">
          <draw:text-box>
            <text:p text:style-name="P2"><text:span text:style-name="T59">Example: How many ways are there to re-arrange the letters in the word “RAT”?</text:span></text:p>
            <text:p text:style-name="P2"><text:span text:style-name="T59"/></text:p>
            <text:list text:style-name="L1">
              <text:list-item>
                <text:p text:style-name="P2"><text:span text:style-name="T59">How many ways and in “T”? </text:span></text:p>
              </text:list-item>
              <text:list-item>
                <text:p text:style-name="P2"><text:span text:style-name="T59">How many ways DON’T end in “T”?</text:span></text:p>
              </text:list-item>
            </text:list>
            <text:p text:style-name="P2"><text:span text:style-name="T59"/></text:p>
            <text:p text:style-name="P2"><text:span text:style-name="T59">For the second letter, there will be two options…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16" draw:text-style-name="P25" draw:layer="layout" svg:width="1.628cm" svg:height="2.152cm" svg:x="10.564cm" svg:y="13.088cm">
          <draw:text-box>
            <text:p text:style-name="P24"><text:span text:style-name="T60">R</text:span></text:p>
          </draw:text-box>
        </draw:frame>
        <draw:frame draw:style-name="gr16" draw:text-style-name="P27" draw:layer="layout" svg:width="1.384cm" svg:height="2.152cm" svg:x="7.285cm" svg:y="8.955cm">
          <draw:text-box>
            <text:p text:style-name="P26"><text:span text:style-name="T61">A</text:span></text:p>
          </draw:text-box>
        </draw:frame>
        <draw:frame draw:style-name="gr16" draw:text-style-name="P29" draw:layer="layout" svg:width="1.487cm" svg:height="2.152cm" svg:x="11.62cm" svg:y="11.763cm">
          <draw:text-box>
            <text:p text:style-name="P28"><text:span text:style-name="T62">T</text:span></text:p>
          </draw:text-box>
        </draw:frame>
        <draw:custom-shape draw:style-name="gr11" draw:text-style-name="P22" draw:layer="layout" svg:width="3.059cm" svg:height="0.638cm" svg:x="6.534cm" svg:y="10.923cm">
          <text:p text:style-name="P6"><text:span text:style-name="T14">Letter 1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059cm" svg:height="0.638cm" svg:x="10.534cm" svg:y="10.923cm">
          <text:p text:style-name="P6"><text:span text:style-name="T14">Letter 2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059cm" svg:height="0.638cm" svg:x="14.534cm" svg:y="10.923cm">
          <text:p text:style-name="P6"><text:span text:style-name="T14">Letter 3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4. The rule of complemen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3">Doing one thing </text:span><text:span text:style-name="T44">and</text:span><text:span text:style-name="T45"> another thing</text:span><text:span text:style-name="T43">:</text:span><text:span text:style-name="T46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42" draw:text-style-name="P5" draw:layer="layout" svg:width="19.791cm" svg:height="7.849cm" svg:x="1.264cm" svg:y="3.088cm">
          <draw:text-box>
            <text:p text:style-name="P2"><text:span text:style-name="T59">Example: How many ways are there to re-arrange the letters in the word “RAT”?</text:span></text:p>
            <text:p text:style-name="P2"><text:span text:style-name="T59"/></text:p>
            <text:list text:style-name="L1">
              <text:list-item>
                <text:p text:style-name="P2"><text:span text:style-name="T59">How many ways and in “T”? </text:span></text:p>
              </text:list-item>
              <text:list-item>
                <text:p text:style-name="P2"><text:span text:style-name="T59">How many ways DON’T end in “T”?</text:span></text:p>
              </text:list-item>
            </text:list>
            <text:p text:style-name="P2"><text:span text:style-name="T59"/></text:p>
            <text:p text:style-name="P2"><text:span text:style-name="T59">For the third letter, there will be one option…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16" draw:text-style-name="P25" draw:layer="layout" svg:width="1.628cm" svg:height="2.152cm" svg:x="15.347cm" svg:y="12.213cm">
          <draw:text-box>
            <text:p text:style-name="P24"><text:span text:style-name="T60">R</text:span></text:p>
          </draw:text-box>
        </draw:frame>
        <draw:frame draw:style-name="gr16" draw:text-style-name="P27" draw:layer="layout" svg:width="1.384cm" svg:height="2.152cm" svg:x="7.285cm" svg:y="8.955cm">
          <draw:text-box>
            <text:p text:style-name="P26"><text:span text:style-name="T61">A</text:span></text:p>
          </draw:text-box>
        </draw:frame>
        <draw:frame draw:style-name="gr16" draw:text-style-name="P29" draw:layer="layout" svg:width="1.487cm" svg:height="2.152cm" svg:x="11.375cm" svg:y="8.995cm">
          <draw:text-box>
            <text:p text:style-name="P28"><text:span text:style-name="T62">T</text:span></text:p>
          </draw:text-box>
        </draw:frame>
        <draw:custom-shape draw:style-name="gr11" draw:text-style-name="P22" draw:layer="layout" svg:width="3.059cm" svg:height="0.638cm" svg:x="6.534cm" svg:y="10.923cm">
          <text:p text:style-name="P6"><text:span text:style-name="T14">Letter 1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059cm" svg:height="0.638cm" svg:x="10.534cm" svg:y="10.923cm">
          <text:p text:style-name="P6"><text:span text:style-name="T14">Letter 2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059cm" svg:height="0.638cm" svg:x="14.534cm" svg:y="10.923cm">
          <text:p text:style-name="P6"><text:span text:style-name="T14">Letter 3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4. The rule of complemen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3">Doing one thing </text:span><text:span text:style-name="T44">and</text:span><text:span text:style-name="T45"> another thing</text:span><text:span text:style-name="T43">:</text:span><text:span text:style-name="T46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43" draw:text-style-name="P5" draw:layer="layout" svg:width="19.791cm" svg:height="7.849cm" svg:x="1.264cm" svg:y="3.088cm">
          <draw:text-box>
            <text:p text:style-name="P2"><text:span text:style-name="T59">Example: How many ways are there to re-arrange the letters in the word “RAT”?</text:span></text:p>
            <text:p text:style-name="P2"><text:span text:style-name="T59"/></text:p>
            <text:list text:style-name="L1">
              <text:list-item>
                <text:p text:style-name="P2"><text:span text:style-name="T59">How many ways and in “T”? </text:span></text:p>
              </text:list-item>
              <text:list-item>
                <text:p text:style-name="P2"><text:span text:style-name="T59">How many ways DON’T end in “T”?</text:span></text:p>
              </text:list-item>
            </text:list>
            <text:p text:style-name="P2"><text:span text:style-name="T59"/></text:p>
            <text:p text:style-name="P2"><text:span text:style-name="T59">For the third letter, there will be one option…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16" draw:text-style-name="P25" draw:layer="layout" svg:width="1.628cm" svg:height="2.152cm" svg:x="15.184cm" svg:y="9.038cm">
          <draw:text-box>
            <text:p text:style-name="P24"><text:span text:style-name="T60">R</text:span></text:p>
          </draw:text-box>
        </draw:frame>
        <draw:frame draw:style-name="gr16" draw:text-style-name="P27" draw:layer="layout" svg:width="1.384cm" svg:height="2.152cm" svg:x="7.285cm" svg:y="8.955cm">
          <draw:text-box>
            <text:p text:style-name="P26"><text:span text:style-name="T61">A</text:span></text:p>
          </draw:text-box>
        </draw:frame>
        <draw:frame draw:style-name="gr16" draw:text-style-name="P29" draw:layer="layout" svg:width="1.487cm" svg:height="2.152cm" svg:x="11.375cm" svg:y="8.995cm">
          <draw:text-box>
            <text:p text:style-name="P28"><text:span text:style-name="T62">T</text:span></text:p>
          </draw:text-box>
        </draw:frame>
        <draw:custom-shape draw:style-name="gr11" draw:text-style-name="P22" draw:layer="layout" svg:width="3.059cm" svg:height="0.638cm" svg:x="6.534cm" svg:y="10.923cm">
          <text:p text:style-name="P6"><text:span text:style-name="T14">Letter </text:span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059cm" svg:height="0.638cm" svg:x="10.534cm" svg:y="10.923cm">
          <text:p text:style-name="P6"><text:span text:style-name="T14">Letter 2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059cm" svg:height="0.638cm" svg:x="14.534cm" svg:y="10.923cm">
          <text:p text:style-name="P6"><text:span text:style-name="T14">Letter 3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4. The rule of complemen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3">Doing one thing </text:span><text:span text:style-name="T44">and</text:span><text:span text:style-name="T45"> another thing</text:span><text:span text:style-name="T43">:</text:span><text:span text:style-name="T46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44" draw:text-style-name="P5" draw:layer="layout" svg:width="19.791cm" svg:height="7.849cm" svg:x="1.264cm" svg:y="3.088cm">
          <draw:text-box>
            <text:p text:style-name="P2"><text:span text:style-name="T59">Example: How many ways are there to re-arrange the letters in the word “RAT”? </text:span><text:span text:style-name="T59"><text:tab/></text:span><text:span text:style-name="T63">6</text:span></text:p>
            <text:p text:style-name="P2"><text:span text:style-name="T59"/></text:p>
            <text:list text:style-name="L1">
              <text:list-item>
                <text:p text:style-name="P2"><text:span text:style-name="T59">How many ways and in “T”? </text:span></text:p>
              </text:list-item>
              <text:list-item>
                <text:p text:style-name="P2"><text:span text:style-name="T59">How many ways DON’T end in “T”?</text:span></text:p>
              </text:list-item>
            </text:list>
            <text:p text:style-name="P2"><text:span text:style-name="T59"/></text:p>
            <text:p text:style-name="P2"><text:span text:style-name="T59">For the third letter, there will be one option…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16" draw:text-style-name="P25" draw:layer="layout" svg:width="1.628cm" svg:height="2.152cm" svg:x="15.184cm" svg:y="9.038cm">
          <draw:text-box>
            <text:p text:style-name="P24"><text:span text:style-name="T60">R</text:span></text:p>
          </draw:text-box>
        </draw:frame>
        <draw:frame draw:style-name="gr16" draw:text-style-name="P27" draw:layer="layout" svg:width="1.384cm" svg:height="2.152cm" svg:x="7.285cm" svg:y="8.955cm">
          <draw:text-box>
            <text:p text:style-name="P26"><text:span text:style-name="T61">A</text:span></text:p>
          </draw:text-box>
        </draw:frame>
        <draw:frame draw:style-name="gr16" draw:text-style-name="P29" draw:layer="layout" svg:width="1.487cm" svg:height="2.152cm" svg:x="11.375cm" svg:y="8.995cm">
          <draw:text-box>
            <text:p text:style-name="P28"><text:span text:style-name="T62">T</text:span></text:p>
          </draw:text-box>
        </draw:frame>
        <draw:custom-shape draw:style-name="gr11" draw:text-style-name="P22" draw:layer="layout" svg:width="3.059cm" svg:height="0.638cm" svg:x="6.534cm" svg:y="10.923cm">
          <text:p text:style-name="P6"><text:span text:style-name="T14">Letter 1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059cm" svg:height="0.638cm" svg:x="10.534cm" svg:y="10.923cm">
          <text:p text:style-name="P6"><text:span text:style-name="T14">Letter 2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059cm" svg:height="0.638cm" svg:x="14.534cm" svg:y="10.923cm">
          <text:p text:style-name="P6"><text:span text:style-name="T14">Letter 3</text:span></text:p>
          <draw:enhanced-geometry svg:viewBox="0 0 21600 21600" draw:type="rectangle" draw:enhanced-path="M 0 0 L 21600 0 21600 21600 0 21600 0 0 Z N"/>
        </draw:custom-shape>
        <draw:frame draw:style-name="gr13" draw:text-style-name="P31" draw:layer="layout" svg:width="13.31cm" svg:height="1.675cm" svg:x="5.576cm" svg:y="11.906cm">
          <draw:text-box>
            <text:p text:style-name="P30"><text:span text:style-name="T48">3 x 2 x 1 = 6 ways to re-arrange the letter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4. The rule of complemen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3">Doing one thing </text:span><text:span text:style-name="T44">and</text:span><text:span text:style-name="T45"> another thing</text:span><text:span text:style-name="T43">:</text:span><text:span text:style-name="T46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45" draw:text-style-name="P5" draw:layer="layout" svg:width="19.791cm" svg:height="7.849cm" svg:x="1.264cm" svg:y="3.088cm">
          <draw:text-box>
            <text:p text:style-name="P2"><text:span text:style-name="T59">Example: How many ways are there to re-arrange the letters in the word “RAT”? </text:span><text:span text:style-name="T59"><text:tab/></text:span><text:span text:style-name="T63">6</text:span></text:p>
            <text:p text:style-name="P2"><text:span text:style-name="T59"/></text:p>
            <text:list text:style-name="L1">
              <text:list-item>
                <text:p text:style-name="P2"><text:span text:style-name="T59">How many ways and in “T”? </text:span></text:p>
              </text:list-item>
              <text:list-item>
                <text:p text:style-name="P2"><text:span text:style-name="T59">How many ways DON’T end in “T”?</text:span></text:p>
              </text:list-item>
            </text:list>
            <text:p text:style-name="P2"><text:span text:style-name="T59"/></text:p>
            <text:p text:style-name="P2"><text:span text:style-name="T59">How many ways end in “T”?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17" draw:text-style-name="P33" draw:layer="layout" svg:width="8.752cm" svg:height="2.387cm" svg:x="12.334cm" svg:y="7.979cm">
          <draw:text-box>
            <text:p text:style-name="P32"><text:span text:style-name="T33">1. </text:span><text:span text:style-name="T33"><text:tab/></text:span><text:span text:style-name="T33">RAT</text:span><text:span text:style-name="T33"><text:tab/></text:span><text:span text:style-name="T33"><text:tab/></text:span><text:span text:style-name="T33">4. ATR</text:span></text:p>
            <text:p text:style-name="P32"><text:span text:style-name="T33">2. </text:span><text:span text:style-name="T33"><text:tab/></text:span><text:span text:style-name="T33">RTA</text:span><text:span text:style-name="T33"><text:tab/></text:span><text:span text:style-name="T33"><text:tab/></text:span><text:span text:style-name="T33">5. TAR</text:span></text:p>
            <text:p text:style-name="P32"><text:span text:style-name="T33">3.</text:span><text:span text:style-name="T33"><text:tab/></text:span><text:span text:style-name="T33">ART</text:span><text:span text:style-name="T33"><text:tab/></text:span><text:span text:style-name="T33"><text:tab/></text:span><text:span text:style-name="T33">6. TR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4. The rule of complemen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3">Doing one thing </text:span><text:span text:style-name="T44">and</text:span><text:span text:style-name="T45"> another thing</text:span><text:span text:style-name="T43">:</text:span><text:span text:style-name="T46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46" draw:text-style-name="P5" draw:layer="layout" svg:width="19.791cm" svg:height="8.721cm" svg:x="1.264cm" svg:y="3.088cm">
          <draw:text-box>
            <text:p text:style-name="P2"><text:span text:style-name="T59">Example: How many ways are there to re-arrange the letters in the word “RAT”? </text:span><text:span text:style-name="T59"><text:tab/></text:span><text:span text:style-name="T63">6</text:span></text:p>
            <text:p text:style-name="P2"><text:span text:style-name="T59"/></text:p>
            <text:list text:style-name="L1">
              <text:list-item>
                <text:p text:style-name="P2"><text:span text:style-name="T59">How many ways and in “T”?</text:span><text:span text:style-name="T59"><text:tab/></text:span><text:span text:style-name="T63">2</text:span><text:span text:style-name="T59"> </text:span></text:p>
              </text:list-item>
              <text:list-item>
                <text:p text:style-name="P2"><text:span text:style-name="T59">How many ways DON’T end in “T”?</text:span></text:p>
              </text:list-item>
            </text:list>
            <text:p text:style-name="P2"><text:span text:style-name="T59"/></text:p>
            <text:p text:style-name="P2"><text:span text:style-name="T59">How many ways end in “T”?</text:span></text:p>
            <text:p text:style-name="P2"><text:span text:style-name="T63">There are 2.</text:span></text:p>
            <text:p text:style-name="P2"><text:span text:style-name="T59"/></text:p>
            <text:p text:style-name="P2"><text:span text:style-name="T59">asdf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17" draw:text-style-name="P33" draw:layer="layout" svg:width="8.752cm" svg:height="2.387cm" svg:x="12.334cm" svg:y="7.979cm">
          <draw:text-box>
            <text:p text:style-name="P32"><text:span text:style-name="T33">1. </text:span><text:span text:style-name="T33"><text:tab/></text:span><text:span text:style-name="T33">RAT</text:span><text:span text:style-name="T33"><text:tab/></text:span><text:span text:style-name="T33"><text:tab/></text:span><text:span text:style-name="T33">4. ATR</text:span></text:p>
            <text:p text:style-name="P32"><text:span text:style-name="T33">2. </text:span><text:span text:style-name="T33"><text:tab/></text:span><text:span text:style-name="T33">RTA</text:span><text:span text:style-name="T33"><text:tab/></text:span><text:span text:style-name="T33"><text:tab/></text:span><text:span text:style-name="T33">5. TAR</text:span></text:p>
            <text:p text:style-name="P32"><text:span text:style-name="T33">3.</text:span><text:span text:style-name="T33"><text:tab/></text:span><text:span text:style-name="T33">ART</text:span><text:span text:style-name="T33"><text:tab/></text:span><text:span text:style-name="T33"><text:tab/></text:span><text:span text:style-name="T33">6. TRA</text:span></text:p>
          </draw:text-box>
        </draw:frame>
        <draw:custom-shape draw:style-name="gr18" draw:text-style-name="P34" draw:layer="layout" svg:width="2.076cm" svg:height="0.896cm" svg:x="13.432cm" svg:y="7.9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.076cm" svg:height="0.896cm" svg:x="13.432cm" svg:y="9.45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4. The rule of complemen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3">Doing one thing </text:span><text:span text:style-name="T44">and</text:span><text:span text:style-name="T45"> another thing</text:span><text:span text:style-name="T43">:</text:span><text:span text:style-name="T46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47" draw:text-style-name="P5" draw:layer="layout" svg:width="19.791cm" svg:height="7.849cm" svg:x="1.264cm" svg:y="3.088cm">
          <draw:text-box>
            <text:p text:style-name="P2"><text:span text:style-name="T59">Example: How many ways are there to re-arrange the letters in the word “RAT”? </text:span><text:span text:style-name="T59"><text:tab/></text:span><text:span text:style-name="T63">6</text:span></text:p>
            <text:p text:style-name="P2"><text:span text:style-name="T59"/></text:p>
            <text:list text:style-name="L1">
              <text:list-item>
                <text:p text:style-name="P2"><text:span text:style-name="T59">How many ways and in “T”?</text:span><text:span text:style-name="T59"><text:tab/></text:span><text:span text:style-name="T63">2</text:span><text:span text:style-name="T59"> </text:span></text:p>
              </text:list-item>
              <text:list-item>
                <text:p text:style-name="P2"><text:span text:style-name="T59">How many ways DON’T end in “T”?</text:span></text:p>
              </text:list-item>
            </text:list>
            <text:p text:style-name="P2"><text:span text:style-name="T59"/></text:p>
            <text:p text:style-name="P2"><text:span text:style-name="T59">How many ways DON’T </text:span></text:p>
            <text:p text:style-name="P2"><text:span text:style-name="T59">end in “T”? We can use the</text:span></text:p>
            <text:p text:style-name="P2"><text:span text:style-name="T59">Rule of complements…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17" draw:text-style-name="P33" draw:layer="layout" svg:width="8.752cm" svg:height="2.387cm" svg:x="12.334cm" svg:y="7.979cm">
          <draw:text-box>
            <text:p text:style-name="P32"><text:span text:style-name="T33">1. </text:span><text:span text:style-name="T33"><text:tab/></text:span><text:span text:style-name="T33">RAT</text:span><text:span text:style-name="T33"><text:tab/></text:span><text:span text:style-name="T33"><text:tab/></text:span><text:span text:style-name="T33">4. ATR</text:span></text:p>
            <text:p text:style-name="P32"><text:span text:style-name="T33">2. </text:span><text:span text:style-name="T33"><text:tab/></text:span><text:span text:style-name="T33">RTA</text:span><text:span text:style-name="T33"><text:tab/></text:span><text:span text:style-name="T33"><text:tab/></text:span><text:span text:style-name="T33">5. TAR</text:span></text:p>
            <text:p text:style-name="P32"><text:span text:style-name="T33">3.</text:span><text:span text:style-name="T33"><text:tab/></text:span><text:span text:style-name="T33">ART</text:span><text:span text:style-name="T33"><text:tab/></text:span><text:span text:style-name="T33"><text:tab/></text:span><text:span text:style-name="T33">6. TRA</text:span></text:p>
          </draw:text-box>
        </draw:frame>
        <draw:custom-shape draw:style-name="gr18" draw:text-style-name="P34" draw:layer="layout" svg:width="2.076cm" svg:height="0.896cm" svg:x="13.432cm" svg:y="7.9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.076cm" svg:height="0.896cm" svg:x="13.432cm" svg:y="9.45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4. </text:span><text:span text:style-name="T6">T</text:span><text:span text:style-name="T6">h</text:span><text:span text:style-name="T6">e </text:span><text:span text:style-name="T6">r</text:span><text:span text:style-name="T6">ul</text:span><text:span text:style-name="T6">e </text:span><text:span text:style-name="T6">of </text:span><text:span text:style-name="T6">co</text:span><text:span text:style-name="T6">m</text:span><text:span text:style-name="T6">pl</text:span><text:span text:style-name="T6">e</text:span><text:span text:style-name="T6">m</text:span><text:span text:style-name="T6">en</text:span><text:span text:style-name="T6">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3">Doing one thing </text:span><text:span text:style-name="T44">and</text:span><text:span text:style-name="T45"> another thing</text:span><text:span text:style-name="T43">:</text:span><text:span text:style-name="T46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48" draw:text-style-name="P5" draw:layer="layout" svg:width="19.791cm" svg:height="9.593cm" svg:x="1.264cm" svg:y="3.088cm">
          <draw:text-box>
            <text:p text:style-name="P2"><text:span text:style-name="T59">Example: How </text:span><text:span text:style-name="T59">many ways are </text:span><text:span text:style-name="T59">there to re-</text:span><text:span text:style-name="T59">arrange the </text:span><text:span text:style-name="T59">letters in the </text:span><text:span text:style-name="T59">word “RAT”? </text:span><text:span text:style-name="T59"><text:tab/></text:span><text:span text:style-name="T63">6</text:span></text:p>
            <text:p text:style-name="P2"><text:span text:style-name="T59"/></text:p>
            <text:list text:style-name="L1">
              <text:list-item>
                <text:p text:style-name="P2"><text:span text:style-name="T59">How many </text:span><text:span text:style-name="T59">ways and in </text:span><text:span text:style-name="T59">“T”?</text:span><text:span text:style-name="T59"><text:tab/></text:span><text:span text:style-name="T63">2</text:span><text:span text:style-name="T59"> </text:span></text:p>
              </text:list-item>
              <text:list-item>
                <text:p text:style-name="P2"><text:span text:style-name="T59">How many </text:span><text:span text:style-name="T59">ways DON’T </text:span><text:span text:style-name="T59">end in “T”?</text:span></text:p>
              </text:list-item>
            </text:list>
            <text:p text:style-name="P2"><text:span text:style-name="T59"/></text:p>
            <text:p text:style-name="P2"><text:span text:style-name="T59">How many </text:span><text:span text:style-name="T59">ways DON’T </text:span></text:p>
            <text:p text:style-name="P2"><text:span text:style-name="T59">end in “T”? We </text:span><text:span text:style-name="T59">can use the</text:span></text:p>
            <text:p text:style-name="P2"><text:span text:style-name="T59">Rule of </text:span><text:span text:style-name="T59">complements</text:span><text:span text:style-name="T59">…</text:span></text:p>
            <text:p text:style-name="P2"><text:span text:style-name="T59"/></text:p>
            <text:p text:style-name="P6"><text:span text:style-name="T63">TotalArrange</text:span><text:span text:style-name="T63">ments </text:span><text:span text:style-name="T63"><text:tab/></text:span><text:span text:style-name="T63">= </text:span><text:span text:style-name="T63">EndsWithT </text:span><text:span text:style-name="T63"><text:tab/></text:span><text:span text:style-name="T63">+ </text:span><text:span text:style-name="T63">DoesntEndWi</text:span><text:span text:style-name="T63">thT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17" draw:text-style-name="P33" draw:layer="layout" svg:width="8.752cm" svg:height="2.387cm" svg:x="12.334cm" svg:y="7.979cm">
          <draw:text-box>
            <text:p text:style-name="P32"><text:span text:style-name="T33">1. </text:span><text:span text:style-name="T33"><text:tab/></text:span><text:span text:style-name="T33">RAT</text:span><text:span text:style-name="T33"><text:tab/></text:span><text:span text:style-name="T33"><text:tab/></text:span><text:span text:style-name="T33">4. ATR</text:span></text:p>
            <text:p text:style-name="P32"><text:span text:style-name="T33">2. </text:span><text:span text:style-name="T33"><text:tab/></text:span><text:span text:style-name="T33">RTA</text:span><text:span text:style-name="T33"><text:tab/></text:span><text:span text:style-name="T33"><text:tab/></text:span><text:span text:style-name="T33">5. TAR</text:span></text:p>
            <text:p text:style-name="P32"><text:span text:style-name="T33">3.</text:span><text:span text:style-name="T33"><text:tab/></text:span><text:span text:style-name="T33">ART</text:span><text:span text:style-name="T33"><text:tab/></text:span><text:span text:style-name="T33"><text:tab/></text:span><text:span text:style-name="T33">6. TRA</text:span></text:p>
          </draw:text-box>
        </draw:frame>
        <draw:custom-shape draw:style-name="gr18" draw:text-style-name="P34" draw:layer="layout" svg:width="2.076cm" svg:height="0.896cm" svg:x="13.432cm" svg:y="7.9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.076cm" svg:height="0.896cm" svg:x="13.432cm" svg:y="9.45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4. The rule of complemen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3">Doing one thing </text:span><text:span text:style-name="T44">and</text:span><text:span text:style-name="T45"> another thing</text:span><text:span text:style-name="T43">:</text:span><text:span text:style-name="T46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49" draw:text-style-name="P5" draw:layer="layout" svg:width="19.791cm" svg:height="12.209cm" svg:x="1.264cm" svg:y="3.088cm">
          <draw:text-box>
            <text:p text:style-name="P2"><text:span text:style-name="T59">Example: How many ways are there to re-arrange the letters in the word “RAT”? </text:span><text:span text:style-name="T59"><text:tab/></text:span><text:span text:style-name="T63">6</text:span></text:p>
            <text:p text:style-name="P2"><text:span text:style-name="T59"/></text:p>
            <text:list text:style-name="L1">
              <text:list-item>
                <text:p text:style-name="P2"><text:span text:style-name="T59">How many ways and in “T”?</text:span><text:span text:style-name="T59"><text:tab/></text:span><text:span text:style-name="T63">2</text:span><text:span text:style-name="T59"> </text:span></text:p>
              </text:list-item>
              <text:list-item>
                <text:p text:style-name="P2"><text:span text:style-name="T59">How many ways DON’T end in “T”?</text:span></text:p>
              </text:list-item>
            </text:list>
            <text:p text:style-name="P2"><text:span text:style-name="T59"/></text:p>
            <text:p text:style-name="P2"><text:span text:style-name="T59">How many ways DON’T </text:span></text:p>
            <text:p text:style-name="P2"><text:span text:style-name="T59">end in “T”? We can use the</text:span></text:p>
            <text:p text:style-name="P2"><text:span text:style-name="T59">Rule of complements…</text:span></text:p>
            <text:p text:style-name="P2"><text:span text:style-name="T59"/></text:p>
            <text:p text:style-name="P6"><text:span text:style-name="T63">TotalArrangements </text:span><text:span text:style-name="T63"><text:tab/></text:span><text:span text:style-name="T63">= EndsWithT </text:span><text:span text:style-name="T63"><text:tab/></text:span><text:span text:style-name="T63">+ DoesntEndWithT</text:span></text:p>
            <text:p text:style-name="P2"><text:span text:style-name="T63"><text:tab/></text:span><text:span text:style-name="T63"><text:tab/></text:span><text:span text:style-name="T63">6 </text:span><text:span text:style-name="T63"><text:tab/></text:span><text:span text:style-name="T63"><text:tab/></text:span><text:span text:style-name="T63"><text:tab/></text:span><text:span text:style-name="T63"><text:tab/></text:span><text:span text:style-name="T63">= </text:span><text:span text:style-name="T63"><text:tab/></text:span><text:span text:style-name="T63"><text:tab/></text:span><text:span text:style-name="T63">2 </text:span><text:span text:style-name="T63"><text:tab/></text:span><text:span text:style-name="T63"><text:tab/></text:span><text:span text:style-name="T63">+</text:span><text:span text:style-name="T63"><text:tab/></text:span><text:span text:style-name="T63"><text:tab/></text:span><text:span text:style-name="T63"> x</text:span></text:p>
            <text:p text:style-name="P2"><text:span text:style-name="T63"><text:tab/></text:span><text:span text:style-name="T63"><text:tab/></text:span><text:span text:style-name="T63">6 – 2 = x</text:span></text:p>
            <text:p text:style-name="P2"><text:span text:style-name="T63"><text:tab/></text:span><text:span text:style-name="T63"><text:tab/></text:span><text:span text:style-name="T63">x = 4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51</text:page-count></text:span><text:span text:style-name="T12">)</text:span></text:p>
          </draw:text-box>
        </draw:frame>
        <draw:frame draw:style-name="gr17" draw:text-style-name="P33" draw:layer="layout" svg:width="8.752cm" svg:height="2.387cm" svg:x="12.334cm" svg:y="7.979cm">
          <draw:text-box>
            <text:p text:style-name="P32"><text:span text:style-name="T33">1. </text:span><text:span text:style-name="T33"><text:tab/></text:span><text:span text:style-name="T33">RAT</text:span><text:span text:style-name="T33"><text:tab/></text:span><text:span text:style-name="T33"><text:tab/></text:span><text:span text:style-name="T33">4. ATR</text:span></text:p>
            <text:p text:style-name="P32"><text:span text:style-name="T33">2. </text:span><text:span text:style-name="T33"><text:tab/></text:span><text:span text:style-name="T33">RTA</text:span><text:span text:style-name="T33"><text:tab/></text:span><text:span text:style-name="T33"><text:tab/></text:span><text:span text:style-name="T33">5. TAR</text:span></text:p>
            <text:p text:style-name="P32"><text:span text:style-name="T33">3.</text:span><text:span text:style-name="T33"><text:tab/></text:span><text:span text:style-name="T33">ART</text:span><text:span text:style-name="T33"><text:tab/></text:span><text:span text:style-name="T33"><text:tab/></text:span><text:span text:style-name="T33">6. TRA</text:span></text:p>
          </draw:text-box>
        </draw:frame>
        <draw:custom-shape draw:style-name="gr18" draw:text-style-name="P34" draw:layer="layout" svg:width="2.076cm" svg:height="0.896cm" svg:x="13.432cm" svg:y="7.9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.076cm" svg:height="0.896cm" svg:x="13.432cm" svg:y="9.45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 text:style-name="P2"><text:span text:style-name="T6">Conclusion</text:span></text:p>
          </draw:text-box>
        </draw:frame>
        <draw:frame presentation:style-name="pr50" draw:text-style-name="P5" draw:layer="layout" svg:width="25.599cm" svg:height="11.793cm" svg:x="1.263cm" svg:y="3.087cm">
          <draw:text-box>
            <text:p text:style-name="P2"><text:span text:style-name="T64">These principles will be used all through Chapter 5, as well as in some form in Chapter 6 once we’re figuring probability.</text:span></text:p>
            <text:p text:style-name="P2"><text:span text:style-name="T3"/></text:p>
            <text:p text:style-name="P2"><text:span text:style-name="T64">Make sure to pay attention to when a problem asks for “this </text:span><text:span text:style-name="T65">and</text:span><text:span text:style-name="T66"> that”, or “this </text:span><text:span text:style-name="T65">or</text:span><text:span text:style-name="T66"> that”, as that will tip you off on which rule to u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7" draw:display-name="Bitmap 7" xlink:href="Pictures/1000020100000500000002D0229702A03F5FBFD6.png" xlink:type="simple" xlink:show="embed" xlink:actuate="onLoad"/>
    <draw:fill-image draw:name="Bitmap_20_8" draw:display-name="Bitmap 8" xlink:href="Pictures/1000020100000500000002D0C620E741E09E4EA7.png" xlink:type="simple" xlink:show="embed" xlink:actuate="onLoad"/>
    <draw:fill-image draw:name="Bitmap_20_9" draw:display-name="Bitmap 9" xlink:href="Pictures/1000020100000500000002D060C19ABA5FD7FEED.png" xlink:type="simple" xlink:show="embed" xlink:actuate="onLoad"/>
    <draw:fill-image draw:name="background" xlink:href="Pictures/1000020100000500000002D0E540013573895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8-01-18T13:15:11.829134179</dc:date>
    <meta:editing-duration>P1DT8H58M9S</meta:editing-duration>
    <meta:editing-cycles>1295</meta:editing-cycles>
    <meta:generator>LibreOffice/5.1.6.2$Linux_X86_64 LibreOffice_project/10m0$Build-2</meta:generator>
    <meta:document-statistic meta:object-count="727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10/content.xml><?xml version="1.0" encoding="utf-8"?>
<math xmlns="http://www.w3.org/1998/Math/MathML" display="block">
  <semantics>
    <mrow>
      <mrow>
        <mrow/>
        <mo stretchy="false">=</mo>
        <mfrac>
          <mrow>
            <mn>5</mn>
            <mi>!</mi>
          </mrow>
          <mrow>
            <mrow>
              <mo fence="true" stretchy="false">(</mo>
              <mrow>
                <mrow>
                  <mn>5</mn>
                  <mo stretchy="false">−</mo>
                  <mn>5</mn>
                </mrow>
              </mrow>
              <mo fence="true" stretchy="false">)</mo>
            </mrow>
            <mi>!</mi>
          </mrow>
        </mfrac>
        <mo stretchy="false">=</mo>
        <mfrac>
          <mrow>
            <mn>5</mn>
            <mi>!</mi>
          </mrow>
          <mrow>
            <mn>0</mn>
            <mi>!</mi>
          </mrow>
        </mfrac>
        <mo stretchy="false">=</mo>
        <mn>5</mn>
      </mrow>
      <mi>!</mi>
    </mrow>
    <annotation encoding="StarMath 5.0">{} = {5!} over {(5-5)!} = { 5! } over { 0! } = 5! </annotation>
  </semantics>
</math>
</file>

<file path=Object 11/content.xml><?xml version="1.0" encoding="utf-8"?>
<math xmlns="http://www.w3.org/1998/Math/MathML" display="block">
  <semantics>
    <mrow>
      <mrow/>
      <mo stretchy="false">=</mo>
      <mrow>
        <mn>5</mn>
        <mo stretchy="false">⋅</mo>
        <mn>4</mn>
        <mo stretchy="false">⋅</mo>
        <mn>3</mn>
        <mo stretchy="false">⋅</mo>
        <mn>2</mn>
        <mo stretchy="false">⋅</mo>
        <mn>1</mn>
      </mrow>
      <mo stretchy="false">=</mo>
      <mn>120</mn>
    </mrow>
    <annotation encoding="StarMath 5.0">{} = 5 cdot 4 cdot 3 cdot 2 cdot 1 = 120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n>5,</mn>
            <mn>5</mn>
          </mrow>
        </mrow>
        <mo fence="true" stretchy="false">)</mo>
      </mrow>
    </mrow>
    <annotation encoding="StarMath 5.0">P( n,r ) = P (5, 5 )</annotation>
  </semantics>
</math>
</file>